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Replacements/Object 31" manifest:media-type="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styles.xml" manifest:media-type="text/xml"/>
  <manifest:file-entry manifest:full-path="Object 30/content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34/content.xml" manifest:media-type="text/xml"/>
  <manifest:file-entry manifest:full-path="Object 34/meta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Pictures/100000000000000800000008B2AA4E6A4F6D2D73.png" manifest:media-type="image/png"/>
  <manifest:file-entry manifest:full-path="Object 25/Pictures/10000000000002000000020065BEFE37CCD98E2F.jpg" manifest:media-type="image/jpeg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/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USER-TEXT" table:style-name="ta1">
        <table:shapes>
          <draw:frame draw:z-index="0" draw:style-name="gr1" draw:text-style-name="P1" svg:width="16.01cm" svg:height="8.999cm" svg:x="13.689cm" svg:y="0.619cm">
            <draw:object draw:notify-on-update-of-ranges="'USER-TEXT'.A2:'USER-TEXT'.A21 'USER-TEXT'.B1:'USER-TEXT'.B1 'USER-TEXT'.B2:'USER-TEXT'.B21 'USER-TEXT'.C1:'USER-TEXT'.C1 'USER-TEXT'.C2:'USER-TEXT'.C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01cm" svg:height="8.999cm" svg:x="13.689cm" svg:y="11.004cm">
            <draw:object draw:notify-on-update-of-ranges="'USER-TEXT'.B24:'USER-TEXT'.B24 'USER-TEXT'.B25:'USER-TEXT'.B44 'USER-TEXT'.C24:'USER-TEXT'.C24 'USER-TEXT'.C25:'USER-TEXT'.C44 'USER-TEXT'.D24:'USER-TEXT'.D24 'USER-TEXT'.D25:'USER-TEXT'.D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6"/>
        <table:table-column table:style-name="co1" table:number-columns-repeated="6" table:default-cell-style-name="ce28"/>
        <table:table-column table:style-name="co1" table:number-columns-repeated="9" table:default-cell-style-name="Default"/>
        <table:table-row table:style-name="ro1">
          <table:table-cell table:style-name="ce24" office:value-type="string" calcext:value-type="string">
            <text:p>Min Tweets</text:p>
          </table:table-cell>
          <table:table-cell table:style-name="ce25" office:value-type="string" calcext:value-type="string">
            <text:p>Tweets</text:p>
          </table:table-cell>
          <table:table-cell table:style-name="ce27" office:value-type="string" calcext:value-type="string">
            <text:p>Users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 table:number-columns-spanned="7" table:number-rows-spanned="1">
            <text:p>Tweet and User Counts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038" calcext:value-type="float">
            <text:p>44,038</text:p>
          </table:table-cell>
          <table:table-cell office:value-type="float" office:value="5760" calcext:value-type="float">
            <text:p>5,76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04" calcext:value-type="float">
            <text:p>39,204</text:p>
          </table:table-cell>
          <table:table-cell office:value-type="float" office:value="3343" calcext:value-type="float">
            <text:p>3,343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08" calcext:value-type="float">
            <text:p>36,408</text:p>
          </table:table-cell>
          <table:table-cell office:value-type="float" office:value="2411" calcext:value-type="float">
            <text:p>2,41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40" calcext:value-type="float">
            <text:p>34,040</text:p>
          </table:table-cell>
          <table:table-cell office:value-type="float" office:value="1819" calcext:value-type="float">
            <text:p>1,81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090" calcext:value-type="float">
            <text:p>32,090</text:p>
          </table:table-cell>
          <table:table-cell office:value-type="float" office:value="1429" calcext:value-type="float">
            <text:p>1,42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506" calcext:value-type="float">
            <text:p>30,506</text:p>
          </table:table-cell>
          <table:table-cell office:value-type="float" office:value="1165" calcext:value-type="float">
            <text:p>1,16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057" calcext:value-type="float">
            <text:p>29,057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01" calcext:value-type="float">
            <text:p>28,001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110" calcext:value-type="float">
            <text:p>27,11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310" calcext:value-type="float">
            <text:p>26,31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463" calcext:value-type="float">
            <text:p>25,463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91" calcext:value-type="float">
            <text:p>24,791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06" calcext:value-type="float">
            <text:p>24,206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34" calcext:value-type="float">
            <text:p>23,534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994" calcext:value-type="float">
            <text:p>22,994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18" calcext:value-type="float">
            <text:p>22,418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942" calcext:value-type="float">
            <text:p>21,942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492" calcext:value-type="float">
            <text:p>21,492</text:p>
          </table:table-cell>
          <table:table-cell table:style-name="Default" office:value-type="float" office:value="296" calcext:value-type="float">
            <text:p>29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79" calcext:value-type="float">
            <text:p>20,97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4" office:value-type="string" calcext:value-type="string">
            <text:p>Green</text:p>
          </table:table-cell>
          <table:table-cell table:style-name="ce24" office:value-type="string" calcext:value-type="string">
            <text:p>Denier</text:p>
          </table:table-cell>
          <table:table-cell table:style-name="ce24" office:value-type="string" calcext:value-type="string">
            <text:p>Grn%</text:p>
          </table:table-cell>
          <table:table-cell table:style-name="ce25" office:value-type="string" calcext:value-type="string">
            <text:p>Dnr%</text:p>
          </table:table-cell>
          <table:table-cell table:style-name="ce24" office:value-type="string" calcext:value-type="string" table:number-columns-spanned="7" table:number-rows-spanned="1">
            <text:p>Green and Denier Accounts per “follow the leader”</text:p>
          </table:table-cell>
          <table:covered-table-cell table:style-name="ce24"/>
          <table:covered-table-cell table:style-name="ce29"/>
          <table:covered-table-cell table:style-name="ce30"/>
          <table:covered-table-cell table:number-columns-repeated="3" table:style-name="ce31"/>
          <table:table-cell table:style-name="ce6" table:number-columns-repeated="3"/>
          <table:table-cell table:style-name="ce24"/>
          <table:table-cell table:style-name="ce6"/>
        </table:table-row>
        <table:table-row table:style-name="ro1">
          <table:table-cell table:number-columns-repeated="2"/>
          <table:table-cell table:style-name="ce28"/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float" office:value="5337" calcext:value-type="float">
            <text:p>5,337</text:p>
          </table:table-cell>
          <table:table-cell table:style-name="ce26" office:value-type="float" office:value="423" calcext:value-type="float">
            <text:p>423</text:p>
          </table:table-cell>
          <table:table-cell table:formula="of:=[.C26]/[.B26]" office:value-type="percentage" office:value="0.9265625" calcext:value-type="percentage">
            <text:p>92.66%</text:p>
          </table:table-cell>
          <table:table-cell table:formula="of:=[.D26]/[.B26]" office:value-type="percentage" office:value="0.0734375" calcext:value-type="percentage">
            <text:p>7.34%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float" office:value="3124" calcext:value-type="float">
            <text:p>3,124</text:p>
          </table:table-cell>
          <table:table-cell table:style-name="ce26" office:value-type="float" office:value="219" calcext:value-type="float">
            <text:p>219</text:p>
          </table:table-cell>
          <table:table-cell table:formula="of:=[.C27]/[.B27]" office:value-type="percentage" office:value="0.934489979060724" calcext:value-type="percentage">
            <text:p>93.45%</text:p>
          </table:table-cell>
          <table:table-cell table:formula="of:=[.D27]/[.B27]" office:value-type="percentage" office:value="0.0655100209392761" calcext:value-type="percentage">
            <text:p>6.55%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float" office:value="2254" calcext:value-type="float">
            <text:p>2,254</text:p>
          </table:table-cell>
          <table:table-cell table:style-name="ce26" office:value-type="float" office:value="157" calcext:value-type="float">
            <text:p>157</text:p>
          </table:table-cell>
          <table:table-cell table:formula="of:=[.C28]/[.B28]" office:value-type="percentage" office:value="0.93488179178764" calcext:value-type="percentage">
            <text:p>93.49%</text:p>
          </table:table-cell>
          <table:table-cell table:formula="of:=[.D28]/[.B28]" office:value-type="percentage" office:value="0.06511820821236" calcext:value-type="percentage">
            <text:p>6.51%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float" office:value="1706" calcext:value-type="float">
            <text:p>1,706</text:p>
          </table:table-cell>
          <table:table-cell table:style-name="ce26" office:value-type="float" office:value="113" calcext:value-type="float">
            <text:p>113</text:p>
          </table:table-cell>
          <table:table-cell table:formula="of:=[.C29]/[.B29]" office:value-type="percentage" office:value="0.937877954920286" calcext:value-type="percentage">
            <text:p>93.79%</text:p>
          </table:table-cell>
          <table:table-cell table:formula="of:=[.D29]/[.B29]" office:value-type="percentage" office:value="0.0621220450797141" calcext:value-type="percentage">
            <text:p>6.21%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float" office:value="1342" calcext:value-type="float">
            <text:p>1,342</text:p>
          </table:table-cell>
          <table:table-cell table:style-name="ce26" office:value-type="float" office:value="87" calcext:value-type="float">
            <text:p>87</text:p>
          </table:table-cell>
          <table:table-cell table:formula="of:=[.C30]/[.B30]" office:value-type="percentage" office:value="0.939118264520644" calcext:value-type="percentage">
            <text:p>93.91%</text:p>
          </table:table-cell>
          <table:table-cell table:formula="of:=[.D30]/[.B30]" office:value-type="percentage" office:value="0.0608817354793562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float" office:value="1094" calcext:value-type="float">
            <text:p>1,094</text:p>
          </table:table-cell>
          <table:table-cell table:style-name="ce26" office:value-type="float" office:value="71" calcext:value-type="float">
            <text:p>71</text:p>
          </table:table-cell>
          <table:table-cell table:formula="of:=[.C31]/[.B31]" office:value-type="percentage" office:value="0.939055793991416" calcext:value-type="percentage">
            <text:p>93.91%</text:p>
          </table:table-cell>
          <table:table-cell table:formula="of:=[.D31]/[.B31]" office:value-type="percentage" office:value="0.0609442060085837" calcext:value-type="percentage">
            <text:p>6.09%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902" calcext:value-type="float">
            <text:p>902</text:p>
          </table:table-cell>
          <table:table-cell table:style-name="ce26" office:value-type="float" office:value="56" calcext:value-type="float">
            <text:p>56</text:p>
          </table:table-cell>
          <table:table-cell table:formula="of:=[.C32]/[.B32]" office:value-type="percentage" office:value="0.941544885177453" calcext:value-type="percentage">
            <text:p>94.15%</text:p>
          </table:table-cell>
          <table:table-cell table:formula="of:=[.D32]/[.B32]" office:value-type="percentage" office:value="0.058455114822547" calcext:value-type="percentage">
            <text:p>5.85%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float" office:value="778" calcext:value-type="float">
            <text:p>778</text:p>
          </table:table-cell>
          <table:table-cell table:style-name="ce26" office:value-type="float" office:value="48" calcext:value-type="float">
            <text:p>48</text:p>
          </table:table-cell>
          <table:table-cell table:formula="of:=[.C33]/[.B33]" office:value-type="percentage" office:value="0.941888619854722" calcext:value-type="percentage">
            <text:p>94.19%</text:p>
          </table:table-cell>
          <table:table-cell table:formula="of:=[.D33]/[.B33]" office:value-type="percentage" office:value="0.0581113801452785" calcext:value-type="percentage">
            <text:p>5.81%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float" office:value="687" calcext:value-type="float">
            <text:p>687</text:p>
          </table:table-cell>
          <table:table-cell table:style-name="ce26" office:value-type="float" office:value="40" calcext:value-type="float">
            <text:p>40</text:p>
          </table:table-cell>
          <table:table-cell table:formula="of:=[.C34]/[.B34]" office:value-type="percentage" office:value="0.944979367262723" calcext:value-type="percentage">
            <text:p>94.50%</text:p>
          </table:table-cell>
          <table:table-cell table:formula="of:=[.D34]/[.B34]" office:value-type="percentage" office:value="0.0550206327372765" calcext:value-type="percentage">
            <text:p>5.50%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table:style-name="ce26" office:value-type="float" office:value="34" calcext:value-type="float">
            <text:p>34</text:p>
          </table:table-cell>
          <table:table-cell table:formula="of:=[.C35]/[.B35]" office:value-type="percentage" office:value="0.947449768160742" calcext:value-type="percentage">
            <text:p>94.74%</text:p>
          </table:table-cell>
          <table:table-cell table:formula="of:=[.D35]/[.B35]" office:value-type="percentage" office:value="0.0525502318392581" calcext:value-type="percentage">
            <text:p>5.26%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float" office:value="539" calcext:value-type="float">
            <text:p>539</text:p>
          </table:table-cell>
          <table:table-cell table:style-name="ce26" office:value-type="float" office:value="31" calcext:value-type="float">
            <text:p>31</text:p>
          </table:table-cell>
          <table:table-cell table:formula="of:=[.C36]/[.B36]" office:value-type="percentage" office:value="0.945614035087719" calcext:value-type="percentage">
            <text:p>94.56%</text:p>
          </table:table-cell>
          <table:table-cell table:formula="of:=[.D36]/[.B36]" office:value-type="percentage" office:value="0.054385964912280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float" office:value="488" calcext:value-type="float">
            <text:p>488</text:p>
          </table:table-cell>
          <table:table-cell table:style-name="ce26" office:value-type="float" office:value="26" calcext:value-type="float">
            <text:p>26</text:p>
          </table:table-cell>
          <table:table-cell table:formula="of:=[.C37]/[.B37]" office:value-type="percentage" office:value="0.949416342412451" calcext:value-type="percentage">
            <text:p>94.94%</text:p>
          </table:table-cell>
          <table:table-cell table:formula="of:=[.D37]/[.B37]" office:value-type="percentage" office:value="0.0505836575875486" calcext:value-type="percentage">
            <text:p>5.06%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formula="of:=[.C38]/[.B38]" office:value-type="percentage" office:value="0.946695095948827" calcext:value-type="percentage">
            <text:p>94.67%</text:p>
          </table:table-cell>
          <table:table-cell table:formula="of:=[.D38]/[.B38]" office:value-type="percentage" office:value="0.0533049040511727" calcext:value-type="percentage">
            <text:p>5.33%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table:style-name="ce26" office:value-type="float" office:value="23" calcext:value-type="float">
            <text:p>23</text:p>
          </table:table-cell>
          <table:table-cell table:formula="of:=[.C39]/[.B39]" office:value-type="percentage" office:value="0.945368171021378" calcext:value-type="percentage">
            <text:p>94.54%</text:p>
          </table:table-cell>
          <table:table-cell table:formula="of:=[.D39]/[.B39]" office:value-type="percentage" office:value="0.0546318289786223" calcext:value-type="percentage">
            <text:p>5.46%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table:style-name="ce26" office:value-type="float" office:value="20" calcext:value-type="float">
            <text:p>20</text:p>
          </table:table-cell>
          <table:table-cell table:formula="of:=[.C40]/[.B40]" office:value-type="percentage" office:value="0.948051948051948" calcext:value-type="percentage">
            <text:p>94.81%</text:p>
          </table:table-cell>
          <table:table-cell table:formula="of:=[.D40]/[.B40]" office:value-type="percentage" office:value="0.051948051948052" calcext:value-type="percentage">
            <text:p>5.19%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float" office:value="330" calcext:value-type="float">
            <text:p>330</text:p>
          </table:table-cell>
          <table:table-cell table:style-name="ce26" office:value-type="float" office:value="19" calcext:value-type="float">
            <text:p>19</text:p>
          </table:table-cell>
          <table:table-cell table:formula="of:=[.C41]/[.B41]" office:value-type="percentage" office:value="0.945558739255014" calcext:value-type="percentage">
            <text:p>94.56%</text:p>
          </table:table-cell>
          <table:table-cell table:formula="of:=[.D41]/[.B41]" office:value-type="percentage" office:value="0.0544412607449857" calcext:value-type="percentage">
            <text:p>5.44%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02" calcext:value-type="float">
            <text:p>302</text:p>
          </table:table-cell>
          <table:table-cell table:style-name="ce26" office:value-type="float" office:value="19" calcext:value-type="float">
            <text:p>19</text:p>
          </table:table-cell>
          <table:table-cell table:formula="of:=[.C42]/[.B42]" office:value-type="percentage" office:value="0.940809968847352" calcext:value-type="percentage">
            <text:p>94.08%</text:p>
          </table:table-cell>
          <table:table-cell table:formula="of:=[.D42]/[.B42]" office:value-type="percentage" office:value="0.059190031152648" calcext:value-type="percentage">
            <text:p>5.92%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float" office:value="278" calcext:value-type="float">
            <text:p>278</text:p>
          </table:table-cell>
          <table:table-cell table:style-name="ce26" office:value-type="float" office:value="18" calcext:value-type="float">
            <text:p>18</text:p>
          </table:table-cell>
          <table:table-cell table:formula="of:=[.C43]/[.B43]" office:value-type="percentage" office:value="0.939189189189189" calcext:value-type="percentage">
            <text:p>93.92%</text:p>
          </table:table-cell>
          <table:table-cell table:formula="of:=[.D43]/[.B43]" office:value-type="percentage" office:value="0.0608108108108108" calcext:value-type="percentage">
            <text:p>6.08%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table:style-name="ce26" office:value-type="float" office:value="15" calcext:value-type="float">
            <text:p>15</text:p>
          </table:table-cell>
          <table:table-cell table:formula="of:=[.C44]/[.B44]" office:value-type="percentage" office:value="0.944237918215613" calcext:value-type="percentage">
            <text:p>94.42%</text:p>
          </table:table-cell>
          <table:table-cell table:formula="of:=[.D44]/[.B44]" office:value-type="percentage" office:value="0.0557620817843866" calcext:value-type="percentage">
            <text:p>5.58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28"/>
          <table:table-cell table:number-columns-repeated="5"/>
          <table:table-cell table:style-name="Default"/>
          <table:table-cell table:number-columns-repeated="9"/>
        </table:table-row>
      </table:table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0.438cm" svg:y="21.918cm">
            <draw:object draw:notify-on-update-of-ranges="CAUSE.A48:CAUSE.A67 CAUSE.B47:CAUSE.B47 CAUSE.B48:CAUSE.B67 CAUSE.C47:CAUSE.C47 CAUSE.C48:CAUSE.C67 CAUSE.D47:CAUSE.D47 CAUSE.D48:CAUSE.D67 CAUSE.F47:CAUSE.F47 CAUSE.F48:CAUSE.F67 CAUSE.H47:CAUSE.H47 CAUSE.H48:CAUSE.H6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0.438cm" svg:y="31.918cm">
            <draw:object draw:notify-on-update-of-ranges="CAUSE.A71:CAUSE.A90 CAUSE.B70:CAUSE.B70 CAUSE.B71:CAUSE.B90 CAUSE.C70:CAUSE.C70 CAUSE.C71:CAUSE.C90 CAUSE.D70:CAUSE.D70 CAUSE.D71:CAUSE.D90 CAUSE.F70:CAUSE.F70 CAUSE.F71:CAUSE.F90 CAUSE.H70:CAUSE.H70 CAUSE.H71:CAUSE.H9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15.999cm" svg:height="8.999cm" svg:x="20.438cm" svg:y="84.483cm">
            <draw:object draw:notify-on-update-of-ranges="CAUSE.A186:CAUSE.A205 CAUSE.B185:CAUSE.B185 CAUSE.B186:CAUSE.B205 CAUSE.F185:CAUSE.F185 CAUSE.F186:CAUSE.F205 CAUSE.H185:CAUSE.H185 CAUSE.H186:CAUSE.H205 CAUSE.I185:CAUSE.I185 CAUSE.I186:CAUSE.I20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5.999cm" svg:height="8.999cm" svg:x="20.438cm" svg:y="94.904cm">
            <draw:object draw:notify-on-update-of-ranges="CAUSE.A209:CAUSE.A228 CAUSE.B208:CAUSE.B208 CAUSE.B209:CAUSE.B228 CAUSE.F208:CAUSE.F208 CAUSE.F209:CAUSE.F228 CAUSE.H208:CAUSE.H208 CAUSE.H209:CAUSE.H228 CAUSE.I208:CAUSE.I208 CAUSE.I209:CAUSE.I22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5.999cm" svg:height="8.999cm" svg:x="20.438cm" svg:y="63.556cm">
            <draw:object draw:notify-on-update-of-ranges="CAUSE.A140:CAUSE.A159 CAUSE.B139:CAUSE.B139 CAUSE.B140:CAUSE.B159 CAUSE.C139:CAUSE.C139 CAUSE.C140:CAUSE.C159 CAUSE.D139:CAUSE.D139 CAUSE.D140:CAUSE.D159 CAUSE.E139:CAUSE.E139 CAUSE.E140:CAUSE.E159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5.999cm" svg:height="8.999cm" svg:x="20.438cm" svg:y="73.977cm">
            <draw:object draw:notify-on-update-of-ranges="CAUSE.A163:CAUSE.A182 CAUSE.B162:CAUSE.B162 CAUSE.B163:CAUSE.B182 CAUSE.C162:CAUSE.C162 CAUSE.C163:CAUSE.C182 CAUSE.D162:CAUSE.D162 CAUSE.D163:CAUSE.D182 CAUSE.E162:CAUSE.E162 CAUSE.E163:CAUSE.E18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15.999cm" svg:height="8.999cm" svg:x="20.438cm" svg:y="42.815cm">
            <draw:object draw:notify-on-update-of-ranges="CAUSE.A94:CAUSE.A113 CAUSE.B93:CAUSE.B93 CAUSE.B94:CAUSE.B113 CAUSE.C93:CAUSE.C93 CAUSE.C94:CAUSE.C113 CAUSE.E93:CAUSE.E93 CAUSE.E94:CAUSE.E113 CAUSE.F93:CAUSE.F93 CAUSE.F94:CAUSE.F113 CAUSE.I93:CAUSE.I93 CAUSE.I94:CAUSE.I11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15.999cm" svg:height="8.999cm" svg:x="20.438cm" svg:y="53.236cm">
            <draw:object draw:notify-on-update-of-ranges="CAUSE.A117:CAUSE.A136 CAUSE.B116:CAUSE.B116 CAUSE.B117:CAUSE.B136 CAUSE.C116:CAUSE.C116 CAUSE.C117:CAUSE.C136 CAUSE.E116:CAUSE.E116 CAUSE.E117:CAUSE.E136 CAUSE.F116:CAUSE.F116 CAUSE.F117:CAUSE.F136 CAUSE.I116:CAUSE.I116 CAUSE.I117:CAUSE.I13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office:value-type="percentage" office:value="0.018229166666667" calcext:value-type="percentage">
            <text:p>1.82%</text:p>
          </table:table-cell>
          <table:table-cell table:style-name="ce28" office:value-type="percentage" office:value="0.017013888888889" calcext:value-type="percentage">
            <text:p>1.70%</text:p>
          </table:table-cell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office:value-type="percentage" office:value="0.02482799880347" calcext:value-type="percentage">
            <text:p>2.48%</text:p>
          </table:table-cell>
          <table:table-cell table:style-name="ce28" office:value-type="percentage" office:value="0.023930601256357" calcext:value-type="percentage">
            <text:p>2.39%</text:p>
          </table:table-cell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office:value-type="percentage" office:value="0.029448361675653" calcext:value-type="percentage">
            <text:p>2.94%</text:p>
          </table:table-cell>
          <table:table-cell table:style-name="ce28" office:value-type="percentage" office:value="0.028618830360846" calcext:value-type="percentage">
            <text:p>2.86%</text:p>
          </table:table-cell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office:value-type="percentage" office:value="0.037383177570094" calcext:value-type="percentage">
            <text:p>3.74%</text:p>
          </table:table-cell>
          <table:table-cell table:style-name="ce28" office:value-type="percentage" office:value="0.036283672347444" calcext:value-type="percentage">
            <text:p>3.63%</text:p>
          </table:table-cell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41287613715885" calcext:value-type="percentage">
            <text:p>4.13%</text:p>
          </table:table-cell>
          <table:table-cell table:style-name="ce28" office:value-type="percentage" office:value="0.039888033589923" calcext:value-type="percentage">
            <text:p>3.99%</text:p>
          </table:table-cell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office:value-type="percentage" office:value="0.047210300429185" calcext:value-type="percentage">
            <text:p>4.72%</text:p>
          </table:table-cell>
          <table:table-cell table:style-name="ce28" office:value-type="percentage" office:value="0.04549356223176" calcext:value-type="percentage">
            <text:p>4.55%</text:p>
          </table:table-cell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office:value-type="percentage" office:value="0.049060542797495" calcext:value-type="percentage">
            <text:p>4.91%</text:p>
          </table:table-cell>
          <table:table-cell table:style-name="ce28" office:value-type="percentage" office:value="0.046972860125261" calcext:value-type="percentage">
            <text:p>4.70%</text:p>
          </table:table-cell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53268765133172" calcext:value-type="percentage">
            <text:p>5.33%</text:p>
          </table:table-cell>
          <table:table-cell table:style-name="ce28" office:value-type="percentage" office:value="0.050847457627119" calcext:value-type="percentage">
            <text:p>5.08%</text:p>
          </table:table-cell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5777166437414" calcext:value-type="percentage">
            <text:p>5.78%</text:p>
          </table:table-cell>
          <table:table-cell table:style-name="ce28" office:value-type="percentage" office:value="0.055020632737277" calcext:value-type="percentage">
            <text:p>5.50%</text:p>
          </table:table-cell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61823802163833" calcext:value-type="percentage">
            <text:p>6.18%</text:p>
          </table:table-cell>
          <table:table-cell table:style-name="ce28" office:value-type="percentage" office:value="0.058732612055642" calcext:value-type="percentage">
            <text:p>5.87%</text:p>
          </table:table-cell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office:value-type="percentage" office:value="0.066666666666667" calcext:value-type="percentage">
            <text:p>6.67%</text:p>
          </table:table-cell>
          <table:table-cell table:style-name="ce28" office:value-type="percentage" office:value="0.063157894736842" calcext:value-type="percentage">
            <text:p>6.32%</text:p>
          </table:table-cell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office:value-type="percentage" office:value="0.068093385214008" calcext:value-type="percentage">
            <text:p>6.81%</text:p>
          </table:table-cell>
          <table:table-cell table:style-name="ce28" office:value-type="percentage" office:value="0.06420233463035" calcext:value-type="percentage">
            <text:p>6.42%</text:p>
          </table:table-cell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office:value-type="percentage" office:value="0.072494669509595" calcext:value-type="percentage">
            <text:p>7.25%</text:p>
          </table:table-cell>
          <table:table-cell table:style-name="ce28" office:value-type="percentage" office:value="0.068230277185501" calcext:value-type="percentage">
            <text:p>6.82%</text:p>
          </table:table-cell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office:value-type="percentage" office:value="0.078384798099763" calcext:value-type="percentage">
            <text:p>7.84%</text:p>
          </table:table-cell>
          <table:table-cell table:number-columns-repeated="2"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80519480519481" calcext:value-type="percentage">
            <text:p>8.05%</text:p>
          </table:table-cell>
          <table:table-cell table:style-name="ce28" office:value-type="percentage" office:value="0.075324675324675" calcext:value-type="percentage">
            <text:p>7.53%</text:p>
          </table:table-cell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88825214899714" calcext:value-type="percentage">
            <text:p>8.88%</text:p>
          </table:table-cell>
          <table:table-cell table:style-name="ce28" office:value-type="percentage" office:value="0.083094555873926" calcext:value-type="percentage">
            <text:p>8.31%</text:p>
          </table:table-cell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office:value-type="percentage" office:value="0.090342679127726" calcext:value-type="percentage">
            <text:p>9.03%</text:p>
          </table:table-cell>
          <table:table-cell table:style-name="ce28" office:value-type="percentage" office:value="0.08411214953271" calcext:value-type="percentage">
            <text:p>8.41%</text:p>
          </table:table-cell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.077702702702703" calcext:value-type="percentage">
            <text:p>7.77%</text:p>
          </table:table-cell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.078066914498141" calcext:value-type="percentage">
            <text:p>7.81%</text:p>
          </table:table-cell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number-columns-repeated="2" table:style-name="ce28" office:value-type="percentage" office:value="0.013541666666667" calcext:value-type="percentage">
            <text:p>1.35%</text:p>
          </table:table-cell>
          <table:table-cell table:style-name="ce28" office:value-type="percentage" office:value="0.013368055555556" calcext:value-type="percentage">
            <text:p>1.34%</text:p>
          </table:table-cell>
          <table:table-cell table:style-name="ce28" office:value-type="percentage" office:value="0.000173611111111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number-columns-repeated="3" table:style-name="ce28" office:value-type="percentage" office:value="0.01944361352079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number-columns-repeated="3" table:style-name="ce28" office:value-type="percentage" office:value="0.0232268768146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number-columns-repeated="3" table:style-name="ce28" office:value-type="percentage" office:value="0.026388125343595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number-columns-repeated="3" table:style-name="ce28" office:value-type="percentage" office:value="0.029391182645207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number-columns-repeated="3" table:style-name="ce28" office:value-type="percentage" office:value="0.032618025751073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number-columns-repeated="3" table:style-name="ce28" office:value-type="percentage" office:value="0.03862212943632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number-columns-repeated="3" table:style-name="ce28" office:value-type="percentage" office:value="0.035108958837772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3" table:style-name="ce28" office:value-type="percentage" office:value="0.038514442916094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3" table:style-name="ce28" office:value-type="percentage" office:value="0.0370942812983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3" table:style-name="ce28" office:value-type="percentage" office:value="0.040350877192983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number-columns-repeated="3" table:style-name="ce28" office:value-type="percentage" office:value="0.042801556420234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3" table:style-name="ce28" office:value-type="percentage" office:value="0.040511727078891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3" table:style-name="ce28" office:value-type="percentage" office:value="0.042755344418052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3" table:style-name="ce28" office:value-type="percentage" office:value="0.044155844155844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3" table:style-name="ce28" office:value-type="percentage" office:value="0.04297994269341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3" table:style-name="ce28" office:value-type="percentage" office:value="0.04672897196261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number-columns-repeated="3" table:style-name="ce28" office:value-type="percentage" office:value="0.047297297297297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number-columns-repeated="3" table:style-name="ce28" office:value-type="percentage" office:value="0.052044609665428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Green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/>
          <table:table-cell table:style-name="ce28" office:value-type="percentage" office:value="0.018226002430134" calcext:value-type="percentage">
            <text:p>1.82%</text:p>
          </table:table-cell>
          <table:table-cell table:style-name="ce28"/>
          <table:table-cell table:style-name="ce28" office:value-type="percentage" office:value="0.015969449748308" calcext:value-type="percentage">
            <text:p>1.6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/>
          <table:table-cell table:style-name="ce28" office:value-type="percentage" office:value="0.02482057416268" calcext:value-type="percentage">
            <text:p>2.48%</text:p>
          </table:table-cell>
          <table:table-cell table:style-name="ce28"/>
          <table:table-cell table:style-name="ce28" office:value-type="percentage" office:value="0.022129186602871" calcext:value-type="percentage">
            <text:p>2.2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/>
          <table:table-cell table:style-name="ce28" office:value-type="percentage" office:value="0.029436152570481" calcext:value-type="percentage">
            <text:p>2.94%</text:p>
          </table:table-cell>
          <table:table-cell table:style-name="ce28"/>
          <table:table-cell table:style-name="ce28" office:value-type="percentage" office:value="0.026948590381426" calcext:value-type="percentage">
            <text:p>2.6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/>
          <table:table-cell table:style-name="ce28" office:value-type="percentage" office:value="0.037362637362637" calcext:value-type="percentage">
            <text:p>3.74%</text:p>
          </table:table-cell>
          <table:table-cell table:style-name="ce28"/>
          <table:table-cell table:style-name="ce28" office:value-type="percentage" office:value="0.034065934065934" calcext:value-type="percentage">
            <text:p>3.4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/>
          <table:table-cell table:style-name="ce28" office:value-type="percentage" office:value="0.041258741258741" calcext:value-type="percentage">
            <text:p>4.13%</text:p>
          </table:table-cell>
          <table:table-cell table:style-name="ce28"/>
          <table:table-cell table:style-name="ce28" office:value-type="percentage" office:value="0.037762237762238" calcext:value-type="percentage">
            <text:p>3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/>
          <table:table-cell table:style-name="ce28" office:value-type="percentage" office:value="0.047169811320755" calcext:value-type="percentage">
            <text:p>4.72%</text:p>
          </table:table-cell>
          <table:table-cell table:style-name="ce28"/>
          <table:table-cell table:style-name="ce28" office:value-type="percentage" office:value="0.042881646655232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/>
          <table:table-cell table:style-name="ce28" office:value-type="percentage" office:value="0.049009384775808" calcext:value-type="percentage">
            <text:p>4.90%</text:p>
          </table:table-cell>
          <table:table-cell table:style-name="ce28"/>
          <table:table-cell table:style-name="ce28" office:value-type="percentage" office:value="0.043795620437956" calcext:value-type="percentage">
            <text:p>4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/>
          <table:table-cell table:style-name="ce28" office:value-type="percentage" office:value="0.053204353083434" calcext:value-type="percentage">
            <text:p>5.32%</text:p>
          </table:table-cell>
          <table:table-cell table:style-name="ce28"/>
          <table:table-cell table:style-name="ce28" office:value-type="percentage" office:value="0.047158403869408" calcext:value-type="percentage">
            <text:p>4.7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/>
          <table:table-cell table:style-name="ce28" office:value-type="percentage" office:value="0.057692307692308" calcext:value-type="percentage">
            <text:p>5.77%</text:p>
          </table:table-cell>
          <table:table-cell table:style-name="ce28"/>
          <table:table-cell table:style-name="ce28" office:value-type="percentage" office:value="0.050824175824176" calcext:value-type="percentage">
            <text:p>5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/>
          <table:table-cell table:style-name="ce28" office:value-type="percentage" office:value="0.061728395061728" calcext:value-type="percentage">
            <text:p>6.17%</text:p>
          </table:table-cell>
          <table:table-cell table:style-name="ce28"/>
          <table:table-cell table:style-name="ce28" office:value-type="percentage" office:value="0.054012345679012" calcext:value-type="percentage">
            <text:p>5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/>
          <table:table-cell table:style-name="ce28" office:value-type="percentage" office:value="0.066549912434326" calcext:value-type="percentage">
            <text:p>6.65%</text:p>
          </table:table-cell>
          <table:table-cell table:style-name="ce28"/>
          <table:table-cell table:style-name="ce28" office:value-type="percentage" office:value="0.057793345008757" calcext:value-type="percentage">
            <text:p>5.7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/>
          <table:table-cell table:style-name="ce28" office:value-type="percentage" office:value="0.067961165048544" calcext:value-type="percentage">
            <text:p>6.80%</text:p>
          </table:table-cell>
          <table:table-cell table:style-name="ce28"/>
          <table:table-cell table:style-name="ce28" office:value-type="percentage" office:value="0.060194174757282" calcext:value-type="percentage">
            <text:p>6.0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/>
          <table:table-cell table:style-name="ce28" office:value-type="percentage" office:value="0.072340425531915" calcext:value-type="percentage">
            <text:p>7.23%</text:p>
          </table:table-cell>
          <table:table-cell table:style-name="ce28"/>
          <table:table-cell table:style-name="ce28" office:value-type="percentage" office:value="0.063829787234043" calcext:value-type="percentage">
            <text:p>6.3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/>
          <table:table-cell table:style-name="ce28" office:value-type="percentage" office:value="0.078199052132702" calcext:value-type="percentage">
            <text:p>7.82%</text:p>
          </table:table-cell>
          <table:table-cell table:style-name="ce28"/>
          <table:table-cell table:style-name="ce28" office:value-type="percentage" office:value="0.071090047393365" calcext:value-type="percentage">
            <text:p>7.1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/>
          <table:table-cell table:style-name="ce28" office:value-type="percentage" office:value="0.080310880829016" calcext:value-type="percentage">
            <text:p>8.03%</text:p>
          </table:table-cell>
          <table:table-cell table:style-name="ce28"/>
          <table:table-cell table:style-name="ce28" office:value-type="percentage" office:value="0.075129533678757" calcext:value-type="percentage">
            <text:p>7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/>
          <table:table-cell table:style-name="ce28" office:value-type="percentage" office:value="0.088571428571429" calcext:value-type="percentage">
            <text:p>8.86%</text:p>
          </table:table-cell>
          <table:table-cell table:style-name="ce28"/>
          <table:table-cell table:style-name="ce28" office:value-type="percentage" office:value="0.082857142857143" calcext:value-type="percentage">
            <text:p>8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/>
          <table:table-cell table:style-name="ce28" office:value-type="percentage" office:value="0.090062111801242" calcext:value-type="percentage">
            <text:p>9.01%</text:p>
          </table:table-cell>
          <table:table-cell table:style-name="ce28"/>
          <table:table-cell table:style-name="ce28" office:value-type="percentage" office:value="0.083850931677019" calcext:value-type="percentage">
            <text:p>8.3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/>
          <table:table-cell table:style-name="ce28" office:value-type="percentage" office:value="0.084175084175084" calcext:value-type="percentage">
            <text:p>8.42%</text:p>
          </table:table-cell>
          <table:table-cell table:style-name="ce28"/>
          <table:table-cell table:style-name="ce28" office:value-type="percentage" office:value="0.080808080808081" calcext:value-type="percentage">
            <text:p>8.08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/>
          <table:table-cell table:style-name="ce28" office:value-type="percentage" office:value="0.085185185185185" calcext:value-type="percentage">
            <text:p>8.52%</text:p>
          </table:table-cell>
          <table:table-cell table:style-name="ce28"/>
          <table:table-cell table:style-name="ce28" office:value-type="percentage" office:value="0.081481481481482" calcext:value-type="percentage">
            <text:p>8.15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14"/>
          <table:table-cell table:style-name="ce35" office:value-type="string" calcext:value-type="string" table:number-columns-spanned="6" table:number-rows-spanned="1">
            <text:p><text:span text:style-name="T2">Green</text:span>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/>
          <table:table-cell table:style-name="ce28" office:value-type="percentage" office:value="0.013539316090957" calcext:value-type="percentage">
            <text:p>1.35%</text:p>
          </table:table-cell>
          <table:table-cell table:style-name="ce28"/>
          <table:table-cell table:style-name="ce28" office:value-type="percentage" office:value="0.013365735115431" calcext:value-type="percentage">
            <text:p>1.3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style-name="ce28" office:value-type="percentage" office:value="0.019437799043062" calcext:value-type="percentage">
            <text:p>1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style-name="ce28" office:value-type="percentage" office:value="0.023217247097844" calcext:value-type="percentage">
            <text:p>2.32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style-name="ce28" office:value-type="percentage" office:value="0.026373626373626" calcext:value-type="percentage">
            <text:p>2.6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style-name="ce28" office:value-type="percentage" office:value="0.029370629370629" calcext:value-type="percentage">
            <text:p>2.9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style-name="ce28" office:value-type="percentage" office:value="0.032590051457976" calcext:value-type="percentage">
            <text:p>3.2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style-name="ce28" office:value-type="percentage" office:value="0.038581856100104" calcext:value-type="percentage">
            <text:p>3.8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style-name="ce28" office:value-type="percentage" office:value="0.035066505441354" calcext:value-type="percentage">
            <text:p>3.5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style-name="ce28" office:value-type="percentage" office:value="0.038461538461539" calcext:value-type="percentage">
            <text:p>3.85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style-name="ce28" office:value-type="percentage" office:value="0.037037037037037" calcext:value-type="percentage">
            <text:p>3.7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style-name="ce28" office:value-type="percentage" office:value="0.040280210157618" calcext:value-type="percentage">
            <text:p>4.03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style-name="ce28" office:value-type="percentage" office:value="0.042718446601942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style-name="ce28" office:value-type="percentage" office:value="0.040425531914894" calcext:value-type="percentage">
            <text:p>4.04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style-name="ce28" office:value-type="percentage" office:value="0.042654028436019" calcext:value-type="percentage">
            <text:p>4.27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style-name="ce28" office:value-type="percentage" office:value="0.044041450777202" calcext:value-type="percentage">
            <text:p>4.40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style-name="ce28" office:value-type="percentage" office:value="0.042857142857143" calcext:value-type="percentage">
            <text:p>4.29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style-name="ce28" office:value-type="percentage" office:value="0.046583850931677" calcext:value-type="percentage">
            <text:p>4.66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style-name="ce28" office:value-type="percentage" office:value="0.047138047138047" calcext:value-type="percentage">
            <text:p>4.71%</text:p>
          </table:table-cell>
          <table:table-cell table:style-name="ce28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style-name="ce28" office:value-type="percentage" office:value="0.051851851851852" calcext:value-type="percentage">
            <text:p>5.19%</text:p>
          </table:table-cell>
          <table:table-cell table:style-name="ce28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table:number-columns-repeated="2"/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<text:span text:style-name="T1">Denier</text:span> + {Weak,Strong}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table:number-columns-repeated="2"/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table:number-columns-repeated="2"/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table:number-columns-repeated="2"/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table:number-columns-repeated="2"/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table:number-columns-repeated="2"/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table:number-columns-repeated="2"/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table:number-columns-repeated="2"/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table:number-columns-repeated="2"/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table:number-columns-repeated="2"/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table:number-columns-repeated="2"/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table:number-columns-repeated="2"/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table:number-columns-repeated="2"/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table:number-columns-repeated="2"/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style-name="ce28" table:number-columns-repeated="2"/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style-name="ce28" table:number-columns-repeated="2"/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style-name="ce28" table:number-columns-repeated="2"/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table:number-columns-repeated="2"/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Denier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style-name="ce28" office:value-type="percentage" office:value="0.013539316090957" calcext:value-type="percentage">
            <text:p>1.35%</text:p>
          </table:table-cell>
          <table:table-cell table:style-name="ce28" table:number-columns-repeated="2"/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style-name="ce28" office:value-type="percentage" office:value="0.019437799043062" calcext:value-type="percentage">
            <text:p>1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style-name="ce28" office:value-type="percentage" office:value="0.023217247097844" calcext:value-type="percentage">
            <text:p>2.32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style-name="ce28" office:value-type="percentage" office:value="0.026373626373626" calcext:value-type="percentage">
            <text:p>2.6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style-name="ce28" office:value-type="percentage" office:value="0.029370629370629" calcext:value-type="percentage">
            <text:p>2.9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style-name="ce28" office:value-type="percentage" office:value="0.032590051457976" calcext:value-type="percentage">
            <text:p>3.2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style-name="ce28" office:value-type="percentage" office:value="0.038581856100104" calcext:value-type="percentage">
            <text:p>3.8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style-name="ce28" office:value-type="percentage" office:value="0.035066505441354" calcext:value-type="percentage">
            <text:p>3.5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style-name="ce28" office:value-type="percentage" office:value="0.038461538461539" calcext:value-type="percentage">
            <text:p>3.85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style-name="ce28" office:value-type="percentage" office:value="0.037037037037037" calcext:value-type="percentage">
            <text:p>3.7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style-name="ce28" office:value-type="percentage" office:value="0.040280210157618" calcext:value-type="percentage">
            <text:p>4.03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style-name="ce28" office:value-type="percentage" office:value="0.042718446601942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style-name="ce28" office:value-type="percentage" office:value="0.040425531914894" calcext:value-type="percentage">
            <text:p>4.04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style-name="ce28" office:value-type="percentage" office:value="0.042654028436019" calcext:value-type="percentage">
            <text:p>4.27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style-name="ce28" office:value-type="percentage" office:value="0.044041450777202" calcext:value-type="percentage">
            <text:p>4.40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style-name="ce28" office:value-type="percentage" office:value="0.042857142857143" calcext:value-type="percentage">
            <text:p>4.2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style-name="ce28" office:value-type="percentage" office:value="0.046583850931677" calcext:value-type="percentage">
            <text:p>4.66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style-name="ce28" office:value-type="percentage" office:value="0.047138047138047" calcext:value-type="percentage">
            <text:p>4.71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style-name="ce28" office:value-type="percentage" office:value="0.051851851851852" calcext:value-type="percentage">
            <text:p>5.19%</text:p>
          </table:table-cell>
          <table:table-cell table:style-name="ce28" table:number-columns-repeated="2"/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28" office:value-type="percentage" office:value="0.054851588265926" calcext:value-type="percentage">
            <text:p>5.49%</text:p>
          </table:table-cell>
          <table:table-cell table:style-name="ce28" office:value-type="percentage" office:value="0.006075334143378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28" office:value-type="percentage" office:value="0.074760765550239" calcext:value-type="percentage">
            <text:p>7.48%</text:p>
          </table:table-cell>
          <table:table-cell table:style-name="ce28" office:value-type="percentage" office:value="0.00777511961722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28" office:value-type="percentage" office:value="0.089137645107794" calcext:value-type="percentage">
            <text:p>8.91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07142857142857" calcext:value-type="percentage">
            <text:p>10.71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28" office:value-type="percentage" office:value="0.121678321678322" calcext:value-type="percentage">
            <text:p>12.17%</text:p>
          </table:table-cell>
          <table:table-cell table:style-name="ce28" office:value-type="percentage" office:value="0.011188811188811" calcext:value-type="percentage">
            <text:p>1.1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28" office:value-type="percentage" office:value="0.133790737564323" calcext:value-type="percentage">
            <text:p>13.38%</text:p>
          </table:table-cell>
          <table:table-cell table:style-name="ce28" office:value-type="percentage" office:value="0.013722126929674" calcext:value-type="percentage">
            <text:p>1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28" office:value-type="percentage" office:value="0.137643378519291" calcext:value-type="percentage">
            <text:p>13.76%</text:p>
          </table:table-cell>
          <table:table-cell table:style-name="ce28" office:value-type="percentage" office:value="0.015641293013556" calcext:value-type="percentage">
            <text:p>1.5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28" office:value-type="percentage" office:value="0.146311970979444" calcext:value-type="percentage">
            <text:p>14.63%</text:p>
          </table:table-cell>
          <table:table-cell table:style-name="ce28" office:value-type="percentage" office:value="0.015719467956469" calcext:value-type="percentage">
            <text:p>1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28" office:value-type="percentage" office:value="0.146978021978022" calcext:value-type="percentage">
            <text:p>14.70%</text:p>
          </table:table-cell>
          <table:table-cell table:style-name="ce28" office:value-type="percentage" office:value="0.016483516483517" calcext:value-type="percentage">
            <text:p>1.6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28" office:value-type="percentage" office:value="0.152777777777778" calcext:value-type="percentage">
            <text:p>15.28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28" office:value-type="percentage" office:value="0.1646234676007" calcext:value-type="percentage">
            <text:p>16.46%</text:p>
          </table:table-cell>
          <table:table-cell table:style-name="ce28" office:value-type="percentage" office:value="0.021015761821366" calcext:value-type="percentage">
            <text:p>2.1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28" office:value-type="percentage" office:value="0.166990291262136" calcext:value-type="percentage">
            <text:p>16.70%</text:p>
          </table:table-cell>
          <table:table-cell table:style-name="ce28" office:value-type="percentage" office:value="0.021359223300971" calcext:value-type="percentage">
            <text:p>2.1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28" office:value-type="percentage" office:value="0.165957446808511" calcext:value-type="percentage">
            <text:p>16.60%</text:p>
          </table:table-cell>
          <table:table-cell table:style-name="ce28" office:value-type="percentage" office:value="0.02127659574468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28" office:value-type="percentage" office:value="0.182464454976303" calcext:value-type="percentage">
            <text:p>18.25%</text:p>
          </table:table-cell>
          <table:table-cell table:style-name="ce28" office:value-type="percentage" office:value="0.02132701421801" calcext:value-type="percentage">
            <text:p>2.1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28" office:value-type="percentage" office:value="0.186528497409326" calcext:value-type="percentage">
            <text:p>18.65%</text:p>
          </table:table-cell>
          <table:table-cell table:style-name="ce28" office:value-type="percentage" office:value="0.018134715025907" calcext:value-type="percentage">
            <text:p>1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28" office:value-type="percentage" office:value="0.197142857142857" calcext:value-type="percentage">
            <text:p>19.71%</text:p>
          </table:table-cell>
          <table:table-cell table:style-name="ce28" office:value-type="percentage" office:value="0.02" calcext:value-type="percentage">
            <text:p>2.0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28" office:value-type="percentage" office:value="0.195652173913043" calcext:value-type="percentage">
            <text:p>19.57%</text:p>
          </table:table-cell>
          <table:table-cell table:style-name="ce28" office:value-type="percentage" office:value="0.021739130434783" calcext:value-type="percentage">
            <text:p>2.1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28" office:value-type="percentage" office:value="0.202020202020202" calcext:value-type="percentage">
            <text:p>20.20%</text:p>
          </table:table-cell>
          <table:table-cell table:style-name="ce28" office:value-type="percentage" office:value="0.02020202020202" calcext:value-type="percentage">
            <text:p>2.0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28" office:value-type="percentage" office:value="0.2" calcext:value-type="percentage">
            <text:p>20.00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14"/>
          <table:table-cell table:style-name="ce35" office:value-type="string" calcext:value-type="string" table:number-columns-spanned="6" table:number-rows-spanned="1">
            <text:p>{<text:span text:style-name="T2">Green</text:span>,Denier} + Weak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28" office:value-type="percentage" office:value="0.061794827286929" calcext:value-type="percentage">
            <text:p>6.18%</text:p>
          </table:table-cell>
          <table:table-cell table:style-name="ce28" office:value-type="percentage" office:value="0.002603714632876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28" office:value-type="percentage" office:value="0.084629186602871" calcext:value-type="percentage">
            <text:p>8.46%</text:p>
          </table:table-cell>
          <table:table-cell table:style-name="ce28" office:value-type="percentage" office:value="0.00299043062201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28" office:value-type="percentage" office:value="0.099917081260365" calcext:value-type="percentage">
            <text:p>9.99%</text:p>
          </table:table-cell>
          <table:table-cell table:style-name="ce28" office:value-type="percentage" office:value="0.00373134328358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28" office:value-type="percentage" office:value="0.113186813186813" calcext:value-type="percentage">
            <text:p>11.32%</text:p>
          </table:table-cell>
          <table:table-cell table:style-name="ce28" office:value-type="percentage" office:value="0.00384615384615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28" office:value-type="percentage" office:value="0.125874125874126" calcext:value-type="percentage">
            <text:p>12.59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28" office:value-type="percentage" office:value="0.144939965694683" calcext:value-type="percentage">
            <text:p>14.49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28" office:value-type="percentage" office:value="0.168925964546402" calcext:value-type="percentage">
            <text:p>16.89%</text:p>
          </table:table-cell>
          <table:table-cell table:style-name="ce28" office:value-type="percentage" office:value="0.005213764337852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28" office:value-type="percentage" office:value="0.175332527206772" calcext:value-type="percentage">
            <text:p>17.53%</text:p>
          </table:table-cell>
          <table:table-cell table:style-name="ce28" office:value-type="percentage" office:value="0.006045949214027" calcext:value-type="percentage">
            <text:p>0.6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190934065934066" calcext:value-type="percentage">
            <text:p>19.09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28" office:value-type="percentage" office:value="0.20216049382716" calcext:value-type="percentage">
            <text:p>20.22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28" office:value-type="percentage" office:value="0.21015761821366" calcext:value-type="percentage">
            <text:p>21.02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28" office:value-type="percentage" office:value="0.221359223300971" calcext:value-type="percentage">
            <text:p>22.14%</text:p>
          </table:table-cell>
          <table:table-cell table:style-name="ce28" office:value-type="percentage" office:value="0.007766990291262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28" office:value-type="percentage" office:value="0.223404255319149" calcext:value-type="percentage">
            <text:p>22.34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28" office:value-type="percentage" office:value="0.232227488151659" calcext:value-type="percentage">
            <text:p>23.22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28" office:value-type="percentage" office:value="0.233160621761658" calcext:value-type="percentage">
            <text:p>23.3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28" office:value-type="percentage" office:value="0.237142857142857" calcext:value-type="percentage">
            <text:p>23.71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28" office:value-type="percentage" office:value="0.24223602484472" calcext:value-type="percentage">
            <text:p>24.22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249158249158249" calcext:value-type="percentage">
            <text:p>24.92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28" office:value-type="percentage" office:value="0.259259259259259" calcext:value-type="percentage">
            <text:p>25.93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6075334143378" calcext:value-type="percentage">
            <text:p>0.61%</text:p>
          </table:table-cell>
          <table:table-cell table:style-name="ce28" office:value-type="percentage" office:value="0.018226002430134" calcext:value-type="percentage">
            <text:p>1.82%</text:p>
          </table:table-cell>
          <table:table-cell table:style-name="ce28" office:value-type="percentage" office:value="0.017010935601458" calcext:value-type="percentage">
            <text:p>1.70%</text:p>
          </table:table-cell>
          <table:table-cell table:style-name="ce28" office:value-type="percentage" office:value="0.015969449748308" calcext:value-type="percentage">
            <text:p>1.60%</text:p>
          </table:table-cell>
          <table:table-cell table:style-name="ce28" office:value-type="percentage" office:value="0.002082971706301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7775119617225" calcext:value-type="percentage">
            <text:p>0.78%</text:p>
          </table:table-cell>
          <table:table-cell table:style-name="ce28" office:value-type="percentage" office:value="0.02482057416268" calcext:value-type="percentage">
            <text:p>2.48%</text:p>
          </table:table-cell>
          <table:table-cell table:style-name="ce28" office:value-type="percentage" office:value="0.023923444976077" calcext:value-type="percentage">
            <text:p>2.39%</text:p>
          </table:table-cell>
          <table:table-cell table:style-name="ce28" office:value-type="percentage" office:value="0.022129186602871" calcext:value-type="percentage">
            <text:p>2.21%</text:p>
          </table:table-cell>
          <table:table-cell table:style-name="ce28" office:value-type="percentage" office:value="0.002392344497608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787728026534" calcext:value-type="percentage">
            <text:p>0.79%</text:p>
          </table:table-cell>
          <table:table-cell table:style-name="ce28" office:value-type="percentage" office:value="0.029436152570481" calcext:value-type="percentage">
            <text:p>2.94%</text:p>
          </table:table-cell>
          <table:table-cell table:style-name="ce28" office:value-type="percentage" office:value="0.028606965174129" calcext:value-type="percentage">
            <text:p>2.86%</text:p>
          </table:table-cell>
          <table:table-cell table:style-name="ce28" office:value-type="percentage" office:value="0.026948590381426" calcext:value-type="percentage">
            <text:p>2.69%</text:p>
          </table:table-cell>
          <table:table-cell table:style-name="ce28" office:value-type="percentage" office:value="0.002072968490879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989010989011" calcext:value-type="percentage">
            <text:p>0.99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36263736263736" calcext:value-type="percentage">
            <text:p>3.63%</text:p>
          </table:table-cell>
          <table:table-cell table:style-name="ce28" office:value-type="percentage" office:value="0.034065934065934" calcext:value-type="percentage">
            <text:p>3.41%</text:p>
          </table:table-cell>
          <table:table-cell table:style-name="ce28" office:value-type="percentage" office:value="0.002747252747253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11188811188811" calcext:value-type="percentage">
            <text:p>1.12%</text:p>
          </table:table-cell>
          <table:table-cell table:style-name="ce28" office:value-type="percentage" office:value="0.041258741258741" calcext:value-type="percentage">
            <text:p>4.13%</text:p>
          </table:table-cell>
          <table:table-cell table:style-name="ce28" office:value-type="percentage" office:value="0.03986013986014" calcext:value-type="percentage">
            <text:p>3.99%</text:p>
          </table:table-cell>
          <table:table-cell table:style-name="ce28" office:value-type="percentage" office:value="0.037762237762238" calcext:value-type="percentage">
            <text:p>3.78%</text:p>
          </table:table-cell>
          <table:table-cell table:style-name="ce28" office:value-type="percentage" office:value="0.002797202797203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13722126929674" calcext:value-type="percentage">
            <text:p>1.37%</text:p>
          </table:table-cell>
          <table:table-cell table:style-name="ce28" office:value-type="percentage" office:value="0.047169811320755" calcext:value-type="percentage">
            <text:p>4.72%</text:p>
          </table:table-cell>
          <table:table-cell table:style-name="ce28" office:value-type="percentage" office:value="0.045454545454546" calcext:value-type="percentage">
            <text:p>4.55%</text:p>
          </table:table-cell>
          <table:table-cell table:style-name="ce28" office:value-type="percentage" office:value="0.042881646655232" calcext:value-type="percentage">
            <text:p>4.29%</text:p>
          </table:table-cell>
          <table:table-cell table:style-name="ce28" office:value-type="percentage" office:value="0.003430531732419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15641293013556" calcext:value-type="percentage">
            <text:p>1.56%</text:p>
          </table:table-cell>
          <table:table-cell table:style-name="ce28" office:value-type="percentage" office:value="0.049009384775808" calcext:value-type="percentage">
            <text:p>4.90%</text:p>
          </table:table-cell>
          <table:table-cell table:style-name="ce28" office:value-type="percentage" office:value="0.046923879040667" calcext:value-type="percentage">
            <text:p>4.69%</text:p>
          </table:table-cell>
          <table:table-cell table:style-name="ce28" office:value-type="percentage" office:value="0.043795620437956" calcext:value-type="percentage">
            <text:p>4.3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15719467956469" calcext:value-type="percentage">
            <text:p>1.57%</text:p>
          </table:table-cell>
          <table:table-cell table:style-name="ce28" office:value-type="percentage" office:value="0.053204353083434" calcext:value-type="percentage">
            <text:p>5.32%</text:p>
          </table:table-cell>
          <table:table-cell table:style-name="ce28" office:value-type="percentage" office:value="0.050785973397824" calcext:value-type="percentage">
            <text:p>5.08%</text:p>
          </table:table-cell>
          <table:table-cell table:style-name="ce28" office:value-type="percentage" office:value="0.047158403869408" calcext:value-type="percentage">
            <text:p>4.7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16483516483517" calcext:value-type="percentage">
            <text:p>1.65%</text:p>
          </table:table-cell>
          <table:table-cell table:style-name="ce28" office:value-type="percentage" office:value="0.057692307692308" calcext:value-type="percentage">
            <text:p>5.77%</text:p>
          </table:table-cell>
          <table:table-cell table:style-name="ce28" office:value-type="percentage" office:value="0.054945054945055" calcext:value-type="percentage">
            <text:p>5.49%</text:p>
          </table:table-cell>
          <table:table-cell table:style-name="ce28" office:value-type="percentage" office:value="0.050824175824176" calcext:value-type="percentage">
            <text:p>5.08%</text:p>
          </table:table-cell>
          <table:table-cell table:style-name="ce28" office:value-type="percentage" office:value="0.005494505494506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61728395061728" calcext:value-type="percentage">
            <text:p>6.17%</text:p>
          </table:table-cell>
          <table:table-cell table:style-name="ce28" office:value-type="percentage" office:value="0.058641975308642" calcext:value-type="percentage">
            <text:p>5.86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0617283950617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21015761821366" calcext:value-type="percentage">
            <text:p>2.10%</text:p>
          </table:table-cell>
          <table:table-cell table:style-name="ce28" office:value-type="percentage" office:value="0.066549912434326" calcext:value-type="percentage">
            <text:p>6.65%</text:p>
          </table:table-cell>
          <table:table-cell table:style-name="ce28" office:value-type="percentage" office:value="0.063047285464098" calcext:value-type="percentage">
            <text:p>6.30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07005253940455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21359223300971" calcext:value-type="percentage">
            <text:p>2.14%</text:p>
          </table:table-cell>
          <table:table-cell table:style-name="ce28" office:value-type="percentage" office:value="0.067961165048544" calcext:value-type="percentage">
            <text:p>6.80%</text:p>
          </table:table-cell>
          <table:table-cell table:style-name="ce28" office:value-type="percentage" office:value="0.064077669902913" calcext:value-type="percentage">
            <text:p>6.4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05825242718447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21276595744681" calcext:value-type="percentage">
            <text:p>2.13%</text:p>
          </table:table-cell>
          <table:table-cell table:style-name="ce28" office:value-type="percentage" office:value="0.072340425531915" calcext:value-type="percentage">
            <text:p>7.23%</text:p>
          </table:table-cell>
          <table:table-cell table:style-name="ce28" office:value-type="percentage" office:value="0.068085106382979" calcext:value-type="percentage">
            <text:p>6.81%</text:p>
          </table:table-cell>
          <table:table-cell table:style-name="ce28" office:value-type="percentage" office:value="0.063829787234043" calcext:value-type="percentage">
            <text:p>6.38%</text:p>
          </table:table-cell>
          <table:table-cell table:style-name="ce28" office:value-type="percentage" office:value="0.006382978723404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2132701421801" calcext:value-type="percentage">
            <text:p>2.13%</text:p>
          </table:table-cell>
          <table:table-cell table:style-name="ce28" office:value-type="percentage" office:value="0.078199052132702" calcext:value-type="percentage">
            <text:p>7.82%</text:p>
          </table:table-cell>
          <table:table-cell table:style-name="ce28" office:value-type="percentage" office:value="0.073459715639811" calcext:value-type="percentage">
            <text:p>7.35%</text:p>
          </table:table-cell>
          <table:table-cell table:style-name="ce28" office:value-type="percentage" office:value="0.071090047393365" calcext:value-type="percentage">
            <text:p>7.11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18134715025907" calcext:value-type="percentage">
            <text:p>1.81%</text:p>
          </table:table-cell>
          <table:table-cell table:style-name="ce28" office:value-type="percentage" office:value="0.080310880829016" calcext:value-type="percentage">
            <text:p>8.03%</text:p>
          </table:table-cell>
          <table:table-cell table:number-columns-repeated="2"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0025906735751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2" calcext:value-type="percentage">
            <text:p>2.00%</text:p>
          </table:table-cell>
          <table:table-cell table:style-name="ce28" office:value-type="percentage" office:value="0.088571428571429" calcext:value-type="percentage">
            <text:p>8.86%</text:p>
          </table:table-cell>
          <table:table-cell table:number-columns-repeated="2" table:style-name="ce28" office:value-type="percentage" office:value="0.082857142857143" calcext:value-type="percentage">
            <text:p>8.29%</text:p>
          </table:table-cell>
          <table:table-cell table:style-name="ce28" office:value-type="percentage" office:value="0.002857142857143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21739130434783" calcext:value-type="percentage">
            <text:p>2.17%</text:p>
          </table:table-cell>
          <table:table-cell table:style-name="ce28" office:value-type="percentage" office:value="0.090062111801242" calcext:value-type="percentage">
            <text:p>9.01%</text:p>
          </table:table-cell>
          <table:table-cell table:number-columns-repeated="2" table:style-name="ce28" office:value-type="percentage" office:value="0.083850931677019" calcext:value-type="percentage">
            <text:p>8.39%</text:p>
          </table:table-cell>
          <table:table-cell table:style-name="ce28" office:value-type="percentage" office:value="0.003105590062112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2020202020202" calcext:value-type="percentage">
            <text:p>2.02%</text:p>
          </table:table-cell>
          <table:table-cell table:style-name="ce28" office:value-type="percentage" office:value="0.084175084175084" calcext:value-type="percentage">
            <text:p>8.42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080808080808081" calcext:value-type="percentage">
            <text:p>8.0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18518518518519" calcext:value-type="percentage">
            <text:p>1.85%</text:p>
          </table:table-cell>
          <table:table-cell table:style-name="ce28" office:value-type="percentage" office:value="0.085185185185185" calcext:value-type="percentage">
            <text:p>8.52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081481481481482" calcext:value-type="percentage">
            <text:p>8.1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/>
          <table:table-cell table:style-name="ce24"/>
          <table:table-cell table:style-name="ce24" office:value-type="string" calcext:value-type="string">
            <text:p>DnrWkNCA</text:p>
          </table:table-cell>
          <table:table-cell table:style-name="ce25" office:value-type="string" calcext:value-type="string">
            <text:p>StrNCA</text:p>
          </table:table-cell>
          <table:table-cell table:style-name="ce24" office:value-type="string" calcext:value-type="string">
            <text:p>StrNCA(AB)</text:p>
          </table:table-cell>
          <table:table-cell table:style-name="ce24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/>
          <table:table-cell table:style-name="ce28"/>
          <table:table-cell table:style-name="ce28" office:value-type="percentage" office:value="0.002603714632876" calcext:value-type="percentage">
            <text:p>0.26%</text:p>
          </table:table-cell>
          <table:table-cell table:number-columns-repeated="2" table:style-name="ce28" office:value-type="percentage" office:value="0.013539316090957" calcext:value-type="percentage">
            <text:p>1.35%</text:p>
          </table:table-cell>
          <table:table-cell table:style-name="ce28" office:value-type="percentage" office:value="0.013365735115431" calcext:value-type="percentage">
            <text:p>1.34%</text:p>
          </table:table-cell>
          <table:table-cell table:style-name="ce28" office:value-type="percentage" office:value="0.000173580975525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/>
          <table:table-cell table:style-name="ce28"/>
          <table:table-cell table:style-name="ce28" office:value-type="percentage" office:value="0.00299043062201" calcext:value-type="percentage">
            <text:p>0.30%</text:p>
          </table:table-cell>
          <table:table-cell table:number-columns-repeated="3" table:style-name="ce28" office:value-type="percentage" office:value="0.019437799043062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/>
          <table:table-cell table:style-name="ce28"/>
          <table:table-cell table:style-name="ce28" office:value-type="percentage" office:value="0.003731343283582" calcext:value-type="percentage">
            <text:p>0.37%</text:p>
          </table:table-cell>
          <table:table-cell table:number-columns-repeated="3" table:style-name="ce28" office:value-type="percentage" office:value="0.023217247097844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/>
          <table:table-cell table:style-name="ce28"/>
          <table:table-cell table:style-name="ce28" office:value-type="percentage" office:value="0.003846153846154" calcext:value-type="percentage">
            <text:p>0.38%</text:p>
          </table:table-cell>
          <table:table-cell table:number-columns-repeated="3" table:style-name="ce28" office:value-type="percentage" office:value="0.026373626373626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/>
          <table:table-cell table:style-name="ce28"/>
          <table:table-cell table:style-name="ce28" office:value-type="percentage" office:value="0.004195804195804" calcext:value-type="percentage">
            <text:p>0.42%</text:p>
          </table:table-cell>
          <table:table-cell table:number-columns-repeated="3" table:style-name="ce28" office:value-type="percentage" office:value="0.029370629370629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/>
          <table:table-cell table:style-name="ce28"/>
          <table:table-cell table:style-name="ce28" office:value-type="percentage" office:value="0.004288164665523" calcext:value-type="percentage">
            <text:p>0.43%</text:p>
          </table:table-cell>
          <table:table-cell table:number-columns-repeated="3" table:style-name="ce28" office:value-type="percentage" office:value="0.03259005145797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8"/>
          <table:table-cell table:style-name="ce28" office:value-type="percentage" office:value="0.005213764337852" calcext:value-type="percentage">
            <text:p>0.52%</text:p>
          </table:table-cell>
          <table:table-cell table:number-columns-repeated="3" table:style-name="ce28" office:value-type="percentage" office:value="0.038581856100104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8"/>
          <table:table-cell table:style-name="ce28" office:value-type="percentage" office:value="0.006045949214027" calcext:value-type="percentage">
            <text:p>0.60%</text:p>
          </table:table-cell>
          <table:table-cell table:number-columns-repeated="3" table:style-name="ce28" office:value-type="percentage" office:value="0.035066505441354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8"/>
          <table:table-cell table:style-name="ce28" office:value-type="percentage" office:value="0.005494505494506" calcext:value-type="percentage">
            <text:p>0.55%</text:p>
          </table:table-cell>
          <table:table-cell table:number-columns-repeated="3" table:style-name="ce28" office:value-type="percentage" office:value="0.038461538461539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8"/>
          <table:table-cell table:style-name="ce28" office:value-type="percentage" office:value="0.006172839506173" calcext:value-type="percentage">
            <text:p>0.62%</text:p>
          </table:table-cell>
          <table:table-cell table:number-columns-repeated="3" table:style-name="ce28" office:value-type="percentage" office:value="0.037037037037037" calcext:value-type="percentage">
            <text:p>3.7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8"/>
          <table:table-cell table:style-name="ce28" office:value-type="percentage" office:value="0.007005253940455" calcext:value-type="percentage">
            <text:p>0.70%</text:p>
          </table:table-cell>
          <table:table-cell table:number-columns-repeated="3" table:style-name="ce28" office:value-type="percentage" office:value="0.040280210157618" calcext:value-type="percentage">
            <text:p>4.0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8"/>
          <table:table-cell table:style-name="ce28" office:value-type="percentage" office:value="0.007766990291262" calcext:value-type="percentage">
            <text:p>0.78%</text:p>
          </table:table-cell>
          <table:table-cell table:number-columns-repeated="3" table:style-name="ce28" office:value-type="percentage" office:value="0.042718446601942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8"/>
          <table:table-cell table:style-name="ce28" office:value-type="percentage" office:value="0.006382978723404" calcext:value-type="percentage">
            <text:p>0.64%</text:p>
          </table:table-cell>
          <table:table-cell table:number-columns-repeated="3" table:style-name="ce28" office:value-type="percentage" office:value="0.04042553191489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8"/>
          <table:table-cell table:style-name="ce28" office:value-type="percentage" office:value="0.004739336492891" calcext:value-type="percentage">
            <text:p>0.47%</text:p>
          </table:table-cell>
          <table:table-cell table:number-columns-repeated="3" table:style-name="ce28" office:value-type="percentage" office:value="0.042654028436019" calcext:value-type="percentage">
            <text:p>4.2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8"/>
          <table:table-cell table:style-name="ce28" office:value-type="percentage" office:value="0.005181347150259" calcext:value-type="percentage">
            <text:p>0.52%</text:p>
          </table:table-cell>
          <table:table-cell table:number-columns-repeated="3" table:style-name="ce28" office:value-type="percentage" office:value="0.044041450777202" calcext:value-type="percentage">
            <text:p>4.4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8"/>
          <table:table-cell table:style-name="ce28" office:value-type="percentage" office:value="0.005714285714286" calcext:value-type="percentage">
            <text:p>0.57%</text:p>
          </table:table-cell>
          <table:table-cell table:number-columns-repeated="3" table:style-name="ce28" office:value-type="percentage" office:value="0.042857142857143" calcext:value-type="percentage">
            <text:p>4.2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8"/>
          <table:table-cell table:style-name="ce28" office:value-type="percentage" office:value="0.006211180124224" calcext:value-type="percentage">
            <text:p>0.62%</text:p>
          </table:table-cell>
          <table:table-cell table:number-columns-repeated="3" table:style-name="ce28" office:value-type="percentage" office:value="0.046583850931677" calcext:value-type="percentage">
            <text:p>4.6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/>
          <table:table-cell table:style-name="ce28"/>
          <table:table-cell table:style-name="ce28" office:value-type="percentage" office:value="0.006734006734007" calcext:value-type="percentage">
            <text:p>0.67%</text:p>
          </table:table-cell>
          <table:table-cell table:number-columns-repeated="3" table:style-name="ce28" office:value-type="percentage" office:value="0.047138047138047" calcext:value-type="percentage">
            <text:p>4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8"/>
          <table:table-cell table:style-name="ce28" office:value-type="percentage" office:value="0.007407407407407" calcext:value-type="percentage">
            <text:p>0.74%</text:p>
          </table:table-cell>
          <table:table-cell table:number-columns-repeated="3" table:style-name="ce28" office:value-type="percentage" office:value="0.051851851851852" calcext:value-type="percentage">
            <text:p>5.19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WK" table:style-name="ta1">
        <table:shapes>
          <draw:frame draw:z-index="0" draw:style-name="gr1" draw:text-style-name="P1" svg:width="15.999cm" svg:height="8.999cm" svg:x="20.258cm" svg:y="0.631cm">
            <draw:object draw:notify-on-update-of-ranges="'CAUSE-WK'.A2:'CAUSE-WK'.A21 'CAUSE-WK'.C1:'CAUSE-WK'.C1 'CAUSE-WK'.C2:'CAUSE-WK'.C21 'CAUSE-WK'.D1:'CAUSE-WK'.D1 'CAUSE-WK'.D2:'CAUSE-WK'.D21 'CAUSE-WK'.E1:'CAUSE-WK'.E1 'CAUSE-WK'.E2:'CAUSE-WK'.E2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20.42cm" svg:y="11.158cm">
            <draw:object draw:notify-on-update-of-ranges="'CAUSE-WK'.A25:'CAUSE-WK'.A44 'CAUSE-WK'.C24:'CAUSE-WK'.C24 'CAUSE-WK'.C25:'CAUSE-WK'.C44 'CAUSE-WK'.D24:'CAUSE-WK'.D24 'CAUSE-WK'.D25:'CAUSE-WK'.D44 'CAUSE-WK'.E24:'CAUSE-WK'.E24 'CAUSE-WK'.E25:'CAUSE-WK'.E44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" draw:style-name="gr1" draw:text-style-name="P1" svg:width="15.999cm" svg:height="8.999cm" svg:x="40.093cm" svg:y="8.79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HCA</text:p>
          </table:table-cell>
          <table:table-cell table:style-name="ce24" office:value-type="string" calcext:value-type="string">
            <text:p>GrnWkHCA</text:p>
          </table:table-cell>
          <table:table-cell table:style-name="ce24" office:value-type="string" calcext:value-type="string">
            <text:p>DnrWkHCA</text:p>
          </table:table-cell>
          <table:table-cell table:style-name="ce25" office:value-type="string" calcext:value-type="string">
            <text:p>StrHCA</text:p>
          </table:table-cell>
          <table:table-cell table:style-name="ce24" office:value-type="string" calcext:value-type="string">
            <text:p>StrHCA(AB)</text:p>
          </table:table-cell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Weak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5760" calcext:value-type="float">
            <text:p>5760</text:p>
          </table:table-cell>
          <table:table-cell office:value-type="percentage" office:value="0.061631944444445" calcext:value-type="percentage">
            <text:p>6.16%</text:p>
          </table:table-cell>
          <table:table-cell table:style-name="ce28" office:value-type="percentage" office:value="0.055381944444445" calcext:value-type="percentage">
            <text:p>5.54%</text:p>
          </table:table-cell>
          <table:table-cell table:style-name="ce28" office:value-type="percentage" office:value="0.00625" calcext:value-type="percentage">
            <text:p>0.6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43" calcext:value-type="float">
            <text:p>3343</text:p>
          </table:table-cell>
          <table:table-cell office:value-type="percentage" office:value="0.083158839365839" calcext:value-type="percentage">
            <text:p>8.32%</text:p>
          </table:table-cell>
          <table:table-cell table:style-name="ce28" office:value-type="percentage" office:value="0.075082261441819" calcext:value-type="percentage">
            <text:p>7.51%</text:p>
          </table:table-cell>
          <table:table-cell table:style-name="ce28" office:value-type="percentage" office:value="0.00807657792402" calcext:value-type="percentage">
            <text:p>0.8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411" calcext:value-type="float">
            <text:p>2411</text:p>
          </table:table-cell>
          <table:table-cell office:value-type="percentage" office:value="0.097884695147242" calcext:value-type="percentage">
            <text:p>9.79%</text:p>
          </table:table-cell>
          <table:table-cell table:style-name="ce28" office:value-type="percentage" office:value="0.089589381999171" calcext:value-type="percentage">
            <text:p>8.96%</text:p>
          </table:table-cell>
          <table:table-cell table:style-name="ce28" office:value-type="percentage" office:value="0.008295313148071" calcext:value-type="percentage">
            <text:p>0.8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819" calcext:value-type="float">
            <text:p>1819</text:p>
          </table:table-cell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07751511819681" calcext:value-type="percentage">
            <text:p>10.78%</text:p>
          </table:table-cell>
          <table:table-cell table:style-name="ce28" office:value-type="percentage" office:value="0.010445299615173" calcext:value-type="percentage">
            <text:p>1.0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429" calcext:value-type="float">
            <text:p>1429</text:p>
          </table:table-cell>
          <table:table-cell office:value-type="percentage" office:value="0.134359692092372" calcext:value-type="percentage">
            <text:p>13.44%</text:p>
          </table:table-cell>
          <table:table-cell table:style-name="ce28" office:value-type="percentage" office:value="0.122463261021694" calcext:value-type="percentage">
            <text:p>12.25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office:value-type="percentage" office:value="0.149356223175966" calcext:value-type="percentage">
            <text:p>14.94%</text:p>
          </table:table-cell>
          <table:table-cell table:style-name="ce28" office:value-type="percentage" office:value="0.134763948497854" calcext:value-type="percentage">
            <text:p>13.48%</text:p>
          </table:table-cell>
          <table:table-cell table:style-name="ce28" office:value-type="percentage" office:value="0.014592274678112" calcext:value-type="percentage">
            <text:p>1.4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958" calcext:value-type="float">
            <text:p>958</text:p>
          </table:table-cell>
          <table:table-cell office:value-type="percentage" office:value="0.15553235908142" calcext:value-type="percentage">
            <text:p>15.55%</text:p>
          </table:table-cell>
          <table:table-cell table:style-name="ce28" office:value-type="percentage" office:value="0.138830897703549" calcext:value-type="percentage">
            <text:p>13.88%</text:p>
          </table:table-cell>
          <table:table-cell table:style-name="ce28" office:value-type="percentage" office:value="0.016701461377871" calcext:value-type="percentage">
            <text:p>1.6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26" calcext:value-type="float">
            <text:p>826</text:p>
          </table:table-cell>
          <table:table-cell office:value-type="percentage" office:value="0.164648910411622" calcext:value-type="percentage">
            <text:p>16.46%</text:p>
          </table:table-cell>
          <table:table-cell table:style-name="ce28" office:value-type="percentage" office:value="0.147699757869249" calcext:value-type="percentage">
            <text:p>14.77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727" calcext:value-type="float">
            <text:p>727</text:p>
          </table:table-cell>
          <table:table-cell office:value-type="percentage" office:value="0.166437414030261" calcext:value-type="percentage">
            <text:p>16.64%</text:p>
          </table:table-cell>
          <table:table-cell table:style-name="ce28" office:value-type="percentage" office:value="0.148555708390647" calcext:value-type="percentage">
            <text:p>14.86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47" calcext:value-type="float">
            <text:p>647</text:p>
          </table:table-cell>
          <table:table-cell office:value-type="percentage" office:value="0.174652241112828" calcext:value-type="percentage">
            <text:p>17.47%</text:p>
          </table:table-cell>
          <table:table-cell table:style-name="ce28" office:value-type="percentage" office:value="0.154559505409583" calcext:value-type="percentage">
            <text:p>15.46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570" calcext:value-type="float">
            <text:p>570</text:p>
          </table:table-cell>
          <table:table-cell office:value-type="percentage" office:value="0.189473684210526" calcext:value-type="percentage">
            <text:p>18.95%</text:p>
          </table:table-cell>
          <table:table-cell table:style-name="ce28" office:value-type="percentage" office:value="0.166666666666667" calcext:value-type="percentage">
            <text:p>16.67%</text:p>
          </table:table-cell>
          <table:table-cell table:style-name="ce28" office:value-type="percentage" office:value="0.02280701754386" calcext:value-type="percentage">
            <text:p>2.2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514" calcext:value-type="float">
            <text:p>514</text:p>
          </table:table-cell>
          <table:table-cell office:value-type="percentage" office:value="0.192607003891051" calcext:value-type="percentage">
            <text:p>19.26%</text:p>
          </table:table-cell>
          <table:table-cell table:style-name="ce28" office:value-type="percentage" office:value="0.169260700389105" calcext:value-type="percentage">
            <text:p>16.93%</text:p>
          </table:table-cell>
          <table:table-cell table:style-name="ce28" office:value-type="percentage" office:value="0.023346303501946" calcext:value-type="percentage">
            <text:p>2.3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469" calcext:value-type="float">
            <text:p>469</text:p>
          </table:table-cell>
          <table:table-cell office:value-type="percentage" office:value="0.191897654584222" calcext:value-type="percentage">
            <text:p>19.19%</text:p>
          </table:table-cell>
          <table:table-cell table:style-name="ce28" office:value-type="percentage" office:value="0.168443496801706" calcext:value-type="percentage">
            <text:p>16.84%</text:p>
          </table:table-cell>
          <table:table-cell table:style-name="ce28" office:value-type="percentage" office:value="0.023454157782516" calcext:value-type="percentage">
            <text:p>2.3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421" calcext:value-type="float">
            <text:p>421</text:p>
          </table:table-cell>
          <table:table-cell office:value-type="percentage" office:value="0.209026128266033" calcext:value-type="percentage">
            <text:p>20.90%</text:p>
          </table:table-cell>
          <table:table-cell table:style-name="ce28" office:value-type="percentage" office:value="0.185273159144893" calcext:value-type="percentage">
            <text:p>18.53%</text:p>
          </table:table-cell>
          <table:table-cell table:style-name="ce28" office:value-type="percentage" office:value="0.02375296912114" calcext:value-type="percentage">
            <text:p>2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85" calcext:value-type="float">
            <text:p>385</text:p>
          </table:table-cell>
          <table:table-cell office:value-type="percentage" office:value="0.21038961038961" calcext:value-type="percentage">
            <text:p>21.04%</text:p>
          </table:table-cell>
          <table:table-cell table:style-name="ce28" office:value-type="percentage" office:value="0.18961038961039" calcext:value-type="percentage">
            <text:p>18.96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349" calcext:value-type="float">
            <text:p>349</text:p>
          </table:table-cell>
          <table:table-cell office:value-type="percentage" office:value="0.223495702005731" calcext:value-type="percentage">
            <text:p>22.35%</text:p>
          </table:table-cell>
          <table:table-cell table:style-name="ce28" office:value-type="percentage" office:value="0.200573065902579" calcext:value-type="percentage">
            <text:p>20.06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321" calcext:value-type="float">
            <text:p>321</text:p>
          </table:table-cell>
          <table:table-cell office:value-type="percentage" office:value="0.224299065420561" calcext:value-type="percentage">
            <text:p>22.43%</text:p>
          </table:table-cell>
          <table:table-cell table:style-name="ce28" office:value-type="percentage" office:value="0.199376947040498" calcext:value-type="percentage">
            <text:p>19.94%</text:p>
          </table:table-cell>
          <table:table-cell table:style-name="ce28" office:value-type="percentage" office:value="0.024922118380062" calcext:value-type="percentage">
            <text:p>2.49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22972972972973" calcext:value-type="percentage">
            <text:p>22.97%</text:p>
          </table:table-cell>
          <table:table-cell table:style-name="ce28" office:value-type="percentage" office:value="0.206081081081081" calcext:value-type="percentage">
            <text:p>20.61%</text:p>
          </table:table-cell>
          <table:table-cell table:style-name="ce28" office:value-type="percentage" office:value="0.023648648648649" calcext:value-type="percentage">
            <text:p>2.3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69" calcext:value-type="float">
            <text:p>269</text:p>
          </table:table-cell>
          <table:table-cell office:value-type="percentage" office:value="0.226765799256506" calcext:value-type="percentage">
            <text:p>22.68%</text:p>
          </table:table-cell>
          <table:table-cell table:style-name="ce28" office:value-type="percentage" office:value="0.204460966542751" calcext:value-type="percentage">
            <text:p>20.45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NCA</text:p>
          </table:table-cell>
          <table:table-cell table:style-name="ce24" office:value-type="string" calcext:value-type="string">
            <text:p>GrnWkNCA</text:p>
          </table:table-cell>
          <table:table-cell table:style-name="ce24" office:value-type="string" calcext:value-type="string">
            <text:p>DnrWkNC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65104166666667" calcext:value-type="percentage">
            <text:p>6.51%</text:p>
          </table:table-cell>
          <table:table-cell table:style-name="ce28" office:value-type="percentage" office:value="0.0625" calcext:value-type="percentage">
            <text:p>6.25%</text:p>
          </table:table-cell>
          <table:table-cell table:style-name="ce28" office:value-type="percentage" office:value="0.002604166666667" calcext:value-type="percentage">
            <text:p>0.26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88543224648519" calcext:value-type="percentage">
            <text:p>8.85%</text:p>
          </table:table-cell>
          <table:table-cell table:style-name="ce28" office:value-type="percentage" office:value="0.085551899491475" calcext:value-type="percentage">
            <text:p>8.56%</text:p>
          </table:table-cell>
          <table:table-cell table:style-name="ce28" office:value-type="percentage" office:value="0.002991325157045" calcext:value-type="percentage">
            <text:p>0.3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104935711323102" calcext:value-type="percentage">
            <text:p>10.49%</text:p>
          </table:table-cell>
          <table:table-cell table:style-name="ce28" office:value-type="percentage" office:value="0.10120282040647" calcext:value-type="percentage">
            <text:p>10.12%</text:p>
          </table:table-cell>
          <table:table-cell table:style-name="ce28" office:value-type="percentage" office:value="0.003732890916632" calcext:value-type="percentage">
            <text:p>0.3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118196811434854" calcext:value-type="percentage">
            <text:p>11.82%</text:p>
          </table:table-cell>
          <table:table-cell table:style-name="ce28" office:value-type="percentage" office:value="0.11434854315558" calcext:value-type="percentage">
            <text:p>11.43%</text:p>
          </table:table-cell>
          <table:table-cell table:style-name="ce28" office:value-type="percentage" office:value="0.003848268279274" calcext:value-type="percentage">
            <text:p>0.3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131560531840448" calcext:value-type="percentage">
            <text:p>13.16%</text:p>
          </table:table-cell>
          <table:table-cell table:style-name="ce28" office:value-type="percentage" office:value="0.127361791462561" calcext:value-type="percentage">
            <text:p>12.74%</text:p>
          </table:table-cell>
          <table:table-cell table:style-name="ce28" office:value-type="percentage" office:value="0.004198740377887" calcext:value-type="percentage">
            <text:p>0.4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151072961373391" calcext:value-type="percentage">
            <text:p>15.11%</text:p>
          </table:table-cell>
          <table:table-cell table:style-name="ce28" office:value-type="percentage" office:value="0.146781115879828" calcext:value-type="percentage">
            <text:p>14.68%</text:p>
          </table:table-cell>
          <table:table-cell table:style-name="ce28" office:value-type="percentage" office:value="0.004291845493562" calcext:value-type="percentage">
            <text:p>0.43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175365344467641" calcext:value-type="percentage">
            <text:p>17.54%</text:p>
          </table:table-cell>
          <table:table-cell table:style-name="ce28" office:value-type="percentage" office:value="0.170146137787056" calcext:value-type="percentage">
            <text:p>17.01%</text:p>
          </table:table-cell>
          <table:table-cell table:style-name="ce28" office:value-type="percentage" office:value="0.00521920668058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181598062953995" calcext:value-type="percentage">
            <text:p>18.16%</text:p>
          </table:table-cell>
          <table:table-cell table:style-name="ce28" office:value-type="percentage" office:value="0.175544794188862" calcext:value-type="percentage">
            <text:p>17.55%</text:p>
          </table:table-cell>
          <table:table-cell table:style-name="ce28" office:value-type="percentage" office:value="0.006053268765133" calcext:value-type="percentage">
            <text:p>0.61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196698762035763" calcext:value-type="percentage">
            <text:p>19.67%</text:p>
          </table:table-cell>
          <table:table-cell table:style-name="ce28" office:value-type="percentage" office:value="0.191196698762036" calcext:value-type="percentage">
            <text:p>19.12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208655332302937" calcext:value-type="percentage">
            <text:p>20.87%</text:p>
          </table:table-cell>
          <table:table-cell table:style-name="ce28" office:value-type="percentage" office:value="0.202472952086553" calcext:value-type="percentage">
            <text:p>20.25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217543859649123" calcext:value-type="percentage">
            <text:p>21.75%</text:p>
          </table:table-cell>
          <table:table-cell table:style-name="ce28" office:value-type="percentage" office:value="0.210526315789474" calcext:value-type="percentage">
            <text:p>21.05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229571984435798" calcext:value-type="percentage">
            <text:p>22.96%</text:p>
          </table:table-cell>
          <table:table-cell table:style-name="ce28" office:value-type="percentage" office:value="0.221789883268482" calcext:value-type="percentage">
            <text:p>22.18%</text:p>
          </table:table-cell>
          <table:table-cell table:style-name="ce28" office:value-type="percentage" office:value="0.007782101167315" calcext:value-type="percentage">
            <text:p>0.7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230277185501066" calcext:value-type="percentage">
            <text:p>23.03%</text:p>
          </table:table-cell>
          <table:table-cell table:style-name="ce28" office:value-type="percentage" office:value="0.223880597014925" calcext:value-type="percentage">
            <text:p>22.39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237529691211401" calcext:value-type="percentage">
            <text:p>23.75%</text:p>
          </table:table-cell>
          <table:table-cell table:style-name="ce28" office:value-type="percentage" office:value="0.232779097387173" calcext:value-type="percentage">
            <text:p>23.28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238961038961039" calcext:value-type="percentage">
            <text:p>23.90%</text:p>
          </table:table-cell>
          <table:table-cell table:style-name="ce28" office:value-type="percentage" office:value="0.233766233766234" calcext:value-type="percentage">
            <text:p>23.38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243553008595988" calcext:value-type="percentage">
            <text:p>24.36%</text:p>
          </table:table-cell>
          <table:table-cell table:style-name="ce28" office:value-type="percentage" office:value="0.237822349570201" calcext:value-type="percentage">
            <text:p>23.78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249221183800623" calcext:value-type="percentage">
            <text:p>24.92%</text:p>
          </table:table-cell>
          <table:table-cell table:style-name="ce28" office:value-type="percentage" office:value="0.242990654205607" calcext:value-type="percentage">
            <text:p>24.30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256756756756757" calcext:value-type="percentage">
            <text:p>25.68%</text:p>
          </table:table-cell>
          <table:table-cell table:style-name="ce28" office:value-type="percentage" office:value="0.25" calcext:value-type="percentage">
            <text:p>25.00%</text:p>
          </table:table-cell>
          <table:table-cell table:style-name="ce28" office:value-type="percentage" office:value="0.006756756756757" calcext:value-type="percentage">
            <text:p>0.68%</text:p>
          </table:table-cell>
          <table:table-cell table:style-name="ce28" table:number-columns-repeated="4"/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267657992565056" calcext:value-type="percentage">
            <text:p>26.77%</text:p>
          </table:table-cell>
          <table:table-cell table:style-name="ce28" office:value-type="percentage" office:value="0.260223048327137" calcext:value-type="percentage">
            <text:p>26.02%</text:p>
          </table:table-cell>
          <table:table-cell table:style-name="ce28" office:value-type="percentage" office:value="0.007434944237918" calcext:value-type="percentage">
            <text:p>0.74%</text:p>
          </table:table-cell>
          <table:table-cell table:style-name="ce28" table:number-columns-repeated="4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USE-ST" table:style-name="ta1">
        <table:shapes>
          <draw:frame draw:z-index="0" draw:style-name="gr1" draw:text-style-name="P1" svg:width="15.999cm" svg:height="8.999cm" svg:x="20.643cm" svg:y="0.87cm">
            <draw:object draw:notify-on-update-of-ranges="'CAUSE-ST'.A2:'CAUSE-ST'.A21 'CAUSE-ST'.F1:'CAUSE-ST'.F1 'CAUSE-ST'.F2:'CAUSE-ST'.F21 'CAUSE-ST'.H1:'CAUSE-ST'.H1 'CAUSE-ST'.H2:'CAUSE-ST'.H21 'CAUSE-ST'.I1:'CAUSE-ST'.I1 'CAUSE-ST'.I2:'CAUSE-ST'.I2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1" draw:style-name="gr1" draw:text-style-name="P1" svg:width="15.999cm" svg:height="8.999cm" svg:x="20.561cm" svg:y="11.144cm">
            <draw:object draw:notify-on-update-of-ranges="'CAUSE-ST'.A25:'CAUSE-ST'.A44 'CAUSE-ST'.F24:'CAUSE-ST'.F24 'CAUSE-ST'.F25:'CAUSE-ST'.F44 'CAUSE-ST'.H24:'CAUSE-ST'.H24 'CAUSE-ST'.H25:'CAUSE-ST'.H44 'CAUSE-ST'.I24:'CAUSE-ST'.I24 'CAUSE-ST'.I25:'CAUSE-ST'.I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default-cell-style-name="ce28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7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HCA</text:p>
          </table:table-cell>
          <table:table-cell table:style-name="ce24"/>
          <table:table-cell table:style-name="ce24" office:value-type="string" calcext:value-type="string">
            <text:p>GrnStrHCA</text:p>
          </table:table-cell>
          <table:table-cell table:style-name="ce29" office:value-type="string" calcext:value-type="string">
            <text:p>DnrStrH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Human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24" office:value-type="string" calcext:value-type="string">
            <text:p>--778</text:p>
          </table:table-cell>
          <table:table-cell table:style-name="ce24" table:number-columns-repeated="46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8229166666667" calcext:value-type="percentage">
            <text:p>1.82%</text:p>
          </table:table-cell>
          <table:table-cell table:style-name="ce28"/>
          <table:table-cell table:style-name="ce28" office:value-type="percentage" office:value="0.016145833333333" calcext:value-type="percentage">
            <text:p>1.61%</text:p>
          </table:table-cell>
          <table:table-cell table:style-name="ce28" office:value-type="percentage" office:value="0.002083333333333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482799880347" calcext:value-type="percentage">
            <text:p>2.48%</text:p>
          </table:table-cell>
          <table:table-cell table:style-name="ce28"/>
          <table:table-cell table:style-name="ce28" office:value-type="percentage" office:value="0.022434938677834" calcext:value-type="percentage">
            <text:p>2.24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48361675653" calcext:value-type="percentage">
            <text:p>2.94%</text:p>
          </table:table-cell>
          <table:table-cell table:style-name="ce28"/>
          <table:table-cell table:style-name="ce28" office:value-type="percentage" office:value="0.027374533388636" calcext:value-type="percentage">
            <text:p>2.74%</text:p>
          </table:table-cell>
          <table:table-cell table:style-name="ce28" office:value-type="percentage" office:value="0.002073828287018" calcext:value-type="percentage">
            <text:p>0.21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383177570094" calcext:value-type="percentage">
            <text:p>3.74%</text:p>
          </table:table-cell>
          <table:table-cell table:style-name="ce28"/>
          <table:table-cell table:style-name="ce28" office:value-type="percentage" office:value="0.034634414513469" calcext:value-type="percentage">
            <text:p>3.46%</text:p>
          </table:table-cell>
          <table:table-cell table:style-name="ce28" office:value-type="percentage" office:value="0.002748763056625" calcext:value-type="percentage">
            <text:p>0.27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1287613715885" calcext:value-type="percentage">
            <text:p>4.13%</text:p>
          </table:table-cell>
          <table:table-cell table:style-name="ce28"/>
          <table:table-cell table:style-name="ce28" office:value-type="percentage" office:value="0.038488453463961" calcext:value-type="percentage">
            <text:p>3.85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7210300429185" calcext:value-type="percentage">
            <text:p>4.72%</text:p>
          </table:table-cell>
          <table:table-cell table:style-name="ce28"/>
          <table:table-cell table:style-name="ce28" office:value-type="percentage" office:value="0.043776824034335" calcext:value-type="percentage">
            <text:p>4.38%</text:p>
          </table:table-cell>
          <table:table-cell table:style-name="ce28" office:value-type="percentage" office:value="0.00343347639485" calcext:value-type="percentage">
            <text:p>0.34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9060542797495" calcext:value-type="percentage">
            <text:p>4.91%</text:p>
          </table:table-cell>
          <table:table-cell table:style-name="ce28"/>
          <table:table-cell table:style-name="ce28" office:value-type="percentage" office:value="0.044885177453027" calcext:value-type="percentage">
            <text:p>4.49%</text:p>
          </table:table-cell>
          <table:table-cell table:style-name="ce28" office:value-type="percentage" office:value="0.004175365344468" calcext:value-type="percentage">
            <text:p>0.42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3268765133172" calcext:value-type="percentage">
            <text:p>5.33%</text:p>
          </table:table-cell>
          <table:table-cell table:style-name="ce28"/>
          <table:table-cell table:style-name="ce28" office:value-type="percentage" office:value="0.048426150121065" calcext:value-type="percentage">
            <text:p>4.84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777166437414" calcext:value-type="percentage">
            <text:p>5.78%</text:p>
          </table:table-cell>
          <table:table-cell table:style-name="ce28"/>
          <table:table-cell table:style-name="ce28" office:value-type="percentage" office:value="0.052269601100413" calcext:value-type="percentage">
            <text:p>5.23%</text:p>
          </table:table-cell>
          <table:table-cell table:style-name="ce28" office:value-type="percentage" office:value="0.005502063273728" calcext:value-type="percentage">
            <text:p>0.55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1823802163833" calcext:value-type="percentage">
            <text:p>6.18%</text:p>
          </table:table-cell>
          <table:table-cell table:style-name="ce28"/>
          <table:table-cell table:style-name="ce28" office:value-type="percentage" office:value="0.05564142194745" calcext:value-type="percentage">
            <text:p>5.56%</text:p>
          </table:table-cell>
          <table:table-cell table:style-name="ce28" office:value-type="percentage" office:value="0.006182380216383" calcext:value-type="percentage">
            <text:p>0.62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6666666666667" calcext:value-type="percentage">
            <text:p>6.67%</text:p>
          </table:table-cell>
          <table:table-cell table:style-name="ce28"/>
          <table:table-cell table:style-name="ce28" office:value-type="percentage" office:value="0.059649122807018" calcext:value-type="percentage">
            <text:p>5.96%</text:p>
          </table:table-cell>
          <table:table-cell table:style-name="ce28" office:value-type="percentage" office:value="0.007017543859649" calcext:value-type="percentage">
            <text:p>0.7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68093385214008" calcext:value-type="percentage">
            <text:p>6.81%</text:p>
          </table:table-cell>
          <table:table-cell table:style-name="ce28"/>
          <table:table-cell table:style-name="ce28" office:value-type="percentage" office:value="0.062256809338521" calcext:value-type="percentage">
            <text:p>6.23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2494669509595" calcext:value-type="percentage">
            <text:p>7.25%</text:p>
          </table:table-cell>
          <table:table-cell table:style-name="ce28"/>
          <table:table-cell table:style-name="ce28" office:value-type="percentage" office:value="0.066098081023454" calcext:value-type="percentage">
            <text:p>6.61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78384798099763" calcext:value-type="percentage">
            <text:p>7.84%</text:p>
          </table:table-cell>
          <table:table-cell table:style-name="ce28"/>
          <table:table-cell table:style-name="ce28" office:value-type="percentage" office:value="0.073634204275535" calcext:value-type="percentage">
            <text:p>7.36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0519480519481" calcext:value-type="percentage">
            <text:p>8.05%</text:p>
          </table:table-cell>
          <table:table-cell table:style-name="ce28"/>
          <table:table-cell table:style-name="ce28" office:value-type="percentage" office:value="0.077922077922078" calcext:value-type="percentage">
            <text:p>7.79%</text:p>
          </table:table-cell>
          <table:table-cell table:style-name="ce28" office:value-type="percentage" office:value="0.002597402597403" calcext:value-type="percentage">
            <text:p>0.26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8825214899714" calcext:value-type="percentage">
            <text:p>8.88%</text:p>
          </table:table-cell>
          <table:table-cell table:style-name="ce28"/>
          <table:table-cell table:style-name="ce28" office:value-type="percentage" office:value="0.08595988538682" calcext:value-type="percentage">
            <text:p>8.60%</text:p>
          </table:table-cell>
          <table:table-cell table:style-name="ce28" office:value-type="percentage" office:value="0.002865329512894" calcext:value-type="percentage">
            <text:p>0.29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90342679127726" calcext:value-type="percentage">
            <text:p>9.03%</text:p>
          </table:table-cell>
          <table:table-cell table:style-name="ce28"/>
          <table:table-cell table:style-name="ce28" office:value-type="percentage" office:value="0.087227414330218" calcext:value-type="percentage">
            <text:p>8.72%</text:p>
          </table:table-cell>
          <table:table-cell table:style-name="ce28" office:value-type="percentage" office:value="0.003115264797508" calcext:value-type="percentage">
            <text:p>0.31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8445945945946" calcext:value-type="percentage">
            <text:p>8.45%</text:p>
          </table:table-cell>
          <table:table-cell table:style-name="ce28"/>
          <table:table-cell table:style-name="ce28" office:value-type="percentage" office:value="0.08445945945946" calcext:value-type="percentage">
            <text:p>8.4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8550185873606" calcext:value-type="percentage">
            <text:p>8.55%</text:p>
          </table:table-cell>
          <table:table-cell table:style-name="ce28"/>
          <table:table-cell table:style-name="ce28" office:value-type="percentage" office:value="0.08550185873606" calcext:value-type="percentage">
            <text:p>8.5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NCA</text:p>
          </table:table-cell>
          <table:table-cell table:style-name="ce24"/>
          <table:table-cell table:style-name="ce24" office:value-type="string" calcext:value-type="string">
            <text:p>GrnStrNCA</text:p>
          </table:table-cell>
          <table:table-cell table:style-name="ce29" office:value-type="string" calcext:value-type="string">
            <text:p>DnrStrNCA</text:p>
          </table:table-cell>
          <table:table-cell table:style-name="ce35" office:value-type="string" calcext:value-type="string" table:number-columns-spanned="6" table:number-rows-spanned="1">
            <text:p>{<text:span text:style-name="T2">Green</text:span>,Denier} + Strong + NatureCause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35" calcext:value-type="percentage">
            <text:p>1.35%</text:p>
          </table:table-cell>
          <table:table-cell/>
          <table:table-cell table:style-name="ce28" office:value-type="percentage" office:value="0.0134" calcext:value-type="percentage">
            <text:p>1.34%</text:p>
          </table:table-cell>
          <table:table-cell table:style-name="ce28" office:value-type="percentage" office:value="0.0002" calcext:value-type="percentage">
            <text:p>0.02%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194" calcext:value-type="percentage">
            <text:p>1.94%</text:p>
          </table:table-cell>
          <table:table-cell table:style-name="ce28"/>
          <table:table-cell table:style-name="ce28" office:value-type="percentage" office:value="0.0194" calcext:value-type="percentage">
            <text:p>1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32" calcext:value-type="percentage">
            <text:p>2.32%</text:p>
          </table:table-cell>
          <table:table-cell table:style-name="ce28"/>
          <table:table-cell table:style-name="ce28" office:value-type="percentage" office:value="0.0232" calcext:value-type="percentage">
            <text:p>2.3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64" calcext:value-type="percentage">
            <text:p>2.64%</text:p>
          </table:table-cell>
          <table:table-cell table:style-name="ce28"/>
          <table:table-cell table:style-name="ce28" office:value-type="percentage" office:value="0.0264" calcext:value-type="percentage">
            <text:p>2.6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294" calcext:value-type="percentage">
            <text:p>2.94%</text:p>
          </table:table-cell>
          <table:table-cell table:style-name="ce28"/>
          <table:table-cell table:style-name="ce28" office:value-type="percentage" office:value="0.0294" calcext:value-type="percentage">
            <text:p>2.9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26" calcext:value-type="percentage">
            <text:p>3.26%</text:p>
          </table:table-cell>
          <table:table-cell table:style-name="ce28"/>
          <table:table-cell table:style-name="ce28" office:value-type="percentage" office:value="0.0326" calcext:value-type="percentage">
            <text:p>3.2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6" calcext:value-type="percentage">
            <text:p>3.86%</text:p>
          </table:table-cell>
          <table:table-cell table:style-name="ce28"/>
          <table:table-cell table:style-name="ce28" office:value-type="percentage" office:value="0.0386" calcext:value-type="percentage">
            <text:p>3.86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51" calcext:value-type="percentage">
            <text:p>3.51%</text:p>
          </table:table-cell>
          <table:table-cell table:style-name="ce28"/>
          <table:table-cell table:style-name="ce28" office:value-type="percentage" office:value="0.0351" calcext:value-type="percentage">
            <text:p>3.5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85" calcext:value-type="percentage">
            <text:p>3.85%</text:p>
          </table:table-cell>
          <table:table-cell table:style-name="ce28"/>
          <table:table-cell table:style-name="ce28" office:value-type="percentage" office:value="0.0385" calcext:value-type="percentage">
            <text:p>3.8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371" calcext:value-type="percentage">
            <text:p>3.71%</text:p>
          </table:table-cell>
          <table:table-cell table:style-name="ce28"/>
          <table:table-cell table:style-name="ce28" office:value-type="percentage" office:value="0.0371" calcext:value-type="percentage">
            <text:p>3.71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4" calcext:value-type="percentage">
            <text:p>4.04%</text:p>
          </table:table-cell>
          <table:table-cell table:style-name="ce28"/>
          <table:table-cell table:style-name="ce28" office:value-type="percentage" office:value="0.0404" calcext:value-type="percentage">
            <text:p>4.04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05" calcext:value-type="percentage">
            <text:p>4.05%</text:p>
          </table:table-cell>
          <table:table-cell table:style-name="ce28"/>
          <table:table-cell table:style-name="ce28" office:value-type="percentage" office:value="0.0405" calcext:value-type="percentage">
            <text:p>4.05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28" calcext:value-type="percentage">
            <text:p>4.28%</text:p>
          </table:table-cell>
          <table:table-cell table:style-name="ce28"/>
          <table:table-cell table:style-name="ce28" office:value-type="percentage" office:value="0.0428" calcext:value-type="percentage">
            <text:p>4.28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42" calcext:value-type="percentage">
            <text:p>4.42%</text:p>
          </table:table-cell>
          <table:table-cell table:style-name="ce28"/>
          <table:table-cell table:style-name="ce28" office:value-type="percentage" office:value="0.0442" calcext:value-type="percentage">
            <text:p>4.42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3" calcext:value-type="percentage">
            <text:p>4.30%</text:p>
          </table:table-cell>
          <table:table-cell table:style-name="ce28"/>
          <table:table-cell table:style-name="ce28" office:value-type="percentage" office:value="0.043" calcext:value-type="percentage">
            <text:p>4.3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467" calcext:value-type="percentage">
            <text:p>4.67%</text:p>
          </table:table-cell>
          <table:table-cell table:style-name="ce28"/>
          <table:table-cell table:style-name="ce28" office:value-type="percentage" office:value="0.0467" calcext:value-type="percentage">
            <text:p>4.67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/>
          <table:table-cell table:style-name="ce28" table:number-columns-repeated="2"/>
          <table:table-cell table:style-name="ce28" office:value-type="percentage" office:value="0.0473" calcext:value-type="percentage">
            <text:p>4.73%</text:p>
          </table:table-cell>
          <table:table-cell table:style-name="ce28"/>
          <table:table-cell table:style-name="ce28" office:value-type="percentage" office:value="0.0473" calcext:value-type="percentage">
            <text:p>4.73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28" table:number-columns-repeated="2"/>
          <table:table-cell table:style-name="ce28" office:value-type="percentage" office:value="0.052" calcext:value-type="percentage">
            <text:p>5.20%</text:p>
          </table:table-cell>
          <table:table-cell table:style-name="ce28"/>
          <table:table-cell table:style-name="ce28" office:value-type="percentage" office:value="0.052" calcext:value-type="percentage">
            <text:p>5.20%</text:p>
          </table:table-cell>
          <table:table-cell table:style-name="ce28" office:value-type="percentage" office:value="0" calcext:value-type="percentage">
            <text:p>0.00%</text:p>
          </table:table-cell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0" table:number-columns-spanned="6" table:number-rows-spanned="1"/>
          <table:covered-table-cell table:number-columns-repeated="5" table:style-name="ce31"/>
          <table:table-cell table:style-name="ce31"/>
          <table:table-cell table:style-name="ce24" table:number-columns-repeated="48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3">
          <table:table-cell table:style-name="ce24"/>
          <table:table-cell table:style-name="ce27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2"/>
          <table:table-cell table:style-name="ce29"/>
          <table:table-cell table:style-name="ce35" table:number-columns-spanned="6" table:number-rows-spanned="1"/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</table:table-row>
        <table:table-row table:style-name="ro1" table:number-rows-repeated="18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>
          <table:table-cell/>
          <table:table-cell table:style-name="Default"/>
          <table:table-cell/>
          <table:table-cell table:style-name="ce28" table:number-columns-repeated="6"/>
          <table:table-cell table:number-columns-repeated="55"/>
        </table:table-row>
        <table:table-row table:style-name="ro1">
          <table:table-cell table:number-columns-repeated="3"/>
          <table:table-cell table:style-name="ce28" table:number-columns-repeated="6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ce28" table:number-columns-repeated="5"/>
          <table:table-cell table:number-columns-repeated="56"/>
        </table:table-row>
        <table:table-row table:style-name="ro1" table:number-rows-repeated="10483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 office:value-type="string" calcext:value-type="string">
            <text:p>StrCO2A</text:p>
          </table:table-cell>
          <table:table-cell table:style-name="ce24" office:value-type="string" calcext:value-type="string">
            <text:p>StrCO2A(AB)</text:p>
          </table:table-cell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0" calcext:value-type="float">
            <text:p>5,760</text:p>
          </table:table-cell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 office:value-type="percentage" office:value="0.004861111111111" calcext:value-type="percentage">
            <text:p>0.49%</text:p>
          </table:table-cell>
          <table:table-cell table:style-name="ce28" office:value-type="percentage" office:value="0.0046875" calcext:value-type="percentage">
            <text:p>0.47%</text:p>
          </table:table-cell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3" calcext:value-type="float">
            <text:p>3,343</text:p>
          </table:table-cell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 office:value-type="percentage" office:value="0.007179180376907" calcext:value-type="percentage">
            <text:p>0.72%</text:p>
          </table:table-cell>
          <table:table-cell table:style-name="ce28" office:value-type="percentage" office:value="0.006880047861203" calcext:value-type="percentage">
            <text:p>0.69%</text:p>
          </table:table-cell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1" calcext:value-type="float">
            <text:p>2,411</text:p>
          </table:table-cell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 office:value-type="percentage" office:value="0.009124844462878" calcext:value-type="percentage">
            <text:p>0.91%</text:p>
          </table:table-cell>
          <table:table-cell table:style-name="ce28" office:value-type="percentage" office:value="0.008710078805475" calcext:value-type="percentage">
            <text:p>0.87%</text:p>
          </table:table-cell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19" calcext:value-type="float">
            <text:p>1,819</text:p>
          </table:table-cell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 office:value-type="percentage" office:value="0.009895547003848" calcext:value-type="percentage">
            <text:p>0.99%</text:p>
          </table:table-cell>
          <table:table-cell table:style-name="ce28" office:value-type="percentage" office:value="0.009345794392523" calcext:value-type="percentage">
            <text:p>0.93%</text:p>
          </table:table-cell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29" calcext:value-type="float">
            <text:p>1,429</text:p>
          </table:table-cell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 office:value-type="percentage" office:value="0.01259622113366" calcext:value-type="percentage">
            <text:p>1.26%</text:p>
          </table:table-cell>
          <table:table-cell table:style-name="ce28" office:value-type="percentage" office:value="0.011896431070679" calcext:value-type="percentage">
            <text:p>1.19%</text:p>
          </table:table-cell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5" calcext:value-type="float">
            <text:p>1,165</text:p>
          </table:table-cell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 office:value-type="percentage" office:value="0.013733905579399" calcext:value-type="percentage">
            <text:p>1.37%</text:p>
          </table:table-cell>
          <table:table-cell table:style-name="ce28" office:value-type="percentage" office:value="0.012875536480687" calcext:value-type="percentage">
            <text:p>1.29%</text:p>
          </table:table-cell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8" calcext:value-type="float">
            <text:p>958</text:p>
          </table:table-cell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 office:value-type="percentage" office:value="0.015657620041754" calcext:value-type="percentage">
            <text:p>1.57%</text:p>
          </table:table-cell>
          <table:table-cell table:style-name="ce28" office:value-type="percentage" office:value="0.014613778705637" calcext:value-type="percentage">
            <text:p>1.46%</text:p>
          </table:table-cell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6" calcext:value-type="float">
            <text:p>826</text:p>
          </table:table-cell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 office:value-type="percentage" office:value="0.016949152542373" calcext:value-type="percentage">
            <text:p>1.69%</text:p>
          </table:table-cell>
          <table:table-cell table:style-name="ce28" office:value-type="percentage" office:value="0.016949152542373" calcext:value-type="percentage">
            <text:p>1.69%</text:p>
          </table:table-cell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7" calcext:value-type="float">
            <text:p>727</text:p>
          </table:table-cell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 office:value-type="percentage" office:value="0.017881705639615" calcext:value-type="percentage">
            <text:p>1.79%</text:p>
          </table:table-cell>
          <table:table-cell table:style-name="ce28" office:value-type="percentage" office:value="0.017881705639615" calcext:value-type="percentage">
            <text:p>1.79%</text:p>
          </table:table-cell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7" calcext:value-type="float">
            <text:p>647</text:p>
          </table:table-cell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 office:value-type="percentage" office:value="0.020092735703246" calcext:value-type="percentage">
            <text:p>2.01%</text:p>
          </table:table-cell>
          <table:table-cell table:style-name="ce28" office:value-type="percentage" office:value="0.020092735703246" calcext:value-type="percentage">
            <text:p>2.01%</text:p>
          </table:table-cell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0" calcext:value-type="float">
            <text:p>570</text:p>
          </table:table-cell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 office:value-type="percentage" office:value="0.017543859649123" calcext:value-type="percentage">
            <text:p>1.75%</text:p>
          </table:table-cell>
          <table:table-cell table:style-name="ce28" office:value-type="percentage" office:value="0.017543859649123" calcext:value-type="percentage">
            <text:p>1.75%</text:p>
          </table:table-cell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4" calcext:value-type="float">
            <text:p>514</text:p>
          </table:table-cell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 office:value-type="percentage" office:value="0.019455252918288" calcext:value-type="percentage">
            <text:p>1.95%</text:p>
          </table:table-cell>
          <table:table-cell table:style-name="ce28" office:value-type="percentage" office:value="0.019455252918288" calcext:value-type="percentage">
            <text:p>1.95%</text:p>
          </table:table-cell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69" calcext:value-type="float">
            <text:p>469</text:p>
          </table:table-cell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 office:value-type="percentage" office:value="0.019189765458422" calcext:value-type="percentage">
            <text:p>1.92%</text:p>
          </table:table-cell>
          <table:table-cell table:style-name="ce28" office:value-type="percentage" office:value="0.019189765458422" calcext:value-type="percentage">
            <text:p>1.92%</text:p>
          </table:table-cell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1" calcext:value-type="float">
            <text:p>421</text:p>
          </table:table-cell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office:value-type="percentage" office:value="0.019002375296912" calcext:value-type="percentage">
            <text:p>1.90%</text:p>
          </table:table-cell>
          <table:table-cell table:style-name="ce28" office:value-type="percentage" office:value="0.019002375296912" calcext:value-type="percentage">
            <text:p>1.90%</text:p>
          </table:table-cell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5" calcext:value-type="float">
            <text:p>385</text:p>
          </table:table-cell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office:value-type="percentage" office:value="0.020779220779221" calcext:value-type="percentage">
            <text:p>2.08%</text:p>
          </table:table-cell>
          <table:table-cell table:style-name="ce28" office:value-type="percentage" office:value="0.020779220779221" calcext:value-type="percentage">
            <text:p>2.08%</text:p>
          </table:table-cell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49" calcext:value-type="float">
            <text:p>349</text:p>
          </table:table-cell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office:value-type="percentage" office:value="0.022922636103152" calcext:value-type="percentage">
            <text:p>2.29%</text:p>
          </table:table-cell>
          <table:table-cell table:style-name="ce28" office:value-type="percentage" office:value="0.022922636103152" calcext:value-type="percentage">
            <text:p>2.29%</text:p>
          </table:table-cell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1" calcext:value-type="float">
            <text:p>321</text:p>
          </table:table-cell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office:value-type="percentage" office:value="0.021806853582555" calcext:value-type="percentage">
            <text:p>2.18%</text:p>
          </table:table-cell>
          <table:table-cell table:style-name="ce28" office:value-type="percentage" office:value="0.021806853582555" calcext:value-type="percentage">
            <text:p>2.18%</text:p>
          </table:table-cell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office:value-type="percentage" office:value="0.02027027027027" calcext:value-type="percentage">
            <text:p>2.03%</text:p>
          </table:table-cell>
          <table:table-cell table:style-name="ce28" office:value-type="percentage" office:value="0.02027027027027" calcext:value-type="percentage">
            <text:p>2.03%</text:p>
          </table:table-cell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69" calcext:value-type="float">
            <text:p>269</text:p>
          </table:table-cell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office:value-type="percentage" office:value="0.022304832713755" calcext:value-type="percentage">
            <text:p>2.23%</text:p>
          </table:table-cell>
          <table:table-cell table:style-name="ce28" office:value-type="percentage" office:value="0.022304832713755" calcext:value-type="percentage">
            <text:p>2.23%</text:p>
          </table:table-cell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WK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-WK'.A25:'CNSRV-CO2-WK'.A44 'CNSRV-CO2-WK'.C24:'CNSRV-CO2-WK'.C24 'CNSRV-CO2-WK'.C25:'CNSRV-CO2-WK'.C44 'CNSRV-CO2-WK'.D24:'CNSRV-CO2-WK'.D24 'CNSRV-CO2-WK'.D25:'CNSRV-CO2-WK'.D44 'CNSRV-CO2-WK'.E24:'CNSRV-CO2-WK'.E24 'CNSRV-CO2-WK'.E25:'CNSRV-CO2-WK'.E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CO2A</text:p>
          </table:table-cell>
          <table:table-cell table:style-name="ce24" office:value-type="string" calcext:value-type="string">
            <text:p>GrnWkCO2A</text:p>
          </table:table-cell>
          <table:table-cell table:style-name="ce24" office:value-type="string" calcext:value-type="string">
            <text:p>DnrWkCO2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office:value-type="percentage" office:value="0.013541666666667" calcext:value-type="percentage">
            <text:p>1.35%</text:p>
          </table:table-cell>
          <table:table-cell office:value-type="percentage" office:value="0.011631944444445" calcext:value-type="percentage">
            <text:p>1.16%</text:p>
          </table:table-cell>
          <table:table-cell table:style-name="ce28" office:value-type="percentage" office:value="0.001909722222222" calcext:value-type="percentage">
            <text:p>0.19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office:value-type="percentage" office:value="0.019742746036494" calcext:value-type="percentage">
            <text:p>1.97%</text:p>
          </table:table-cell>
          <table:table-cell office:value-type="percentage" office:value="0.017349685910859" calcext:value-type="percentage">
            <text:p>1.73%</text:p>
          </table:table-cell>
          <table:table-cell table:style-name="ce28" office:value-type="percentage" office:value="0.002393060125636" calcext:value-type="percentage">
            <text:p>0.2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office:value-type="percentage" office:value="0.024885939444214" calcext:value-type="percentage">
            <text:p>2.49%</text:p>
          </table:table-cell>
          <table:table-cell office:value-type="percentage" office:value="0.021567814184986" calcext:value-type="percentage">
            <text:p>2.16%</text:p>
          </table:table-cell>
          <table:table-cell table:style-name="ce28" office:value-type="percentage" office:value="0.003318125259229" calcext:value-type="percentage">
            <text:p>0.3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office:value-type="percentage" office:value="0.02803738317757" calcext:value-type="percentage">
            <text:p>2.80%</text:p>
          </table:table-cell>
          <table:table-cell office:value-type="percentage" office:value="0.023639362286971" calcext:value-type="percentage">
            <text:p>2.36%</text:p>
          </table:table-cell>
          <table:table-cell table:style-name="ce28" office:value-type="percentage" office:value="0.004398020890599" calcext:value-type="percentage">
            <text:p>0.4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office:value-type="percentage" office:value="0.034289713086074" calcext:value-type="percentage">
            <text:p>3.43%</text:p>
          </table:table-cell>
          <table:table-cell office:value-type="percentage" office:value="0.028691392582225" calcext:value-type="percentage">
            <text:p>2.87%</text:p>
          </table:table-cell>
          <table:table-cell table:style-name="ce28" office:value-type="percentage" office:value="0.005598320503849" calcext:value-type="percentage">
            <text:p>0.5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office:value-type="percentage" office:value="0.03862660944206" calcext:value-type="percentage">
            <text:p>3.86%</text:p>
          </table:table-cell>
          <table:table-cell office:value-type="percentage" office:value="0.032618025751073" calcext:value-type="percentage">
            <text:p>3.26%</text:p>
          </table:table-cell>
          <table:table-cell table:style-name="ce28" office:value-type="percentage" office:value="0.006008583690987" calcext:value-type="percentage">
            <text:p>0.60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office:value-type="percentage" office:value="0.042797494780793" calcext:value-type="percentage">
            <text:p>4.28%</text:p>
          </table:table-cell>
          <table:table-cell office:value-type="percentage" office:value="0.036534446764092" calcext:value-type="percentage">
            <text:p>3.65%</text:p>
          </table:table-cell>
          <table:table-cell table:style-name="ce28" office:value-type="percentage" office:value="0.006263048016701" calcext:value-type="percentage">
            <text:p>0.6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office:value-type="percentage" office:value="0.046004842615012" calcext:value-type="percentage">
            <text:p>4.60%</text:p>
          </table:table-cell>
          <table:table-cell office:value-type="percentage" office:value="0.041162227602906" calcext:value-type="percentage">
            <text:p>4.12%</text:p>
          </table:table-cell>
          <table:table-cell table:style-name="ce28" office:value-type="percentage" office:value="0.004842615012107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office:value-type="percentage" office:value="0.050894085281981" calcext:value-type="percentage">
            <text:p>5.09%</text:p>
          </table:table-cell>
          <table:table-cell office:value-type="percentage" office:value="0.046767537826685" calcext:value-type="percentage">
            <text:p>4.68%</text:p>
          </table:table-cell>
          <table:table-cell table:style-name="ce28" office:value-type="percentage" office:value="0.004126547455296" calcext:value-type="percentage">
            <text:p>0.41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office:value-type="percentage" office:value="0.054095826893354" calcext:value-type="percentage">
            <text:p>5.41%</text:p>
          </table:table-cell>
          <table:table-cell office:value-type="percentage" office:value="0.049459041731067" calcext:value-type="percentage">
            <text:p>4.95%</text:p>
          </table:table-cell>
          <table:table-cell table:style-name="ce28" office:value-type="percentage" office:value="0.004636785162287" calcext:value-type="percentage">
            <text:p>0.46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office:value-type="percentage" office:value="0.052631578947369" calcext:value-type="percentage">
            <text:p>5.26%</text:p>
          </table:table-cell>
          <table:table-cell office:value-type="percentage" office:value="0.047368421052632" calcext:value-type="percentage">
            <text:p>4.74%</text:p>
          </table:table-cell>
          <table:table-cell table:style-name="ce28" office:value-type="percentage" office:value="0.005263157894737" calcext:value-type="percentage">
            <text:p>0.53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office:value-type="percentage" office:value="0.058365758754864" calcext:value-type="percentage">
            <text:p>5.84%</text:p>
          </table:table-cell>
          <table:table-cell office:value-type="percentage" office:value="0.052529182879378" calcext:value-type="percentage">
            <text:p>5.25%</text:p>
          </table:table-cell>
          <table:table-cell table:style-name="ce28" office:value-type="percentage" office:value="0.005836575875486" calcext:value-type="percentage">
            <text:p>0.5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office:value-type="percentage" office:value="0.06183368869936" calcext:value-type="percentage">
            <text:p>6.18%</text:p>
          </table:table-cell>
          <table:table-cell office:value-type="percentage" office:value="0.05543710021322" calcext:value-type="percentage">
            <text:p>5.54%</text:p>
          </table:table-cell>
          <table:table-cell table:style-name="ce28" office:value-type="percentage" office:value="0.006396588486141" calcext:value-type="percentage">
            <text:p>0.6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office:value-type="percentage" office:value="0.061757719714964" calcext:value-type="percentage">
            <text:p>6.18%</text:p>
          </table:table-cell>
          <table:table-cell office:value-type="percentage" office:value="0.057007125890736" calcext:value-type="percentage">
            <text:p>5.70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office:value-type="percentage" office:value="0.067532467532468" calcext:value-type="percentage">
            <text:p>6.75%</text:p>
          </table:table-cell>
          <table:table-cell office:value-type="percentage" office:value="0.062337662337662" calcext:value-type="percentage">
            <text:p>6.23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office:value-type="percentage" office:value="0.068767908309456" calcext:value-type="percentage">
            <text:p>6.88%</text:p>
          </table:table-cell>
          <table:table-cell office:value-type="percentage" office:value="0.063037249283668" calcext:value-type="percentage">
            <text:p>6.30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office:value-type="percentage" office:value="0.071651090342679" calcext:value-type="percentage">
            <text:p>7.17%</text:p>
          </table:table-cell>
          <table:table-cell office:value-type="percentage" office:value="0.065420560747664" calcext:value-type="percentage">
            <text:p>6.54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074324324324324" calcext:value-type="percentage">
            <text:p>7.43%</text:p>
          </table:table-cell>
          <table:table-cell office:value-type="percentage" office:value="0.070945945945946" calcext:value-type="percentage">
            <text:p>7.0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office:value-type="percentage" office:value="0.070631970260223" calcext:value-type="percentage">
            <text:p>7.06%</text:p>
          </table:table-cell>
          <table:table-cell office:value-type="percentage" office:value="0.066914498141264" calcext:value-type="percentage">
            <text:p>6.69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SRV-CO2-ST" table:style-name="ta1">
        <table:shapes>
          <draw:frame draw:z-index="0" draw:style-name="gr1" draw:text-style-name="P1" svg:width="16.01cm" svg:height="8.999cm" svg:x="20.451cm" svg:y="0.6cm">
            <draw:object draw:notify-on-update-of-ranges="'CNSRV-CO2-WK'.A2:'CNSRV-CO2-WK'.A21 'CNSRV-CO2-WK'.B1:'CNSRV-CO2-WK'.B1 'CNSRV-CO2-WK'.B2:'CNSRV-CO2-WK'.B21 'CNSRV-CO2-WK'.C1:'CNSRV-CO2-WK'.C1 'CNSRV-CO2-WK'.C2:'CNSRV-CO2-WK'.C21 'CNSRV-CO2-WK'.D1:'CNSRV-CO2-WK'.D1 'CNSRV-CO2-WK'.D2:'CNSRV-CO2-WK'.D21 'CNSRV-CO2-WK'.E1:'CNSRV-CO2-WK'.E1 'CNSRV-CO2-WK'.E2:'CNSRV-CO2-WK'.E21 'CNSRV-CO2-WK'.F1:'CNSRV-CO2-WK'.F1 'CNSRV-CO2-WK'.F2:'CNSRV-CO2-WK'.F21 'CNSRV-CO2-WK'.G1:'CNSRV-CO2-WK'.G1 'CNSRV-CO2-WK'.G2:'CNSRV-CO2-WK'.G21 'CNSRV-CO2-WK'.H1:'CNSRV-CO2-WK'.H1 'CNSRV-CO2-WK'.H2:'CNSRV-CO2-WK'.H21 'CNSRV-CO2-WK'.I1:'CNSRV-CO2-WK'.I1 'CNSRV-CO2-WK'.I2:'CNSRV-CO2-WK'.I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9cm" svg:height="8.999cm" svg:x="20.544cm" svg:y="11.118cm">
            <draw:object draw:notify-on-update-of-ranges="'CNSRV-CO2-ST'.A25:'CNSRV-CO2-ST'.A44 'CNSRV-CO2-ST'.F24:'CNSRV-CO2-ST'.F24 'CNSRV-CO2-ST'.F25:'CNSRV-CO2-ST'.F44 'CNSRV-CO2-ST'.H24:'CNSRV-CO2-ST'.H24 'CNSRV-CO2-ST'.H25:'CNSRV-CO2-ST'.H44 'CNSRV-CO2-ST'.I24:'CNSRV-CO2-ST'.I24 'CNSRV-CO2-ST'.I25:'CNSRV-CO2-ST'.I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28"/>
        <table:table-column table:style-name="co1" table:default-cell-style-name="Default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CA</text:p>
          </table:table-cell>
          <table:table-cell table:style-name="ce24" office:value-type="string" calcext:value-type="string">
            <text:p>GrnWkECA</text:p>
          </table:table-cell>
          <table:table-cell table:style-name="ce24" office:value-type="string" calcext:value-type="string">
            <text:p>DnrWkECA</text:p>
          </table:table-cell>
          <table:table-cell table:style-name="ce25" office:value-type="string" calcext:value-type="string">
            <text:p>StrECA</text:p>
          </table:table-cell>
          <table:table-cell table:style-name="ce24" office:value-type="string" calcext:value-type="string">
            <text:p>StrECA(AB)</text:p>
          </table:table-cell>
          <table:table-cell table:style-name="ce24" office:value-type="string" calcext:value-type="string">
            <text:p>GrnStrECA</text:p>
          </table:table-cell>
          <table:table-cell table:style-name="ce29" office:value-type="string" calcext:value-type="string">
            <text:p>DnrStrEC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28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28" office:value-type="percentage" office:value="0.018052421454609" calcext:value-type="percentage">
            <text:p>1.81%</text:p>
          </table:table-cell>
          <table:table-cell table:style-name="ce28" office:value-type="percentage" office:value="0.022391945842736" calcext:value-type="percentage">
            <text:p>2.24%</text:p>
          </table:table-cell>
          <table:table-cell table:style-name="ce28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28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28" office:value-type="percentage" office:value="0.026016746411483" calcext:value-type="percentage">
            <text:p>2.60%</text:p>
          </table:table-cell>
          <table:table-cell table:style-name="ce28" office:value-type="percentage" office:value="0.031997607655502" calcext:value-type="percentage">
            <text:p>3.20%</text:p>
          </table:table-cell>
          <table:table-cell table:style-name="ce28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28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28" office:value-type="percentage" office:value="0.031094527363184" calcext:value-type="percentage">
            <text:p>3.11%</text:p>
          </table:table-cell>
          <table:table-cell table:style-name="ce28" office:value-type="percentage" office:value="0.038971807628524" calcext:value-type="percentage">
            <text:p>3.90%</text:p>
          </table:table-cell>
          <table:table-cell table:style-name="ce28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28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28" office:value-type="percentage" office:value="0.037362637362637" calcext:value-type="percentage">
            <text:p>3.74%</text:p>
          </table:table-cell>
          <table:table-cell table:style-name="ce28" office:value-type="percentage" office:value="0.047252747252747" calcext:value-type="percentage">
            <text:p>4.73%</text:p>
          </table:table-cell>
          <table:table-cell table:style-name="ce28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28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28" office:value-type="percentage" office:value="0.044755244755245" calcext:value-type="percentage">
            <text:p>4.48%</text:p>
          </table:table-cell>
          <table:table-cell table:style-name="ce28" office:value-type="percentage" office:value="0.057342657342657" calcext:value-type="percentage">
            <text:p>5.73%</text:p>
          </table:table-cell>
          <table:table-cell table:style-name="ce28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28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28" office:value-type="percentage" office:value="0.049742710120069" calcext:value-type="percentage">
            <text:p>4.97%</text:p>
          </table:table-cell>
          <table:table-cell table:style-name="ce28" office:value-type="percentage" office:value="0.065180102915952" calcext:value-type="percentage">
            <text:p>6.52%</text:p>
          </table:table-cell>
          <table:table-cell table:style-name="ce28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28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28" office:value-type="percentage" office:value="0.05318039624609" calcext:value-type="percentage">
            <text:p>5.32%</text:p>
          </table:table-cell>
          <table:table-cell table:style-name="ce28" office:value-type="percentage" office:value="0.068821689259646" calcext:value-type="percentage">
            <text:p>6.88%</text:p>
          </table:table-cell>
          <table:table-cell table:style-name="ce28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28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28" office:value-type="percentage" office:value="0.058041112454655" calcext:value-type="percentage">
            <text:p>5.80%</text:p>
          </table:table-cell>
          <table:table-cell table:style-name="ce28" office:value-type="percentage" office:value="0.076178960096735" calcext:value-type="percentage">
            <text:p>7.62%</text:p>
          </table:table-cell>
          <table:table-cell table:style-name="ce28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28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28" office:value-type="percentage" office:value="0.056318681318681" calcext:value-type="percentage">
            <text:p>5.63%</text:p>
          </table:table-cell>
          <table:table-cell table:style-name="ce28" office:value-type="percentage" office:value="0.078296703296703" calcext:value-type="percentage">
            <text:p>7.83%</text:p>
          </table:table-cell>
          <table:table-cell table:style-name="ce28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28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28" office:value-type="percentage" office:value="0.054012345679012" calcext:value-type="percentage">
            <text:p>5.40%</text:p>
          </table:table-cell>
          <table:table-cell table:style-name="ce28" office:value-type="percentage" office:value="0.078703703703704" calcext:value-type="percentage">
            <text:p>7.87%</text:p>
          </table:table-cell>
          <table:table-cell table:style-name="ce28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28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28" office:value-type="percentage" office:value="0.057793345008757" calcext:value-type="percentage">
            <text:p>5.78%</text:p>
          </table:table-cell>
          <table:table-cell table:style-name="ce28" office:value-type="percentage" office:value="0.084063047285464" calcext:value-type="percentage">
            <text:p>8.41%</text:p>
          </table:table-cell>
          <table:table-cell table:style-name="ce28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28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28" office:value-type="percentage" office:value="0.060194174757282" calcext:value-type="percentage">
            <text:p>6.02%</text:p>
          </table:table-cell>
          <table:table-cell table:style-name="ce28" office:value-type="percentage" office:value="0.089320388349515" calcext:value-type="percentage">
            <text:p>8.93%</text:p>
          </table:table-cell>
          <table:table-cell table:style-name="ce28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28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28" office:value-type="percentage" office:value="0.061702127659575" calcext:value-type="percentage">
            <text:p>6.17%</text:p>
          </table:table-cell>
          <table:table-cell table:style-name="ce28" office:value-type="percentage" office:value="0.095744680851064" calcext:value-type="percentage">
            <text:p>9.57%</text:p>
          </table:table-cell>
          <table:table-cell table:style-name="ce28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28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28" office:value-type="percentage" office:value="0.06872037914692" calcext:value-type="percentage">
            <text:p>6.87%</text:p>
          </table:table-cell>
          <table:table-cell table:style-name="ce28" office:value-type="percentage" office:value="0.101895734597156" calcext:value-type="percentage">
            <text:p>10.19%</text:p>
          </table:table-cell>
          <table:table-cell table:style-name="ce28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28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28" office:value-type="percentage" office:value="0.075129533678757" calcext:value-type="percentage">
            <text:p>7.51%</text:p>
          </table:table-cell>
          <table:table-cell table:style-name="ce28" office:value-type="percentage" office:value="0.106217616580311" calcext:value-type="percentage">
            <text:p>10.62%</text:p>
          </table:table-cell>
          <table:table-cell table:style-name="ce28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28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28" office:value-type="percentage" office:value="0.077142857142857" calcext:value-type="percentage">
            <text:p>7.71%</text:p>
          </table:table-cell>
          <table:table-cell table:style-name="ce28" office:value-type="percentage" office:value="0.108571428571429" calcext:value-type="percentage">
            <text:p>10.86%</text:p>
          </table:table-cell>
          <table:table-cell table:style-name="ce28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28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28" office:value-type="percentage" office:value="0.077639751552795" calcext:value-type="percentage">
            <text:p>7.76%</text:p>
          </table:table-cell>
          <table:table-cell table:style-name="ce28" office:value-type="percentage" office:value="0.108695652173913" calcext:value-type="percentage">
            <text:p>10.87%</text:p>
          </table:table-cell>
          <table:table-cell table:style-name="ce28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28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28" office:value-type="percentage" office:value="0.077441077441078" calcext:value-type="percentage">
            <text:p>7.74%</text:p>
          </table:table-cell>
          <table:table-cell table:style-name="ce28" office:value-type="percentage" office:value="0.107744107744108" calcext:value-type="percentage">
            <text:p>10.77%</text:p>
          </table:table-cell>
          <table:table-cell table:style-name="ce28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28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28" office:value-type="percentage" office:value="0.077777777777778" calcext:value-type="percentage">
            <text:p>7.78%</text:p>
          </table:table-cell>
          <table:table-cell table:style-name="ce28" office:value-type="percentage" office:value="0.111111111111111" calcext:value-type="percentage">
            <text:p>11.11%</text:p>
          </table:table-cell>
          <table:table-cell table:style-name="ce28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CO2A</text:p>
          </table:table-cell>
          <table:table-cell table:style-name="ce24"/>
          <table:table-cell table:style-name="ce24" office:value-type="string" calcext:value-type="string">
            <text:p>GrnStrCO2A</text:p>
          </table:table-cell>
          <table:table-cell table:style-name="ce29" office:value-type="string" calcext:value-type="string">
            <text:p>DnrStrCO2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Strong + CO2Cu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47"/>
          <table:table-cell table:number-columns-repeated="960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3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4861111111111" calcext:value-type="percentage">
            <text:p>0.49%</text:p>
          </table:table-cell>
          <table:table-cell table:style-name="ce28"/>
          <table:table-cell table:style-name="ce28" office:value-type="percentage" office:value="0.003993055555556" calcext:value-type="percentage">
            <text:p>0.40%</text:p>
          </table:table-cell>
          <table:table-cell table:style-name="ce28" office:value-type="percentage" office:value="0.000868055555556" calcext:value-type="percentage">
            <text:p>0.09%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7179180376907" calcext:value-type="percentage">
            <text:p>0.72%</text:p>
          </table:table-cell>
          <table:table-cell table:style-name="ce28"/>
          <table:table-cell table:style-name="ce28" office:value-type="percentage" office:value="0.005982650314089" calcext:value-type="percentage">
            <text:p>0.60%</text:p>
          </table:table-cell>
          <table:table-cell table:style-name="ce28" office:value-type="percentage" office:value="0.001196530062818" calcext:value-type="percentage">
            <text:p>0.12%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124844462878" calcext:value-type="percentage">
            <text:p>0.91%</text:p>
          </table:table-cell>
          <table:table-cell table:style-name="ce28"/>
          <table:table-cell table:style-name="ce28" office:value-type="percentage" office:value="0.007465781833264" calcext:value-type="percentage">
            <text:p>0.75%</text:p>
          </table:table-cell>
          <table:table-cell table:style-name="ce28" office:value-type="percentage" office:value="0.001659062629614" calcext:value-type="percentage">
            <text:p>0.17%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09895547003848" calcext:value-type="percentage">
            <text:p>0.99%</text:p>
          </table:table-cell>
          <table:table-cell table:style-name="ce28"/>
          <table:table-cell table:style-name="ce28" office:value-type="percentage" office:value="0.007696536558549" calcext:value-type="percentage">
            <text:p>0.77%</text:p>
          </table:table-cell>
          <table:table-cell table:style-name="ce28" office:value-type="percentage" office:value="0.0021990104453" calcext:value-type="percentage">
            <text:p>0.22%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259622113366" calcext:value-type="percentage">
            <text:p>1.26%</text:p>
          </table:table-cell>
          <table:table-cell table:style-name="ce28"/>
          <table:table-cell table:style-name="ce28" office:value-type="percentage" office:value="0.009797060881735" calcext:value-type="percentage">
            <text:p>0.98%</text:p>
          </table:table-cell>
          <table:table-cell table:style-name="ce28" office:value-type="percentage" office:value="0.00279916025192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3733905579399" calcext:value-type="percentage">
            <text:p>1.37%</text:p>
          </table:table-cell>
          <table:table-cell table:style-name="ce28"/>
          <table:table-cell table:style-name="ce28" office:value-type="percentage" office:value="0.011158798283262" calcext:value-type="percentage">
            <text:p>1.12%</text:p>
          </table:table-cell>
          <table:table-cell table:style-name="ce28" office:value-type="percentage" office:value="0.002575107296137" calcext:value-type="percentage">
            <text:p>0.26%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5657620041754" calcext:value-type="percentage">
            <text:p>1.57%</text:p>
          </table:table-cell>
          <table:table-cell table:style-name="ce28"/>
          <table:table-cell table:style-name="ce28" office:value-type="percentage" office:value="0.012526096033403" calcext:value-type="percentage">
            <text:p>1.25%</text:p>
          </table:table-cell>
          <table:table-cell table:style-name="ce28" office:value-type="percentage" office:value="0.003131524008351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6949152542373" calcext:value-type="percentage">
            <text:p>1.69%</text:p>
          </table:table-cell>
          <table:table-cell table:style-name="ce28"/>
          <table:table-cell table:style-name="ce28" office:value-type="percentage" office:value="0.013317191283293" calcext:value-type="percentage">
            <text:p>1.33%</text:p>
          </table:table-cell>
          <table:table-cell table:style-name="ce28" office:value-type="percentage" office:value="0.00363196125908" calcext:value-type="percentage">
            <text:p>0.36%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881705639615" calcext:value-type="percentage">
            <text:p>1.79%</text:p>
          </table:table-cell>
          <table:table-cell table:style-name="ce28"/>
          <table:table-cell table:style-name="ce28" office:value-type="percentage" office:value="0.015130674002751" calcext:value-type="percentage">
            <text:p>1.51%</text:p>
          </table:table-cell>
          <table:table-cell table:style-name="ce28" office:value-type="percentage" office:value="0.002751031636864" calcext:value-type="percentage">
            <text:p>0.28%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092735703246" calcext:value-type="percentage">
            <text:p>2.01%</text:p>
          </table:table-cell>
          <table:table-cell table:style-name="ce28"/>
          <table:table-cell table:style-name="ce28" office:value-type="percentage" office:value="0.017001545595054" calcext:value-type="percentage">
            <text:p>1.70%</text:p>
          </table:table-cell>
          <table:table-cell table:style-name="ce28" office:value-type="percentage" office:value="0.003091190108192" calcext:value-type="percentage">
            <text:p>0.31%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7543859649123" calcext:value-type="percentage">
            <text:p>1.75%</text:p>
          </table:table-cell>
          <table:table-cell table:style-name="ce28"/>
          <table:table-cell table:style-name="ce28" office:value-type="percentage" office:value="0.014035087719298" calcext:value-type="percentage">
            <text:p>1.40%</text:p>
          </table:table-cell>
          <table:table-cell table:style-name="ce28" office:value-type="percentage" office:value="0.003508771929825" calcext:value-type="percentage">
            <text:p>0.35%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455252918288" calcext:value-type="percentage">
            <text:p>1.95%</text:p>
          </table:table-cell>
          <table:table-cell table:style-name="ce28"/>
          <table:table-cell table:style-name="ce28" office:value-type="percentage" office:value="0.01556420233463" calcext:value-type="percentage">
            <text:p>1.56%</text:p>
          </table:table-cell>
          <table:table-cell table:style-name="ce28" office:value-type="percentage" office:value="0.003891050583658" calcext:value-type="percentage">
            <text:p>0.39%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189765458422" calcext:value-type="percentage">
            <text:p>1.92%</text:p>
          </table:table-cell>
          <table:table-cell table:style-name="ce28"/>
          <table:table-cell table:style-name="ce28" office:value-type="percentage" office:value="0.014925373134328" calcext:value-type="percentage">
            <text:p>1.49%</text:p>
          </table:table-cell>
          <table:table-cell table:style-name="ce28" office:value-type="percentage" office:value="0.004264392324094" calcext:value-type="percentage">
            <text:p>0.43%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19002375296912" calcext:value-type="percentage">
            <text:p>1.90%</text:p>
          </table:table-cell>
          <table:table-cell table:style-name="ce28"/>
          <table:table-cell table:style-name="ce28" office:value-type="percentage" office:value="0.014251781472684" calcext:value-type="percentage">
            <text:p>1.43%</text:p>
          </table:table-cell>
          <table:table-cell table:style-name="ce28" office:value-type="percentage" office:value="0.004750593824228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0779220779221" calcext:value-type="percentage">
            <text:p>2.08%</text:p>
          </table:table-cell>
          <table:table-cell table:style-name="ce28"/>
          <table:table-cell table:style-name="ce28" office:value-type="percentage" office:value="0.015584415584416" calcext:value-type="percentage">
            <text:p>1.56%</text:p>
          </table:table-cell>
          <table:table-cell table:style-name="ce28" office:value-type="percentage" office:value="0.005194805194805" calcext:value-type="percentage">
            <text:p>0.52%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922636103152" calcext:value-type="percentage">
            <text:p>2.29%</text:p>
          </table:table-cell>
          <table:table-cell table:style-name="ce28"/>
          <table:table-cell table:style-name="ce28" office:value-type="percentage" office:value="0.017191977077364" calcext:value-type="percentage">
            <text:p>1.72%</text:p>
          </table:table-cell>
          <table:table-cell table:style-name="ce28" office:value-type="percentage" office:value="0.005730659025788" calcext:value-type="percentage">
            <text:p>0.57%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1806853582555" calcext:value-type="percentage">
            <text:p>2.18%</text:p>
          </table:table-cell>
          <table:table-cell table:style-name="ce28"/>
          <table:table-cell table:style-name="ce28" office:value-type="percentage" office:value="0.015576323987539" calcext:value-type="percentage">
            <text:p>1.56%</text:p>
          </table:table-cell>
          <table:table-cell table:style-name="ce28" office:value-type="percentage" office:value="0.006230529595016" calcext:value-type="percentage">
            <text:p>0.62%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ce28"/>
          <table:table-cell office:value-type="percentage" office:value="0.02027027027027" calcext:value-type="percentage">
            <text:p>2.03%</text:p>
          </table:table-cell>
          <table:table-cell table:style-name="ce28"/>
          <table:table-cell table:style-name="ce28" office:value-type="percentage" office:value="0.016891891891892" calcext:value-type="percentage">
            <text:p>1.69%</text:p>
          </table:table-cell>
          <table:table-cell table:style-name="ce28" office:value-type="percentage" office:value="0.003378378378378" calcext:value-type="percentage">
            <text:p>0.34%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/>
          <table:table-cell table:number-columns-repeated="2"/>
          <table:table-cell table:style-name="ce28"/>
          <table:table-cell office:value-type="percentage" office:value="0.022304832713755" calcext:value-type="percentage">
            <text:p>2.23%</text:p>
          </table:table-cell>
          <table:table-cell table:style-name="ce28"/>
          <table:table-cell table:style-name="ce28" office:value-type="percentage" office:value="0.018587360594796" calcext:value-type="percentage">
            <text:p>1.86%</text:p>
          </table:table-cell>
          <table:table-cell table:style-name="ce28" office:value-type="percentage" office:value="0.003717472118959" calcext:value-type="percentage">
            <text:p>0.37%</text:p>
          </table:table-cell>
          <table:table-cell table:number-columns-repeated="1015"/>
        </table:table-row>
        <table:table-row table:style-name="ro1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/>
          <table:table-cell table:style-name="ce27"/>
          <table:table-cell table:style-name="ce25" table:number-columns-repeated="2"/>
          <table:table-cell table:style-name="ce24"/>
          <table:table-cell table:style-name="ce25"/>
          <table:table-cell table:style-name="ce24" table:number-columns-repeated="2"/>
          <table:table-cell table:style-name="ce24" table:number-columns-spanned="5" table:number-rows-spanned="1"/>
          <table:covered-table-cell table:number-columns-repeated="4" table:style-name="ce18"/>
          <table:table-cell table:style-name="ce18" table:number-columns-repeated="51"/>
          <table:table-cell table:style-name="ce20" table:number-columns-repeated="960"/>
        </table:table-row>
        <table:table-row table:style-name="ro1" table:number-rows-repeated="18">
          <table:table-cell/>
          <table:table-cell table:style-name="ce26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 office:value-type="string" calcext:value-type="string">
            <text:p>StrEGA</text:p>
          </table:table-cell>
          <table:table-cell table:style-name="ce24" office:value-type="string" calcext:value-type="string">
            <text:p>StrEGA(AB)</text:p>
          </table:table-cell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3"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3"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3"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WK" table:style-name="ta1">
        <table:shapes>
          <draw:frame draw:z-index="0" draw:style-name="gr1" draw:text-style-name="P1" svg:width="16.01cm" svg:height="8.999cm" svg:x="20.451cm" svg:y="0.6cm">
            <draw:object draw:notify-on-update-of-ranges="'ENV-ECON-WK'.A2:'ENV-ECON-WK'.A21 'ENV-ECON-WK'.B1:'ENV-ECON-WK'.B1 'ENV-ECON-WK'.B2:'ENV-ECON-WK'.B21 'ENV-ECON-WK'.C1:'ENV-ECON-WK'.C1 'ENV-ECON-WK'.C2:'ENV-ECON-WK'.C21 'ENV-ECON-WK'.D1:'ENV-ECON-WK'.D1 'ENV-ECON-WK'.D2:'ENV-ECON-WK'.D21 'ENV-ECON-WK'.E1:'ENV-ECON-WK'.E1 'ENV-ECON-WK'.E2:'ENV-ECON-WK'.E21 'ENV-ECON-WK'.F1:'ENV-ECON-WK'.F1 'ENV-ECON-WK'.F2:'ENV-ECON-WK'.F21 'ENV-ECON-WK'.G1:'ENV-ECON-WK'.G1 'ENV-ECON-WK'.G2:'ENV-ECON-WK'.G21 'ENV-ECON-WK'.H1:'ENV-ECON-WK'.H1 'ENV-ECON-WK'.H2:'ENV-ECON-WK'.H21 'ENV-ECON-WK'.I1:'ENV-ECON-WK'.I1 'ENV-ECON-WK'.I2:'ENV-ECON-WK'.I2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16.01cm" svg:height="8.999cm" svg:x="20.451cm" svg:y="11.263cm">
            <draw:object draw:notify-on-update-of-ranges="'ENV-ECON-WK'.A25:'ENV-ECON-WK'.A44 'ENV-ECON-WK'.C24:'ENV-ECON-WK'.C24 'ENV-ECON-WK'.C25:'ENV-ECON-WK'.C44 'ENV-ECON-WK'.D24:'ENV-ECON-WK'.D24 'ENV-ECON-WK'.D25:'ENV-ECON-WK'.D44 'ENV-ECON-WK'.E24:'ENV-ECON-WK'.E24 'ENV-ECON-WK'.E25:'ENV-ECON-WK'.E44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EGA</text:p>
          </table:table-cell>
          <table:table-cell table:style-name="ce24" office:value-type="string" calcext:value-type="string">
            <text:p>GrnWkEGA</text:p>
          </table:table-cell>
          <table:table-cell table:style-name="ce24" office:value-type="string" calcext:value-type="string">
            <text:p>DnrWkEGA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5" office:value-type="string" calcext:value-type="string" table:number-columns-spanned="6" table:number-rows-spanned="1">
            <text:p>{Green,Denier} + Weak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013888888888889" calcext:value-type="percentage">
            <text:p>1.39%</text:p>
          </table:table-cell>
          <table:table-cell office:value-type="percentage" office:value="0.013715277777778" calcext:value-type="percentage">
            <text:p>1.37%</text:p>
          </table:table-cell>
          <table:table-cell office:value-type="percentage" office:value="0.000173611111111" calcext:value-type="percentage">
            <text:p>0.02%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018546215973676" calcext:value-type="percentage">
            <text:p>1.85%</text:p>
          </table:table-cell>
          <table:table-cell office:value-type="percentage" office:value="0.018247083457972" calcext:value-type="percentage">
            <text:p>1.82%</text:p>
          </table:table-cell>
          <table:table-cell office:value-type="percentage" office:value="0.000299132515704" calcext:value-type="percentage">
            <text:p>0.03%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022397345499793" calcext:value-type="percentage">
            <text:p>2.24%</text:p>
          </table:table-cell>
          <table:table-cell office:value-type="percentage" office:value="0.021982579842389" calcext:value-type="percentage">
            <text:p>2.20%</text:p>
          </table:table-cell>
          <table:table-cell office:value-type="percentage" office:value="0.000414765657404" calcext:value-type="percentage">
            <text:p>0.04%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percentage" office:value="0.025838372732271" calcext:value-type="percentage">
            <text:p>2.58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percentage" office:value="0.028691392582225" calcext:value-type="percentage">
            <text:p>2.87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percentage" office:value="0.033476394849786" calcext:value-type="percentage">
            <text:p>3.3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percentage" office:value="0.033402922755741" calcext:value-type="percentage">
            <text:p>3.34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percentage" office:value="0.036319612590799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percentage" office:value="0.038514442916094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percentage" office:value="0.040185471406492" calcext:value-type="percentage">
            <text:p>4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percentage" office:value="0.043859649122807" calcext:value-type="percentage">
            <text:p>4.3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2" office:value-type="percentage" office:value="0.04863813229572" calcext:value-type="percentage">
            <text:p>4.8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2" office:value-type="percentage" office:value="0.046908315565032" calcext:value-type="percentage">
            <text:p>4.6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percentage" office:value="0.049881235154394" calcext:value-type="percentage">
            <text:p>4.99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percentage" office:value="0.054545454545455" calcext:value-type="percentage">
            <text:p>5.45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2" office:value-type="percentage" office:value="0.060171919770774" calcext:value-type="percentage">
            <text:p>6.02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2" office:value-type="percentage" office:value="0.062305295950156" calcext:value-type="percentage">
            <text:p>6.23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2" office:value-type="percentage" office:value="0.067567567567568" calcext:value-type="percentage">
            <text:p>6.7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2" office:value-type="percentage" office:value="0.070631970260223" calcext:value-type="percentage">
            <text:p>7.06%</text:p>
          </table:table-cell>
          <table:table-cell office:value-type="percentage" office:value="0" calcext:value-type="percentage">
            <text:p>0.00%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ENV-ECON-ST" table:style-name="ta1">
        <table:shapes>
          <draw:frame draw:z-index="0" draw:style-name="gr1" draw:text-style-name="P1" svg:width="16.01cm" svg:height="8.999cm" svg:x="20.451cm" svg:y="0.6cm">
            <draw:object draw:notify-on-update-of-ranges="'ENV-ECON-ST'.A2:'ENV-ECON-ST'.A21 'ENV-ECON-ST'.B1:'ENV-ECON-ST'.B1 'ENV-ECON-ST'.B2:'ENV-ECON-ST'.B21 'ENV-ECON-ST'.C1:'ENV-ECON-ST'.C1 'ENV-ECON-ST'.C2:'ENV-ECON-ST'.C21 'ENV-ECON-ST'.D1:'ENV-ECON-ST'.D1 'ENV-ECON-ST'.D2:'ENV-ECON-ST'.D21 'ENV-ECON-ST'.E1:'ENV-ECON-ST'.E1 'ENV-ECON-ST'.E2:'ENV-ECON-ST'.E21 'ENV-ECON-ST'.F1:'ENV-ECON-ST'.F1 'ENV-ECON-ST'.F2:'ENV-ECON-ST'.F21 'ENV-ECON-ST'.G1:'ENV-ECON-ST'.G1 'ENV-ECON-ST'.G2:'ENV-ECON-ST'.G21 'ENV-ECON-ST'.H1:'ENV-ECON-ST'.H1 'ENV-ECON-ST'.H2:'ENV-ECON-ST'.H21 'ENV-ECON-ST'.I1:'ENV-ECON-ST'.I1 'ENV-ECON-ST'.I2:'ENV-ECON-ST'.I2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" draw:style-name="gr1" draw:text-style-name="P1" svg:width="15.999cm" svg:height="8.999cm" svg:x="20.621cm" svg:y="11.133cm">
            <draw:object draw:notify-on-update-of-ranges="'ENV-ECON-ST'.A25:'ENV-ECON-ST'.A44 'ENV-ECON-ST'.F24:'ENV-ECON-ST'.F24 'ENV-ECON-ST'.F25:'ENV-ECON-ST'.F44 'ENV-ECON-ST'.H24:'ENV-ECON-ST'.H24 'ENV-ECON-ST'.H25:'ENV-ECON-ST'.H44 'ENV-ECON-ST'.I24:'ENV-ECON-ST'.I24 'ENV-ECON-ST'.I25:'ENV-ECON-ST'.I44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10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PEA</text:p>
          </table:table-cell>
          <table:table-cell table:style-name="ce24" office:value-type="string" calcext:value-type="string">
            <text:p>GrnWkPEA</text:p>
          </table:table-cell>
          <table:table-cell table:style-name="ce24" office:value-type="string" calcext:value-type="string">
            <text:p>DnrWkPEA</text:p>
          </table:table-cell>
          <table:table-cell table:style-name="ce25" office:value-type="string" calcext:value-type="string">
            <text:p>StrPEA</text:p>
          </table:table-cell>
          <table:table-cell table:style-name="ce24" office:value-type="string" calcext:value-type="string">
            <text:p>StrPEA(AB)</text:p>
          </table:table-cell>
          <table:table-cell table:style-name="ce24" office:value-type="string" calcext:value-type="string">
            <text:p>GrnStrPEA</text:p>
          </table:table-cell>
          <table:table-cell table:style-name="ce29" office:value-type="string" calcext:value-type="string">
            <text:p>DnrStrPEA</text:p>
          </table:table-cell>
          <table:table-cell table:style-name="ce30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101371289706648" calcext:value-type="percentage">
            <text:p>10.14%</text:p>
          </table:table-cell>
          <table:table-cell office:value-type="percentage" office:value="0.096337441416421" calcext:value-type="percentage">
            <text:p>9.63%</text:p>
          </table:table-cell>
          <table:table-cell office:value-type="percentage" office:value="0.003124457559451" calcext:value-type="percentage">
            <text:p>0.31%</text:p>
          </table:table-cell>
          <table:table-cell office:value-type="percentage" office:value="0.056587398021177" calcext:value-type="percentage">
            <text:p>5.66%</text:p>
          </table:table-cell>
          <table:table-cell office:value-type="percentage" office:value="0.054851588265926" calcext:value-type="percentage">
            <text:p>5.49%</text:p>
          </table:table-cell>
          <table:table-cell office:value-type="percentage" office:value="0.053462940461725" calcext:value-type="percentage">
            <text:p>5.35%</text:p>
          </table:table-cell>
          <table:table-cell office:value-type="percentage" office:value="0.002082971706301" calcext:value-type="percentage">
            <text:p>0.21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EGA</text:p>
          </table:table-cell>
          <table:table-cell table:style-name="ce24"/>
          <table:table-cell table:style-name="ce24" office:value-type="string" calcext:value-type="string">
            <text:p>GrnStrEGA</text:p>
          </table:table-cell>
          <table:table-cell table:style-name="ce29" office:value-type="string" calcext:value-type="string">
            <text:p>DnrStrEGA</text:p>
          </table:table-cell>
          <table:table-cell table:style-name="ce35" office:value-type="string" calcext:value-type="string" table:number-columns-spanned="6" table:number-rows-spanned="1">
            <text:p>{Green,Denier} + Strong + EconomicGrowthAccount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08680555555556" calcext:value-type="percentage">
            <text:p>0.87%</text:p>
          </table:table-cell>
          <table:table-cell/>
          <table:table-cell office:value-type="percentage" office:value="0.008680555555556" calcext:value-type="percentage">
            <text:p>0.8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011666168112474" calcext:value-type="percentage">
            <text:p>1.17%</text:p>
          </table:table-cell>
          <table:table-cell/>
          <table:table-cell office:value-type="percentage" office:value="0.011666168112474" calcext:value-type="percentage">
            <text:p>1.1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014516798009125" calcext:value-type="percentage">
            <text:p>1.45%</text:p>
          </table:table-cell>
          <table:table-cell/>
          <table:table-cell office:value-type="percentage" office:value="0.014516798009125" calcext:value-type="percentage">
            <text:p>1.4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018141836173722" calcext:value-type="percentage">
            <text:p>1.81%</text:p>
          </table:table-cell>
          <table:table-cell/>
          <table:table-cell office:value-type="percentage" office:value="0.018141836173722" calcext:value-type="percentage">
            <text:p>1.8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019594121763471" calcext:value-type="percentage">
            <text:p>1.96%</text:p>
          </table:table-cell>
          <table:table-cell/>
          <table:table-cell office:value-type="percentage" office:value="0.019594121763471" calcext:value-type="percentage">
            <text:p>1.9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023175965665236" calcext:value-type="percentage">
            <text:p>2.32%</text:p>
          </table:table-cell>
          <table:table-cell/>
          <table:table-cell office:value-type="percentage" office:value="0.023175965665236" calcext:value-type="percentage">
            <text:p>2.32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024008350730689" calcext:value-type="percentage">
            <text:p>2.40%</text:p>
          </table:table-cell>
          <table:table-cell/>
          <table:table-cell office:value-type="percentage" office:value="0.024008350730689" calcext:value-type="percentage">
            <text:p>2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025423728813559" calcext:value-type="percentage">
            <text:p>2.54%</text:p>
          </table:table-cell>
          <table:table-cell/>
          <table:table-cell office:value-type="percentage" office:value="0.025423728813559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026134800550206" calcext:value-type="percentage">
            <text:p>2.61%</text:p>
          </table:table-cell>
          <table:table-cell/>
          <table:table-cell office:value-type="percentage" office:value="0.026134800550206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029366306027821" calcext:value-type="percentage">
            <text:p>2.94%</text:p>
          </table:table-cell>
          <table:table-cell/>
          <table:table-cell office:value-type="percentage" office:value="0.029366306027821" calcext:value-type="percentage">
            <text:p>2.9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031578947368421" calcext:value-type="percentage">
            <text:p>3.16%</text:p>
          </table:table-cell>
          <table:table-cell/>
          <table:table-cell office:value-type="percentage" office:value="0.031578947368421" calcext:value-type="percentage">
            <text:p>3.1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035019455252918" calcext:value-type="percentage">
            <text:p>3.50%</text:p>
          </table:table-cell>
          <table:table-cell/>
          <table:table-cell office:value-type="percentage" office:value="0.03501945525291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034115138592751" calcext:value-type="percentage">
            <text:p>3.41%</text:p>
          </table:table-cell>
          <table:table-cell/>
          <table:table-cell office:value-type="percentage" office:value="0.034115138592751" calcext:value-type="percentage">
            <text:p>3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03562945368171" calcext:value-type="percentage">
            <text:p>3.56%</text:p>
          </table:table-cell>
          <table:table-cell/>
          <table:table-cell office:value-type="percentage" office:value="0.03562945368171" calcext:value-type="percentage">
            <text:p>3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038961038961039" calcext:value-type="percentage">
            <text:p>3.90%</text:p>
          </table:table-cell>
          <table:table-cell/>
          <table:table-cell office:value-type="percentage" office:value="0.038961038961039" calcext:value-type="percentage">
            <text:p>3.9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04297994269341" calcext:value-type="percentage">
            <text:p>4.30%</text:p>
          </table:table-cell>
          <table:table-cell/>
          <table:table-cell office:value-type="percentage" office:value="0.04297994269341" calcext:value-type="percentage">
            <text:p>4.3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046728971962617" calcext:value-type="percentage">
            <text:p>4.67%</text:p>
          </table:table-cell>
          <table:table-cell/>
          <table:table-cell office:value-type="percentage" office:value="0.046728971962617" calcext:value-type="percentage">
            <text:p>4.6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050675675675676" calcext:value-type="percentage">
            <text:p>5.07%</text:p>
          </table:table-cell>
          <table:table-cell/>
          <table:table-cell office:value-type="percentage" office:value="0.050675675675676" calcext:value-type="percentage">
            <text:p>5.07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055762081784387" calcext:value-type="percentage">
            <text:p>5.58%</text:p>
          </table:table-cell>
          <table:table-cell/>
          <table:table-cell office:value-type="percentage" office:value="0.055762081784387" calcext:value-type="percentage">
            <text:p>5.58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60" calcext:value-type="float">
            <text:p>5,760</text:p>
          </table:table-cell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3" calcext:value-type="float">
            <text:p>3,343</text:p>
          </table:table-cell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1" calcext:value-type="float">
            <text:p>2,411</text:p>
          </table:table-cell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9" calcext:value-type="float">
            <text:p>1,819</text:p>
          </table:table-cell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9" calcext:value-type="float">
            <text:p>1,429</text:p>
          </table:table-cell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65" calcext:value-type="float">
            <text:p>1,165</text:p>
          </table:table-cell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6" calcext:value-type="float">
            <text:p>826</text:p>
          </table:table-cell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7" calcext:value-type="float">
            <text:p>727</text:p>
          </table:table-cell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" calcext:value-type="float">
            <text:p>647</text:p>
          </table:table-cell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0" calcext:value-type="float">
            <text:p>570</text:p>
          </table:table-cell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9" calcext:value-type="float">
            <text:p>469</text:p>
          </table:table-cell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" calcext:value-type="float">
            <text:p>421</text:p>
          </table:table-cell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96" calcext:value-type="float">
            <text:p>296</text:p>
          </table:table-cell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9" calcext:value-type="float">
            <text:p>269</text:p>
          </table:table-cell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WK" table:style-name="ta1">
        <table:shapes>
          <draw:frame draw:z-index="0" draw:style-name="gr1" draw:text-style-name="P1" svg:width="16.01cm" svg:height="8.999cm" svg:x="20.451cm" svg:y="0.6cm">
            <draw:object draw:notify-on-update-of-ranges="'INFERENCE-WK'.A2:'INFERENCE-WK'.A21 'INFERENCE-WK'.C1:'INFERENCE-WK'.C1 'INFERENCE-WK'.C2:'INFERENCE-WK'.C21 'INFERENCE-WK'.D1:'INFERENCE-WK'.D1 'INFERENCE-WK'.D2:'INFERENCE-WK'.D21 'INFERENCE-WK'.E1:'INFERENCE-WK'.E1 'INFERENCE-WK'.E2:'INFERENCE-WK'.E2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INFERENCE-WK'.A25:'INFERENCE-WK'.A44 'INFERENCE-WK'.C24:'INFERENCE-WK'.C24 'INFERENCE-WK'.C25:'INFERENCE-WK'.C44 'INFERENCE-WK'.D24:'INFERENCE-WK'.D24 'INFERENCE-WK'.D25:'INFERENCE-WK'.D44 'INFERENCE-WK'.E24:'INFERENCE-WK'.E24 'INFERENCE-WK'.E25:'INFERENCE-WK'.E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1</text:p>
          </table:table-cell>
          <table:table-cell table:style-name="ce24" office:value-type="string" calcext:value-type="string">
            <text:p>GrnWkIGA1</text:p>
          </table:table-cell>
          <table:table-cell table:style-name="ce24" office:value-type="string" calcext:value-type="string">
            <text:p>DnrWkIGA1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15625" calcext:value-type="percentage">
            <text:p>21.56%</text:p>
          </table:table-cell>
          <table:table-cell office:value-type="percentage" office:value="0.201736111111111" calcext:value-type="percentage">
            <text:p>20.17%</text:p>
          </table:table-cell>
          <table:table-cell office:value-type="percentage" office:value="0.013888888888889" calcext:value-type="percentage">
            <text:p>1.39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288064612623392" calcext:value-type="percentage">
            <text:p>28.81%</text:p>
          </table:table-cell>
          <table:table-cell office:value-type="percentage" office:value="0.271014059228238" calcext:value-type="percentage">
            <text:p>27.10%</text:p>
          </table:table-cell>
          <table:table-cell office:value-type="percentage" office:value="0.017050553395154" calcext:value-type="percentage">
            <text:p>1.71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38448776441311" calcext:value-type="percentage">
            <text:p>33.84%</text:p>
          </table:table-cell>
          <table:table-cell office:value-type="percentage" office:value="0.318954790543343" calcext:value-type="percentage">
            <text:p>31.90%</text:p>
          </table:table-cell>
          <table:table-cell office:value-type="percentage" office:value="0.019493985897968" calcext:value-type="percentage">
            <text:p>1.95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376030786146234" calcext:value-type="percentage">
            <text:p>37.60%</text:p>
          </table:table-cell>
          <table:table-cell office:value-type="percentage" office:value="0.352941176470588" calcext:value-type="percentage">
            <text:p>35.29%</text:p>
          </table:table-cell>
          <table:table-cell office:value-type="percentage" office:value="0.023089609675646" calcext:value-type="percentage">
            <text:p>2.31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0517844646606" calcext:value-type="percentage">
            <text:p>40.52%</text:p>
          </table:table-cell>
          <table:table-cell office:value-type="percentage" office:value="0.381385584324703" calcext:value-type="percentage">
            <text:p>38.14%</text:p>
          </table:table-cell>
          <table:table-cell office:value-type="percentage" office:value="0.023792862141358" calcext:value-type="percentage">
            <text:p>2.38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31759656652361" calcext:value-type="percentage">
            <text:p>43.18%</text:p>
          </table:table-cell>
          <table:table-cell office:value-type="percentage" office:value="0.405150214592275" calcext:value-type="percentage">
            <text:p>40.52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458246346555324" calcext:value-type="percentage">
            <text:p>45.82%</text:p>
          </table:table-cell>
          <table:table-cell office:value-type="percentage" office:value="0.42901878914405" calcext:value-type="percentage">
            <text:p>42.90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475786924939467" calcext:value-type="percentage">
            <text:p>47.58%</text:p>
          </table:table-cell>
          <table:table-cell office:value-type="percentage" office:value="0.447941888619855" calcext:value-type="percentage">
            <text:p>44.79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495185694635488" calcext:value-type="percentage">
            <text:p>49.52%</text:p>
          </table:table-cell>
          <table:table-cell office:value-type="percentage" office:value="0.466299862448418" calcext:value-type="percentage">
            <text:p>46.63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13137557959815" calcext:value-type="percentage">
            <text:p>51.31%</text:p>
          </table:table-cell>
          <table:table-cell office:value-type="percentage" office:value="0.482225656877898" calcext:value-type="percentage">
            <text:p>48.22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29824561403509" calcext:value-type="percentage">
            <text:p>52.98%</text:p>
          </table:table-cell>
          <table:table-cell office:value-type="percentage" office:value="0.498245614035088" calcext:value-type="percentage">
            <text:p>49.82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33073929961089" calcext:value-type="percentage">
            <text:p>53.31%</text:p>
          </table:table-cell>
          <table:table-cell office:value-type="percentage" office:value="0.501945525291829" calcext:value-type="percentage">
            <text:p>50.19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545842217484009" calcext:value-type="percentage">
            <text:p>54.58%</text:p>
          </table:table-cell>
          <table:table-cell office:value-type="percentage" office:value="0.513859275053305" calcext:value-type="percentage">
            <text:p>51.39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558194774346793" calcext:value-type="percentage">
            <text:p>55.82%</text:p>
          </table:table-cell>
          <table:table-cell office:value-type="percentage" office:value="0.527315914489311" calcext:value-type="percentage">
            <text:p>52.73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561038961038961" calcext:value-type="percentage">
            <text:p>56.10%</text:p>
          </table:table-cell>
          <table:table-cell office:value-type="percentage" office:value="0.532467532467533" calcext:value-type="percentage">
            <text:p>53.25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555873925501433" calcext:value-type="percentage">
            <text:p>55.59%</text:p>
          </table:table-cell>
          <table:table-cell office:value-type="percentage" office:value="0.524355300859599" calcext:value-type="percentage">
            <text:p>52.44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560747663551402" calcext:value-type="percentage">
            <text:p>56.07%</text:p>
          </table:table-cell>
          <table:table-cell office:value-type="percentage" office:value="0.526479750778816" calcext:value-type="percentage">
            <text:p>52.65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567567567567568" calcext:value-type="percentage">
            <text:p>56.76%</text:p>
          </table:table-cell>
          <table:table-cell office:value-type="percentage" office:value="0.533783783783784" calcext:value-type="percentage">
            <text:p>53.38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565055762081784" calcext:value-type="percentage">
            <text:p>56.51%</text:p>
          </table:table-cell>
          <table:table-cell office:value-type="percentage" office:value="0.531598513011152" calcext:value-type="percentage">
            <text:p>53.16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 office:value-type="string" calcext:value-type="string">
            <text:p>WkIGA2</text:p>
          </table:table-cell>
          <table:table-cell table:style-name="ce24" office:value-type="string" calcext:value-type="string">
            <text:p>GrnWkIGA2</text:p>
          </table:table-cell>
          <table:table-cell table:style-name="ce24" office:value-type="string" calcext:value-type="string">
            <text:p>DnrWkIGA2</text:p>
          </table:table-cell>
          <table:table-cell table:style-name="ce25"/>
          <table:table-cell table:style-name="ce24" table:number-columns-repeated="2"/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Weak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percentage" office:value="0.255208333333333" calcext:value-type="percentage">
            <text:p>25.52%</text:p>
          </table:table-cell>
          <table:table-cell office:value-type="percentage" office:value="0.240104166666667" calcext:value-type="percentage">
            <text:p>24.01%</text:p>
          </table:table-cell>
          <table:table-cell office:value-type="percentage" office:value="0.015104166666667" calcext:value-type="percentage">
            <text:p>1.51%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percentage" office:value="0.334430152557583" calcext:value-type="percentage">
            <text:p>33.44%</text:p>
          </table:table-cell>
          <table:table-cell office:value-type="percentage" office:value="0.315883936583907" calcext:value-type="percentage">
            <text:p>31.59%</text:p>
          </table:table-cell>
          <table:table-cell office:value-type="percentage" office:value="0.018546215973676" calcext:value-type="percentage">
            <text:p>1.85%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percentage" office:value="0.389464952301949" calcext:value-type="percentage">
            <text:p>38.95%</text:p>
          </table:table-cell>
          <table:table-cell office:value-type="percentage" office:value="0.367897138116964" calcext:value-type="percentage">
            <text:p>36.79%</text:p>
          </table:table-cell>
          <table:table-cell office:value-type="percentage" office:value="0.021567814184986" calcext:value-type="percentage">
            <text:p>2.16%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percentage" office:value="0.424958768554151" calcext:value-type="percentage">
            <text:p>42.50%</text:p>
          </table:table-cell>
          <table:table-cell office:value-type="percentage" office:value="0.400769653655855" calcext:value-type="percentage">
            <text:p>40.08%</text:p>
          </table:table-cell>
          <table:table-cell office:value-type="percentage" office:value="0.024189114898296" calcext:value-type="percentage">
            <text:p>2.42%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percentage" office:value="0.456263121063681" calcext:value-type="percentage">
            <text:p>45.63%</text:p>
          </table:table-cell>
          <table:table-cell office:value-type="percentage" office:value="0.431770468859342" calcext:value-type="percentage">
            <text:p>43.18%</text:p>
          </table:table-cell>
          <table:table-cell office:value-type="percentage" office:value="0.024492652204339" calcext:value-type="percentage">
            <text:p>2.45%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percentage" office:value="0.488412017167382" calcext:value-type="percentage">
            <text:p>48.84%</text:p>
          </table:table-cell>
          <table:table-cell office:value-type="percentage" office:value="0.461802575107296" calcext:value-type="percentage">
            <text:p>46.18%</text:p>
          </table:table-cell>
          <table:table-cell office:value-type="percentage" office:value="0.026609442060086" calcext:value-type="percentage">
            <text:p>2.66%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percentage" office:value="0.520876826722338" calcext:value-type="percentage">
            <text:p>52.09%</text:p>
          </table:table-cell>
          <table:table-cell office:value-type="percentage" office:value="0.491649269311065" calcext:value-type="percentage">
            <text:p>49.16%</text:p>
          </table:table-cell>
          <table:table-cell office:value-type="percentage" office:value="0.029227557411274" calcext:value-type="percentage">
            <text:p>2.92%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percentage" office:value="0.535108958837772" calcext:value-type="percentage">
            <text:p>53.51%</text:p>
          </table:table-cell>
          <table:table-cell office:value-type="percentage" office:value="0.50726392251816" calcext:value-type="percentage">
            <text:p>50.73%</text:p>
          </table:table-cell>
          <table:table-cell office:value-type="percentage" office:value="0.027845036319613" calcext:value-type="percentage">
            <text:p>2.78%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percentage" office:value="0.557083906464924" calcext:value-type="percentage">
            <text:p>55.71%</text:p>
          </table:table-cell>
          <table:table-cell office:value-type="percentage" office:value="0.528198074277854" calcext:value-type="percentage">
            <text:p>52.82%</text:p>
          </table:table-cell>
          <table:table-cell office:value-type="percentage" office:value="0.02888583218707" calcext:value-type="percentage">
            <text:p>2.89%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percentage" office:value="0.578052550231839" calcext:value-type="percentage">
            <text:p>57.81%</text:p>
          </table:table-cell>
          <table:table-cell office:value-type="percentage" office:value="0.547140649149923" calcext:value-type="percentage">
            <text:p>54.71%</text:p>
          </table:table-cell>
          <table:table-cell office:value-type="percentage" office:value="0.030911901081917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percentage" office:value="0.591228070175438" calcext:value-type="percentage">
            <text:p>59.12%</text:p>
          </table:table-cell>
          <table:table-cell office:value-type="percentage" office:value="0.559649122807017" calcext:value-type="percentage">
            <text:p>55.96%</text:p>
          </table:table-cell>
          <table:table-cell office:value-type="percentage" office:value="0.031578947368421" calcext:value-type="percentage">
            <text:p>3.16%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percentage" office:value="0.595330739299611" calcext:value-type="percentage">
            <text:p>59.53%</text:p>
          </table:table-cell>
          <table:table-cell office:value-type="percentage" office:value="0.56420233463035" calcext:value-type="percentage">
            <text:p>56.42%</text:p>
          </table:table-cell>
          <table:table-cell office:value-type="percentage" office:value="0.031128404669261" calcext:value-type="percentage">
            <text:p>3.11%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percentage" office:value="0.601279317697228" calcext:value-type="percentage">
            <text:p>60.13%</text:p>
          </table:table-cell>
          <table:table-cell office:value-type="percentage" office:value="0.569296375266524" calcext:value-type="percentage">
            <text:p>56.93%</text:p>
          </table:table-cell>
          <table:table-cell office:value-type="percentage" office:value="0.031982942430704" calcext:value-type="percentage">
            <text:p>3.20%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percentage" office:value="0.610451306413302" calcext:value-type="percentage">
            <text:p>61.05%</text:p>
          </table:table-cell>
          <table:table-cell office:value-type="percentage" office:value="0.579572446555819" calcext:value-type="percentage">
            <text:p>57.96%</text:p>
          </table:table-cell>
          <table:table-cell office:value-type="percentage" office:value="0.030878859857482" calcext:value-type="percentage">
            <text:p>3.09%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percentage" office:value="0.612987012987013" calcext:value-type="percentage">
            <text:p>61.30%</text:p>
          </table:table-cell>
          <table:table-cell office:value-type="percentage" office:value="0.584415584415584" calcext:value-type="percentage">
            <text:p>58.44%</text:p>
          </table:table-cell>
          <table:table-cell office:value-type="percentage" office:value="0.028571428571429" calcext:value-type="percentage">
            <text:p>2.86%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percentage" office:value="0.60458452722063" calcext:value-type="percentage">
            <text:p>60.46%</text:p>
          </table:table-cell>
          <table:table-cell office:value-type="percentage" office:value="0.573065902578797" calcext:value-type="percentage">
            <text:p>57.31%</text:p>
          </table:table-cell>
          <table:table-cell office:value-type="percentage" office:value="0.031518624641834" calcext:value-type="percentage">
            <text:p>3.15%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percentage" office:value="0.604361370716511" calcext:value-type="percentage">
            <text:p>60.44%</text:p>
          </table:table-cell>
          <table:table-cell office:value-type="percentage" office:value="0.570093457943925" calcext:value-type="percentage">
            <text:p>57.01%</text:p>
          </table:table-cell>
          <table:table-cell office:value-type="percentage" office:value="0.034267912772586" calcext:value-type="percentage">
            <text:p>3.43%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office:value-type="percentage" office:value="0.611486486486487" calcext:value-type="percentage">
            <text:p>61.15%</text:p>
          </table:table-cell>
          <table:table-cell office:value-type="percentage" office:value="0.577702702702703" calcext:value-type="percentage">
            <text:p>57.77%</text:p>
          </table:table-cell>
          <table:table-cell office:value-type="percentage" office:value="0.033783783783784" calcext:value-type="percentage">
            <text:p>3.38%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percentage" office:value="0.609665427509294" calcext:value-type="percentage">
            <text:p>60.97%</text:p>
          </table:table-cell>
          <table:table-cell office:value-type="percentage" office:value="0.576208178438662" calcext:value-type="percentage">
            <text:p>57.62%</text:p>
          </table:table-cell>
          <table:table-cell office:value-type="percentage" office:value="0.033457249070632" calcext:value-type="percentage">
            <text:p>3.35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INFERENCE-ST" table:style-name="ta1">
        <table:shapes>
          <draw:frame draw:z-index="0" draw:style-name="gr1" draw:text-style-name="P1" svg:width="15.999cm" svg:height="8.999cm" svg:x="20.463cm" svg:y="0.8cm">
            <draw:object draw:notify-on-update-of-ranges="'INFERENCE-ST'.A1:'INFERENCE-ST'.A1 'INFERENCE-ST'.A2:'INFERENCE-ST'.A21 'INFERENCE-ST'.F1:'INFERENCE-ST'.F1 'INFERENCE-ST'.F2:'INFERENCE-ST'.F21 'INFERENCE-ST'.G1:'INFERENCE-ST'.G1 'INFERENCE-ST'.G2:'INFERENCE-ST'.G21 'INFERENCE-ST'.H1:'INFERENCE-ST'.H1 'INFERENCE-ST'.H2:'INFERENCE-ST'.H2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20.463cm" svg:y="11.033cm">
            <draw:object draw:notify-on-update-of-ranges="'INFERENCE-ST'.A24:'INFERENCE-ST'.A24 'INFERENCE-ST'.A25:'INFERENCE-ST'.A44 'INFERENCE-ST'.F24:'INFERENCE-ST'.F24 'INFERENCE-ST'.F25:'INFERENCE-ST'.F44 'INFERENCE-ST'.G24:'INFERENCE-ST'.G24 'INFERENCE-ST'.G25:'INFERENCE-ST'.G44 'INFERENCE-ST'.H24:'INFERENCE-ST'.H24 'INFERENCE-ST'.H25:'INFERENCE-ST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column table:style-name="co1" table:number-columns-repeated="7" table:default-cell-style-name="ce28"/>
        <table:table-column table:style-name="co1" table:number-columns-repeated="9" table:default-cell-style-name="Default"/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1</text:p>
          </table:table-cell>
          <table:table-cell table:style-name="ce24" office:value-type="string" calcext:value-type="string">
            <text:p>GrnStrIGA1</text:p>
          </table:table-cell>
          <table:table-cell table:style-name="ce24" office:value-type="string" calcext:value-type="string">
            <text:p>DnrStrIGA1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1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095833333333333" calcext:value-type="percentage">
            <text:p>9.58%</text:p>
          </table:table-cell>
          <table:table-cell office:value-type="percentage" office:value="0.090104166666667" calcext:value-type="percentage">
            <text:p>9.01%</text:p>
          </table:table-cell>
          <table:table-cell office:value-type="percentage" office:value="0.005729166666667" calcext:value-type="percentage">
            <text:p>0.57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34609632067006" calcext:value-type="percentage">
            <text:p>13.46%</text:p>
          </table:table-cell>
          <table:table-cell office:value-type="percentage" office:value="0.128028716721508" calcext:value-type="percentage">
            <text:p>12.80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58440481128163" calcext:value-type="percentage">
            <text:p>15.84%</text:p>
          </table:table-cell>
          <table:table-cell office:value-type="percentage" office:value="0.150559933637495" calcext:value-type="percentage">
            <text:p>15.06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183067619571193" calcext:value-type="percentage">
            <text:p>18.31%</text:p>
          </table:table-cell>
          <table:table-cell office:value-type="percentage" office:value="0.17372182517867" calcext:value-type="percentage">
            <text:p>17.37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03638908327502" calcext:value-type="percentage">
            <text:p>20.36%</text:p>
          </table:table-cell>
          <table:table-cell office:value-type="percentage" office:value="0.193841847445766" calcext:value-type="percentage">
            <text:p>19.38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23175965665236" calcext:value-type="percentage">
            <text:p>22.32%</text:p>
          </table:table-cell>
          <table:table-cell office:value-type="percentage" office:value="0.212875536480687" calcext:value-type="percentage">
            <text:p>21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37995824634655" calcext:value-type="percentage">
            <text:p>23.80%</text:p>
          </table:table-cell>
          <table:table-cell office:value-type="percentage" office:value="0.227557411273486" calcext:value-type="percentage">
            <text:p>22.76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53026634382567" calcext:value-type="percentage">
            <text:p>25.30%</text:p>
          </table:table-cell>
          <table:table-cell office:value-type="percentage" office:value="0.2409200968523" calcext:value-type="percentage">
            <text:p>24.09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68225584594223" calcext:value-type="percentage">
            <text:p>26.82%</text:p>
          </table:table-cell>
          <table:table-cell office:value-type="percentage" office:value="0.255845942228336" calcext:value-type="percentage">
            <text:p>25.58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287480680061824" calcext:value-type="percentage">
            <text:p>28.75%</text:p>
          </table:table-cell>
          <table:table-cell office:value-type="percentage" office:value="0.273570324574961" calcext:value-type="percentage">
            <text:p>27.36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" calcext:value-type="percentage">
            <text:p>30.00%</text:p>
          </table:table-cell>
          <table:table-cell office:value-type="percentage" office:value="0.285964912280702" calcext:value-type="percentage">
            <text:p>28.60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05447470817121" calcext:value-type="percentage">
            <text:p>30.54%</text:p>
          </table:table-cell>
          <table:table-cell office:value-type="percentage" office:value="0.293774319066148" calcext:value-type="percentage">
            <text:p>29.3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2409381663113" calcext:value-type="percentage">
            <text:p>32.41%</text:p>
          </table:table-cell>
          <table:table-cell office:value-type="percentage" office:value="0.311300639658849" calcext:value-type="percentage">
            <text:p>31.13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3729216152019" calcext:value-type="percentage">
            <text:p>33.73%</text:p>
          </table:table-cell>
          <table:table-cell office:value-type="percentage" office:value="0.32541567695962" calcext:value-type="percentage">
            <text:p>32.54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4025974025974" calcext:value-type="percentage">
            <text:p>34.03%</text:p>
          </table:table-cell>
          <table:table-cell office:value-type="percentage" office:value="0.32987012987013" calcext:value-type="percentage">
            <text:p>32.99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32378223495702" calcext:value-type="percentage">
            <text:p>33.24%</text:p>
          </table:table-cell>
          <table:table-cell office:value-type="percentage" office:value="0.320916905444126" calcext:value-type="percentage">
            <text:p>32.09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33333333333333" calcext:value-type="percentage">
            <text:p>33.33%</text:p>
          </table:table-cell>
          <table:table-cell office:value-type="percentage" office:value="0.320872274143302" calcext:value-type="percentage">
            <text:p>32.09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27702702702703" calcext:value-type="percentage">
            <text:p>32.77%</text:p>
          </table:table-cell>
          <table:table-cell office:value-type="percentage" office:value="0.317567567567568" calcext:value-type="percentage">
            <text:p>31.76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30855018587361" calcext:value-type="percentage">
            <text:p>33.09%</text:p>
          </table:table-cell>
          <table:table-cell office:value-type="percentage" office:value="0.319702602230483" calcext:value-type="percentage">
            <text:p>31.97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style-name="ce24" office:value-type="string" calcext:value-type="string">
            <text:p>Min Tweets</text:p>
          </table:table-cell>
          <table:table-cell table:style-name="ce27"/>
          <table:table-cell table:style-name="ce25"/>
          <table:table-cell table:style-name="ce24" table:number-columns-repeated="2"/>
          <table:table-cell table:style-name="ce25" office:value-type="string" calcext:value-type="string">
            <text:p>StrIGA2</text:p>
          </table:table-cell>
          <table:table-cell table:style-name="ce24" office:value-type="string" calcext:value-type="string">
            <text:p>GrnStrIGA2</text:p>
          </table:table-cell>
          <table:table-cell table:style-name="ce24" office:value-type="string" calcext:value-type="string">
            <text:p>DnrStrIGA2</text:p>
          </table:table-cell>
          <table:table-cell table:style-name="ce29"/>
          <table:table-cell table:style-name="ce30" office:value-type="string" calcext:value-type="string" table:number-columns-spanned="6" table:number-rows-spanned="1">
            <text:p>{Green,<text:span text:style-name="T1">Denier</text:span>} + Strong + InferredGreenAccount2</text:p>
          </table:table-cell>
          <table:covered-table-cell table:number-columns-repeated="5" table:style-name="ce31"/>
          <table:table-cell table:style-name="ce31"/>
          <table:table-cell table:style-name="ce24"/>
          <table:table-cell table:style-name="ce31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percentage" office:value="0.111284722222222" calcext:value-type="percentage">
            <text:p>11.13%</text:p>
          </table:table-cell>
          <table:table-cell office:value-type="percentage" office:value="0.105381944444444" calcext:value-type="percentage">
            <text:p>10.54%</text:p>
          </table:table-cell>
          <table:table-cell office:value-type="percentage" office:value="0.005902777777778" calcext:value-type="percentage">
            <text:p>0.59%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percentage" office:value="0.1543523781035" calcext:value-type="percentage">
            <text:p>15.44%</text:p>
          </table:table-cell>
          <table:table-cell office:value-type="percentage" office:value="0.147771462758002" calcext:value-type="percentage">
            <text:p>14.78%</text:p>
          </table:table-cell>
          <table:table-cell office:value-type="percentage" office:value="0.006580915345498" calcext:value-type="percentage">
            <text:p>0.66%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percentage" office:value="0.182082123600166" calcext:value-type="percentage">
            <text:p>18.21%</text:p>
          </table:table-cell>
          <table:table-cell office:value-type="percentage" office:value="0.174201576109498" calcext:value-type="percentage">
            <text:p>17.42%</text:p>
          </table:table-cell>
          <table:table-cell office:value-type="percentage" office:value="0.007880547490668" calcext:value-type="percentage">
            <text:p>0.79%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percentage" office:value="0.208905992303463" calcext:value-type="percentage">
            <text:p>20.89%</text:p>
          </table:table-cell>
          <table:table-cell office:value-type="percentage" office:value="0.19956019791094" calcext:value-type="percentage">
            <text:p>19.96%</text:p>
          </table:table-cell>
          <table:table-cell office:value-type="percentage" office:value="0.009345794392523" calcext:value-type="percentage">
            <text:p>0.93%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percentage" office:value="0.230230930720784" calcext:value-type="percentage">
            <text:p>23.02%</text:p>
          </table:table-cell>
          <table:table-cell office:value-type="percentage" office:value="0.220433869839048" calcext:value-type="percentage">
            <text:p>22.04%</text:p>
          </table:table-cell>
          <table:table-cell office:value-type="percentage" office:value="0.009797060881735" calcext:value-type="percentage">
            <text:p>0.98%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percentage" office:value="0.253218884120172" calcext:value-type="percentage">
            <text:p>25.32%</text:p>
          </table:table-cell>
          <table:table-cell office:value-type="percentage" office:value="0.242918454935622" calcext:value-type="percentage">
            <text:p>24.29%</text:p>
          </table:table-cell>
          <table:table-cell office:value-type="percentage" office:value="0.010300429184549" calcext:value-type="percentage">
            <text:p>1.03%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percentage" office:value="0.269311064718163" calcext:value-type="percentage">
            <text:p>26.93%</text:p>
          </table:table-cell>
          <table:table-cell office:value-type="percentage" office:value="0.258872651356994" calcext:value-type="percentage">
            <text:p>25.89%</text:p>
          </table:table-cell>
          <table:table-cell office:value-type="percentage" office:value="0.010438413361169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percentage" office:value="0.280871670702179" calcext:value-type="percentage">
            <text:p>28.09%</text:p>
          </table:table-cell>
          <table:table-cell office:value-type="percentage" office:value="0.268765133171913" calcext:value-type="percentage">
            <text:p>26.88%</text:p>
          </table:table-cell>
          <table:table-cell office:value-type="percentage" office:value="0.012106537530266" calcext:value-type="percentage">
            <text:p>1.21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percentage" office:value="0.298486932599725" calcext:value-type="percentage">
            <text:p>29.85%</text:p>
          </table:table-cell>
          <table:table-cell office:value-type="percentage" office:value="0.286107290233838" calcext:value-type="percentage">
            <text:p>28.61%</text:p>
          </table:table-cell>
          <table:table-cell office:value-type="percentage" office:value="0.012379642365887" calcext:value-type="percentage">
            <text:p>1.24%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percentage" office:value="0.316846986089644" calcext:value-type="percentage">
            <text:p>31.68%</text:p>
          </table:table-cell>
          <table:table-cell office:value-type="percentage" office:value="0.302936630602782" calcext:value-type="percentage">
            <text:p>30.29%</text:p>
          </table:table-cell>
          <table:table-cell office:value-type="percentage" office:value="0.013910355486863" calcext:value-type="percentage">
            <text:p>1.39%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percentage" office:value="0.331578947368421" calcext:value-type="percentage">
            <text:p>33.16%</text:p>
          </table:table-cell>
          <table:table-cell office:value-type="percentage" office:value="0.317543859649123" calcext:value-type="percentage">
            <text:p>31.75%</text:p>
          </table:table-cell>
          <table:table-cell office:value-type="percentage" office:value="0.014035087719298" calcext:value-type="percentage">
            <text:p>1.40%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percentage" office:value="0.340466926070039" calcext:value-type="percentage">
            <text:p>34.05%</text:p>
          </table:table-cell>
          <table:table-cell office:value-type="percentage" office:value="0.328793774319066" calcext:value-type="percentage">
            <text:p>32.88%</text:p>
          </table:table-cell>
          <table:table-cell office:value-type="percentage" office:value="0.011673151750973" calcext:value-type="percentage">
            <text:p>1.17%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percentage" office:value="0.35181236673774" calcext:value-type="percentage">
            <text:p>35.18%</text:p>
          </table:table-cell>
          <table:table-cell office:value-type="percentage" office:value="0.339019189765458" calcext:value-type="percentage">
            <text:p>33.90%</text:p>
          </table:table-cell>
          <table:table-cell office:value-type="percentage" office:value="0.012793176972282" calcext:value-type="percentage">
            <text:p>1.28%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percentage" office:value="0.368171021377672" calcext:value-type="percentage">
            <text:p>36.82%</text:p>
          </table:table-cell>
          <table:table-cell office:value-type="percentage" office:value="0.356294536817102" calcext:value-type="percentage">
            <text:p>35.63%</text:p>
          </table:table-cell>
          <table:table-cell office:value-type="percentage" office:value="0.01187648456057" calcext:value-type="percentage">
            <text:p>1.19%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percentage" office:value="0.374025974025974" calcext:value-type="percentage">
            <text:p>37.40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1038961038961" calcext:value-type="percentage">
            <text:p>1.04%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percentage" office:value="0.363896848137536" calcext:value-type="percentage">
            <text:p>36.39%</text:p>
          </table:table-cell>
          <table:table-cell office:value-type="percentage" office:value="0.35243553008596" calcext:value-type="percentage">
            <text:p>35.24%</text:p>
          </table:table-cell>
          <table:table-cell office:value-type="percentage" office:value="0.011461318051576" calcext:value-type="percentage">
            <text:p>1.15%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percentage" office:value="0.367601246105919" calcext:value-type="percentage">
            <text:p>36.76%</text:p>
          </table:table-cell>
          <table:table-cell office:value-type="percentage" office:value="0.355140186915888" calcext:value-type="percentage">
            <text:p>35.51%</text:p>
          </table:table-cell>
          <table:table-cell office:value-type="percentage" office:value="0.012461059190031" calcext:value-type="percentage">
            <text:p>1.25%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number-columns-repeated="3"/>
          <table:table-cell office:value-type="percentage" office:value="0.361486486486486" calcext:value-type="percentage">
            <text:p>36.15%</text:p>
          </table:table-cell>
          <table:table-cell office:value-type="percentage" office:value="0.351351351351351" calcext:value-type="percentage">
            <text:p>35.14%</text:p>
          </table:table-cell>
          <table:table-cell office:value-type="percentage" office:value="0.010135135135135" calcext:value-type="percentage">
            <text:p>1.01%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office:value-type="percentage" office:value="0.368029739776952" calcext:value-type="percentage">
            <text:p>36.80%</text:p>
          </table:table-cell>
          <table:table-cell office:value-type="percentage" office:value="0.356877323420074" calcext:value-type="percentage">
            <text:p>35.69%</text:p>
          </table:table-cell>
          <table:table-cell office:value-type="percentage" office:value="0.011152416356877" calcext:value-type="percentage">
            <text:p>1.12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00-00-00</text:date>, <text:time style:data-style-name="N2" text:time-value="14:48:06.547496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1-01-31T14:55:03.212522712</dc:date>
    <meta:editing-duration>P3DT4H39M42S</meta:editing-duration>
    <meta:editing-cycles>250</meta:editing-cycles>
    <meta:generator>LibreOffice/6.4.7.2$Linux_X86_64 LibreOffice_project/40$Build-2</meta:generator>
    <meta:document-statistic meta:table-count="13" meta:cell-count="4298" meta:object-count="3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:CAUSE.I21 CAUSE.B1:CAUSE.I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7013888888889">
                <text:p>0.017013888888889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3930601256357">
                <text:p>0.02393060125635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8618830360846">
                <text:p>0.028618830360846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6283672347444">
                <text:p>0.03628367234744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9888033589923">
                <text:p>0.039888033589923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549356223176">
                <text:p>0.04549356223176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6972860125261">
                <text:p>0.046972860125261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50847457627119">
                <text:p>0.050847457627119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5020632737277">
                <text:p>0.055020632737277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8732612055642">
                <text:p>0.058732612055642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63157894736842">
                <text:p>0.063157894736842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420233463035">
                <text:p>0.06420233463035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8230277185501">
                <text:p>0.068230277185501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5324675324675">
                <text:p>0.075324675324675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3094555873926">
                <text:p>0.083094555873926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411214953271">
                <text:p>0.08411214953271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77702702702703">
                <text:p>0.077702702702703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78066914498141">
                <text:p>0.078066914498141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5:'INFERENCE-WK'.A44 'INFERENCE-WK'.C24:'INFERENCE-WK'.E44" chart:data-source-has-labels="both" svg:x="1.331cm" svg:y="0.18cm" svg:width="10.364cm" svg:height="7.659cm">
          <chartooo:coordinate-region svg:x="2.746cm" svg:y="0.379cm" svg:width="8.762cm" svg:height="6.813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5:'INFERENC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5:'INFERENCE-WK'.C44" chart:label-cell-address="'INFERENCE-WK'.C24:'INFERENCE-WK'.C24" chart:class="chart:line">
            <chart:data-point chart:repeated="20"/>
          </chart:series>
          <chart:series chart:attached-axis="primary-y" chart:style-name="ch11" chart:values-cell-range-address="'INFERENCE-WK'.D25:'INFERENCE-WK'.D44" chart:label-cell-address="'INFERENCE-WK'.D24:'INFERENCE-WK'.D24" chart:class="chart:line">
            <chart:data-point chart:repeated="20"/>
          </chart:series>
          <chart:series chart:attached-axis="primary-y" chart:style-name="ch12" chart:values-cell-range-address="'INFERENCE-WK'.E25:'INFERENCE-WK'.E44" chart:label-cell-address="'INFERENCE-WK'.E24:'INFERENCE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2</text:p>
                <draw:g>
                  <svg:desc>'INFERENCE-WK'.C24:'INFERENCE-WK'.C24</svg:desc>
                </draw:g>
              </table:table-cell>
              <table:table-cell office:value-type="string">
                <text:p>GrnWkIGA2</text:p>
                <draw:g>
                  <svg:desc>'INFERENCE-WK'.D24:'INFERENCE-WK'.D24</svg:desc>
                </draw:g>
              </table:table-cell>
              <table:table-cell office:value-type="string">
                <text:p>DnrWkIGA2</text:p>
                <draw:g>
                  <svg:desc>'INFERENCE-WK'.E24:'INFERENC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5:'INFERENCE-WK'.A44</svg:desc>
                </draw:g>
              </table:table-cell>
              <table:table-cell office:value-type="float" office:value="NaN">
                <text:p>NaN</text:p>
                <draw:g>
                  <svg:desc>'INFERENCE-WK'.C25:'INFERENCE-WK'.C44</svg:desc>
                </draw:g>
              </table:table-cell>
              <table:table-cell office:value-type="float" office:value="NaN">
                <text:p>NaN</text:p>
                <draw:g>
                  <svg:desc>'INFERENCE-WK'.D25:'INFERENCE-WK'.D44</svg:desc>
                </draw:g>
              </table:table-cell>
              <table:table-cell office:value-type="float" office:value="NaN">
                <text:p>NaN</text:p>
                <draw:g>
                  <svg:desc>'INFERENCE-WK'.E25:'INFERENC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1:'INFERENCE-ST'.A21 'INFERENCE-ST'.F1:'INFERENCE-ST'.H21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:'INFERENCE-ST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:'INFERENCE-ST'.F21" chart:label-cell-address="'INFERENCE-ST'.F1:'INFERENCE-ST'.F1" chart:class="chart:line">
            <chart:data-point chart:repeated="20"/>
          </chart:series>
          <chart:series chart:style-name="ch10" chart:values-cell-range-address="'INFERENCE-ST'.G2:'INFERENCE-ST'.G21" chart:label-cell-address="'INFERENCE-ST'.G1:'INFERENCE-ST'.G1" chart:class="chart:line">
            <chart:data-point chart:repeated="20"/>
          </chart:series>
          <chart:series chart:style-name="ch11" chart:values-cell-range-address="'INFERENCE-ST'.H2:'INFERENCE-ST'.H21" chart:label-cell-address="'INFERENCE-ST'.H1:'INFERENCE-ST'.H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1</text:p>
                <draw:g>
                  <svg:desc>'INFERENCE-ST'.F1:'INFERENCE-ST'.F1</svg:desc>
                </draw:g>
              </table:table-cell>
              <table:table-cell office:value-type="string">
                <text:p>GrnStrIGA1</text:p>
                <draw:g>
                  <svg:desc>'INFERENCE-ST'.G1:'INFERENCE-ST'.G1</svg:desc>
                </draw:g>
              </table:table-cell>
              <table:table-cell office:value-type="string">
                <text:p>DnrStrIGA1</text:p>
                <draw:g>
                  <svg:desc>'INFERENCE-ST'.H1:'INFERENCE-ST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:'INFERENCE-ST'.A21</svg:desc>
                </draw:g>
              </table:table-cell>
              <table:table-cell office:value-type="float" office:value="NaN">
                <text:p>NaN</text:p>
                <draw:g>
                  <svg:desc>'INFERENCE-ST'.F2:'INFERENCE-ST'.F21</svg:desc>
                </draw:g>
              </table:table-cell>
              <table:table-cell office:value-type="float" office:value="NaN">
                <text:p>NaN</text:p>
                <draw:g>
                  <svg:desc>'INFERENCE-ST'.G2:'INFERENCE-ST'.G21</svg:desc>
                </draw:g>
              </table:table-cell>
              <table:table-cell office:value-type="float" office:value="NaN">
                <text:p>NaN</text:p>
                <draw:g>
                  <svg:desc>'INFERENCE-ST'.H2:'INFERENCE-ST'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'INFERENCE-ST'.A24:'INFERENCE-ST'.A44 'INFERENCE-ST'.F24:'INFERENCE-ST'.H44" chart:data-source-has-labels="both" svg:x="1.331cm" svg:y="0.18cm" svg:width="11.206cm" svg:height="7.659cm">
          <chartooo:coordinate-region svg:x="2.746cm" svg:y="0.379cm" svg:width="9.604cm" svg:height="6.813cm"/>
          <chart:axis chart:dimension="x" chart:name="primary-x" chart:style-name="ch4" chartooo:axis-type="auto">
            <chartooo:date-scale/>
            <chart:title svg:x="5.66cm" svg:y="8.019cm" chart:style-name="ch5">
              <text:p>Minimum Tweets</text:p>
            </chart:title>
            <chart:categories table:cell-range-address="'INFERENCE-ST'.A25:'INFERENC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INFERENCE-ST'.F25:'INFERENCE-ST'.F44" chart:label-cell-address="'INFERENCE-ST'.F24:'INFERENCE-ST'.F24" chart:class="chart:line">
            <chart:data-point chart:repeated="20"/>
          </chart:series>
          <chart:series chart:style-name="ch10" chart:values-cell-range-address="'INFERENCE-ST'.G25:'INFERENCE-ST'.G44" chart:label-cell-address="'INFERENCE-ST'.G24:'INFERENCE-ST'.G24" chart:class="chart:line">
            <chart:data-point chart:repeated="20"/>
          </chart:series>
          <chart:series chart:style-name="ch11" chart:values-cell-range-address="'INFERENCE-ST'.H25:'INFERENCE-ST'.H44" chart:label-cell-address="'INFERENCE-ST'.H24:'INFERENCE-ST'.H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IGA2</text:p>
                <draw:g>
                  <svg:desc>'INFERENCE-ST'.F24:'INFERENCE-ST'.F24</svg:desc>
                </draw:g>
              </table:table-cell>
              <table:table-cell office:value-type="string">
                <text:p>GrnStrIGA2</text:p>
                <draw:g>
                  <svg:desc>'INFERENCE-ST'.G24:'INFERENCE-ST'.G24</svg:desc>
                </draw:g>
              </table:table-cell>
              <table:table-cell office:value-type="string">
                <text:p>DnrStrIGA2</text:p>
                <draw:g>
                  <svg:desc>'INFERENCE-ST'.H24:'INFERENCE-ST'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ST'.A25:'INFERENCE-ST'.A44</svg:desc>
                </draw:g>
              </table:table-cell>
              <table:table-cell office:value-type="float" office:value="NaN">
                <text:p>NaN</text:p>
                <draw:g>
                  <svg:desc>'INFERENCE-ST'.F25:'INFERENCE-ST'.F44</svg:desc>
                </draw:g>
              </table:table-cell>
              <table:table-cell office:value-type="float" office:value="NaN">
                <text:p>NaN</text:p>
                <draw:g>
                  <svg:desc>'INFERENCE-ST'.G25:'INFERENCE-ST'.G44</svg:desc>
                </draw:g>
              </table:table-cell>
              <table:table-cell office:value-type="float" office:value="NaN">
                <text:p>NaN</text:p>
                <draw:g>
                  <svg:desc>'INFERENCE-ST'.H25:'INFERENCE-ST'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48:CAUSE.D67 CAUSE.B47:CAUSE.D47 CAUSE.F47:CAUSE.F67 CAUSE.H47:CAUSE.H67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48:CAUSE.A6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48:CAUSE.B67" chart:label-cell-address="CAUSE.B47:CAUSE.B47" chart:class="chart:line">
            <chart:data-point chart:repeated="20"/>
          </chart:series>
          <chart:series chart:attached-axis="primary-y" chart:style-name="ch9" chart:values-cell-range-address="CAUSE.C48:CAUSE.C67" chart:label-cell-address="CAUSE.C47:CAUSE.C47" chart:class="chart:line">
            <chart:data-point chart:repeated="20"/>
          </chart:series>
          <chart:series chart:attached-axis="primary-y" chart:style-name="ch10" chart:values-cell-range-address="CAUSE.D48:CAUSE.D67" chart:label-cell-address="CAUSE.D47:CAUSE.D47" chart:class="chart:line">
            <chart:data-point chart:repeated="20"/>
          </chart:series>
          <chart:series chart:attached-axis="primary-y" chart:style-name="ch11" chart:values-cell-range-address="CAUSE.F48:CAUSE.F67" chart:label-cell-address="CAUSE.F47:CAUSE.F47" chart:class="chart:line">
            <chart:data-point chart:repeated="20"/>
          </chart:series>
          <chart:series chart:attached-axis="primary-y" chart:style-name="ch12" chart:values-cell-range-address="CAUSE.H48:CAUSE.H67" chart:label-cell-address="CAUSE.H47:CAUSE.H47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47:CAUSE.B47</svg:desc>
                </draw:g>
              </table:table-cell>
              <table:table-cell office:value-type="string">
                <text:p>WkHCA</text:p>
                <draw:g>
                  <svg:desc>CAUSE.C47:CAUSE.C47</svg:desc>
                </draw:g>
              </table:table-cell>
              <table:table-cell office:value-type="string">
                <text:p>GrnWkHCA</text:p>
                <draw:g>
                  <svg:desc>CAUSE.D47:CAUSE.D47</svg:desc>
                </draw:g>
              </table:table-cell>
              <table:table-cell office:value-type="string">
                <text:p>StrHCA</text:p>
                <draw:g>
                  <svg:desc>CAUSE.F47:CAUSE.F47</svg:desc>
                </draw:g>
              </table:table-cell>
              <table:table-cell office:value-type="string">
                <text:p>GrnStrHCA</text:p>
                <draw:g>
                  <svg:desc>CAUSE.H47:CAUSE.H4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48:CAUSE.A67</svg:desc>
                </draw:g>
              </table:table-cell>
              <table:table-cell office:value-type="float" office:value="NaN">
                <text:p>NaN</text:p>
                <draw:g>
                  <svg:desc>CAUSE.B48:CAUSE.B67</svg:desc>
                </draw:g>
              </table:table-cell>
              <table:table-cell office:value-type="float" office:value="NaN">
                <text:p>NaN</text:p>
                <draw:g>
                  <svg:desc>CAUSE.C48:CAUSE.C67</svg:desc>
                </draw:g>
              </table:table-cell>
              <table:table-cell office:value-type="float" office:value="NaN">
                <text:p>NaN</text:p>
                <draw:g>
                  <svg:desc>CAUSE.D48:CAUSE.D67</svg:desc>
                </draw:g>
              </table:table-cell>
              <table:table-cell office:value-type="float" office:value="NaN">
                <text:p>NaN</text:p>
                <draw:g>
                  <svg:desc>CAUSE.F48:CAUSE.F67</svg:desc>
                </draw:g>
              </table:table-cell>
              <table:table-cell office:value-type="float" office:value="NaN">
                <text:p>NaN</text:p>
                <draw:g>
                  <svg:desc>CAUSE.H48:CAUSE.H6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56cm" svg:y="3.952cm" style:legend-expansion="high" chart:style-name="ch2"/>
        <chart:plot-area chart:style-name="ch3" table:cell-range-address="'USER-TEXT'.A2:'USER-TEXT'.C21 'USER-TEXT'.B1:'USER-TEXT'.C1" chart:data-source-has-labels="both" svg:x="1.331cm" svg:y="0.18cm" svg:width="10.224cm" svg:height="7.659cm">
          <chartooo:coordinate-region svg:x="2.614cm" svg:y="0.379cm" svg:width="7.842cm" svg:height="6.813cm"/>
          <chart:axis chart:dimension="x" chart:name="primary-x" chart:style-name="ch4" chartooo:axis-type="auto">
            <chartooo:date-scale/>
            <chart:title svg:x="5.169cm" svg:y="8.019cm" chart:style-name="ch5">
              <text:p>Minimum Tweets</text:p>
            </chart:title>
            <chart:categories table:cell-range-address="'USER-TEXT'.A2:'USER-TEXT'.A21"/>
          </chart:axis>
          <chart:axis chart:dimension="y" chart:name="primary-y" chart:style-name="ch6">
            <chart:title svg:x="0.451cm" svg:y="4.979cm" chart:style-name="ch7">
              <text:p>Tweet Count</text:p>
            </chart:title>
            <chart:grid chart:style-name="ch8" chart:class="major"/>
          </chart:axis>
          <chart:axis chart:dimension="y" chart:name="secondary-y" chart:style-name="ch9">
            <chart:title svg:x="11.875cm" svg:y="4.886cm" chart:style-name="ch7">
              <text:p>User Count</text:p>
            </chart:title>
          </chart:axis>
          <chart:series chart:attached-axis="primary-y" chart:style-name="ch10" chart:values-cell-range-address="'USER-TEXT'.B2:'USER-TEXT'.B21" chart:label-cell-address="'USER-TEXT'.B1:'USER-TEXT'.B1" chart:class="chart:line">
            <chart:data-point chart:repeated="20"/>
          </chart:series>
          <chart:series chart:attached-axis="secondary-y" chart:style-name="ch11" chart:values-cell-range-address="'USER-TEXT'.C2:'USER-TEXT'.C21" chart:label-cell-address="'USER-TEXT'.C1:'USER-TEXT'.C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'USER-TEXT'.B1:'USER-TEXT'.B1</svg:desc>
                </draw:g>
              </table:table-cell>
              <table:table-cell office:value-type="string">
                <text:p>Users</text:p>
                <draw:g>
                  <svg:desc>'USER-TEXT'.C1:'USER-TEX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USER-TEXT'.A2:'USER-TEXT'.A21</svg:desc>
                </draw:g>
              </table:table-cell>
              <table:table-cell office:value-type="float" office:value="NaN">
                <text:p>NaN</text:p>
                <draw:g>
                  <svg:desc>'USER-TEXT'.B2:'USER-TEXT'.B21</svg:desc>
                </draw:g>
              </table:table-cell>
              <table:table-cell office:value-type="float" office:value="NaN">
                <text:p>NaN</text:p>
                <draw:g>
                  <svg:desc>'USER-TEXT'.C2:'USER-TEXT'.C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038">
                <text:p>44038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9204">
                <text:p>3920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408">
                <text:p>36408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040">
                <text:p>34040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090">
                <text:p>32090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506">
                <text:p>30506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057">
                <text:p>2905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001">
                <text:p>2800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110">
                <text:p>271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310">
                <text:p>2631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463">
                <text:p>2546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791">
                <text:p>247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206">
                <text:p>242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534">
                <text:p>235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994">
                <text:p>2299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418">
                <text:p>224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942">
                <text:p>2194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492">
                <text:p>2149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979">
                <text:p>20979</text:p>
              </table:table-cell>
              <table:table-cell office:value-type="float" office:value="269">
                <text:p>26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205cm" style:legend-expansion="high" chart:style-name="ch2"/>
        <chart:plot-area chart:style-name="ch3" table:cell-range-address="CAUSE.A71:CAUSE.D90 CAUSE.B70:CAUSE.D70 CAUSE.F70:CAUSE.F90 CAUSE.H70:CAUSE.H90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71:CAUSE.A9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71:CAUSE.B90" chart:label-cell-address="CAUSE.B70:CAUSE.B70" chart:class="chart:line">
            <chart:data-point chart:repeated="20"/>
          </chart:series>
          <chart:series chart:attached-axis="primary-y" chart:style-name="ch9" chart:values-cell-range-address="CAUSE.C71:CAUSE.C90" chart:label-cell-address="CAUSE.C70:CAUSE.C70" chart:class="chart:line">
            <chart:data-point chart:repeated="20"/>
          </chart:series>
          <chart:series chart:attached-axis="primary-y" chart:style-name="ch10" chart:values-cell-range-address="CAUSE.D71:CAUSE.D90" chart:label-cell-address="CAUSE.D70:CAUSE.D70" chart:class="chart:line">
            <chart:data-point chart:repeated="20"/>
          </chart:series>
          <chart:series chart:attached-axis="primary-y" chart:style-name="ch11" chart:values-cell-range-address="CAUSE.F71:CAUSE.F90" chart:label-cell-address="CAUSE.F70:CAUSE.F70" chart:class="chart:line">
            <chart:data-point chart:repeated="20"/>
          </chart:series>
          <chart:series chart:attached-axis="primary-y" chart:style-name="ch12" chart:values-cell-range-address="CAUSE.H71:CAUSE.H90" chart:label-cell-address="CAUSE.H70:CAUSE.H70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70:CAUSE.B70</svg:desc>
                </draw:g>
              </table:table-cell>
              <table:table-cell office:value-type="string">
                <text:p>WkNCA</text:p>
                <draw:g>
                  <svg:desc>CAUSE.C70:CAUSE.C70</svg:desc>
                </draw:g>
              </table:table-cell>
              <table:table-cell office:value-type="string">
                <text:p>GrnWkNCA</text:p>
                <draw:g>
                  <svg:desc>CAUSE.D70:CAUSE.D70</svg:desc>
                </draw:g>
              </table:table-cell>
              <table:table-cell office:value-type="string">
                <text:p>StrNCA</text:p>
                <draw:g>
                  <svg:desc>CAUSE.F70:CAUSE.F70</svg:desc>
                </draw:g>
              </table:table-cell>
              <table:table-cell office:value-type="string">
                <text:p>GrnStrNCA</text:p>
                <draw:g>
                  <svg:desc>CAUSE.H70:CAUSE.H7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71:CAUSE.A90</svg:desc>
                </draw:g>
              </table:table-cell>
              <table:table-cell office:value-type="float" office:value="NaN">
                <text:p>NaN</text:p>
                <draw:g>
                  <svg:desc>CAUSE.B71:CAUSE.B90</svg:desc>
                </draw:g>
              </table:table-cell>
              <table:table-cell office:value-type="float" office:value="NaN">
                <text:p>NaN</text:p>
                <draw:g>
                  <svg:desc>CAUSE.C71:CAUSE.C90</svg:desc>
                </draw:g>
              </table:table-cell>
              <table:table-cell office:value-type="float" office:value="NaN">
                <text:p>NaN</text:p>
                <draw:g>
                  <svg:desc>CAUSE.D71:CAUSE.D90</svg:desc>
                </draw:g>
              </table:table-cell>
              <table:table-cell office:value-type="float" office:value="NaN">
                <text:p>NaN</text:p>
                <draw:g>
                  <svg:desc>CAUSE.F71:CAUSE.F90</svg:desc>
                </draw:g>
              </table:table-cell>
              <table:table-cell office:value-type="float" office:value="NaN">
                <text:p>NaN</text:p>
                <draw:g>
                  <svg:desc>CAUSE.H71:CAUSE.H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186:CAUSE.B205 CAUSE.B185:CAUSE.B185 CAUSE.F185:CAUSE.F205 CAUSE.H185:CAUSE.I205" chart:data-source-has-labels="both" svg:x="0.32cm" svg:y="0.18cm" svg:width="11.496cm" svg:height="8.64cm">
          <chartooo:coordinate-region svg:x="1.734cm" svg:y="0.379cm" svg:width="8.983cm" svg:height="7.794cm"/>
          <chart:axis chart:dimension="x" chart:name="primary-x" chart:style-name="ch4" chartooo:axis-type="auto">
            <chartooo:date-scale/>
            <chart:categories table:cell-range-address="CAUSE.A186:CAUSE.A20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86:CAUSE.B205" chart:label-cell-address="CAUSE.B185:CAUSE.B185" chart:class="chart:line">
            <chart:data-point chart:repeated="20"/>
          </chart:series>
          <chart:series chart:attached-axis="primary-y" chart:style-name="ch9" chart:values-cell-range-address="CAUSE.F186:CAUSE.F205" chart:label-cell-address="CAUSE.F185:CAUSE.F185" chart:class="chart:line">
            <chart:data-point chart:repeated="20"/>
          </chart:series>
          <chart:series chart:attached-axis="primary-y" chart:style-name="ch10" chart:values-cell-range-address="CAUSE.H186:CAUSE.H205" chart:label-cell-address="CAUSE.H185:CAUSE.H185" chart:class="chart:line">
            <chart:data-point chart:repeated="20"/>
          </chart:series>
          <chart:series chart:attached-axis="primary-y" chart:style-name="ch11" chart:values-cell-range-address="CAUSE.I186:CAUSE.I205" chart:label-cell-address="CAUSE.I185:CAUSE.I18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85:CAUSE.B185</svg:desc>
                </draw:g>
              </table:table-cell>
              <table:table-cell office:value-type="string">
                <text:p>StrHCA</text:p>
                <draw:g>
                  <svg:desc>CAUSE.F185:CAUSE.F185</svg:desc>
                </draw:g>
              </table:table-cell>
              <table:table-cell office:value-type="string">
                <text:p>GrnStrHCA</text:p>
                <draw:g>
                  <svg:desc>CAUSE.H185:CAUSE.H185</svg:desc>
                </draw:g>
              </table:table-cell>
              <table:table-cell office:value-type="string">
                <text:p>DnrStrHCA</text:p>
                <draw:g>
                  <svg:desc>CAUSE.I185:CAUSE.I18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86:CAUSE.A205</svg:desc>
                </draw:g>
              </table:table-cell>
              <table:table-cell office:value-type="float" office:value="NaN">
                <text:p>NaN</text:p>
                <draw:g>
                  <svg:desc>CAUSE.B186:CAUSE.B205</svg:desc>
                </draw:g>
              </table:table-cell>
              <table:table-cell office:value-type="float" office:value="NaN">
                <text:p>NaN</text:p>
                <draw:g>
                  <svg:desc>CAUSE.F186:CAUSE.F205</svg:desc>
                </draw:g>
              </table:table-cell>
              <table:table-cell office:value-type="float" office:value="NaN">
                <text:p>NaN</text:p>
                <draw:g>
                  <svg:desc>CAUSE.H186:CAUSE.H205</svg:desc>
                </draw:g>
              </table:table-cell>
              <table:table-cell office:value-type="float" office:value="NaN">
                <text:p>NaN</text:p>
                <draw:g>
                  <svg:desc>CAUSE.I186:CAUSE.I2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36cm" svg:y="3.454cm" style:legend-expansion="high" chart:style-name="ch2"/>
        <chart:plot-area chart:style-name="ch3" table:cell-range-address="CAUSE.A209:CAUSE.B228 CAUSE.B208:CAUSE.B208 CAUSE.F208:CAUSE.F228 CAUSE.H208:CAUSE.I228" chart:data-source-has-labels="both" svg:x="0.32cm" svg:y="0.18cm" svg:width="11.496cm" svg:height="8.64cm">
          <chartooo:coordinate-region svg:x="1.55cm" svg:y="0.379cm" svg:width="9.168cm" svg:height="7.794cm"/>
          <chart:axis chart:dimension="x" chart:name="primary-x" chart:style-name="ch4" chartooo:axis-type="auto">
            <chartooo:date-scale/>
            <chart:categories table:cell-range-address="CAUSE.A209:CAUSE.A22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09:CAUSE.B228" chart:label-cell-address="CAUSE.B208:CAUSE.B208" chart:class="chart:line">
            <chart:data-point chart:repeated="20"/>
          </chart:series>
          <chart:series chart:attached-axis="primary-y" chart:style-name="ch9" chart:values-cell-range-address="CAUSE.F209:CAUSE.F228" chart:label-cell-address="CAUSE.F208:CAUSE.F208" chart:class="chart:line">
            <chart:data-point chart:repeated="20"/>
          </chart:series>
          <chart:series chart:attached-axis="primary-y" chart:style-name="ch10" chart:values-cell-range-address="CAUSE.H209:CAUSE.H228" chart:label-cell-address="CAUSE.H208:CAUSE.H208" chart:class="chart:line">
            <chart:data-point chart:repeated="20"/>
          </chart:series>
          <chart:series chart:attached-axis="primary-y" chart:style-name="ch11" chart:values-cell-range-address="CAUSE.I209:CAUSE.I228" chart:label-cell-address="CAUSE.I208:CAUSE.I20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08:CAUSE.B208</svg:desc>
                </draw:g>
              </table:table-cell>
              <table:table-cell office:value-type="string">
                <text:p>StrNCA</text:p>
                <draw:g>
                  <svg:desc>CAUSE.F208:CAUSE.F208</svg:desc>
                </draw:g>
              </table:table-cell>
              <table:table-cell office:value-type="string">
                <text:p>GrnStrNCA</text:p>
                <draw:g>
                  <svg:desc>CAUSE.H208:CAUSE.H208</svg:desc>
                </draw:g>
              </table:table-cell>
              <table:table-cell office:value-type="string">
                <text:p>DnrStrNCA</text:p>
                <draw:g>
                  <svg:desc>CAUSE.I208:CAUSE.I2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09:CAUSE.A228</svg:desc>
                </draw:g>
              </table:table-cell>
              <table:table-cell office:value-type="float" office:value="NaN">
                <text:p>NaN</text:p>
                <draw:g>
                  <svg:desc>CAUSE.B209:CAUSE.B228</svg:desc>
                </draw:g>
              </table:table-cell>
              <table:table-cell office:value-type="float" office:value="NaN">
                <text:p>NaN</text:p>
                <draw:g>
                  <svg:desc>CAUSE.F209:CAUSE.F228</svg:desc>
                </draw:g>
              </table:table-cell>
              <table:table-cell office:value-type="float" office:value="NaN">
                <text:p>NaN</text:p>
                <draw:g>
                  <svg:desc>CAUSE.H209:CAUSE.H228</svg:desc>
                </draw:g>
              </table:table-cell>
              <table:table-cell office:value-type="float" office:value="NaN">
                <text:p>NaN</text:p>
                <draw:g>
                  <svg:desc>CAUSE.I209:CAUSE.I2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40:CAUSE.E159 CAUSE.B139:CAUSE.E139" chart:data-source-has-labels="both" svg:x="0.32cm" svg:y="0.18cm" svg:width="11.443cm" svg:height="8.64cm">
          <chartooo:coordinate-region svg:x="1.735cm" svg:y="0.379cm" svg:width="8.929cm" svg:height="7.794cm"/>
          <chart:axis chart:dimension="x" chart:name="primary-x" chart:style-name="ch4" chartooo:axis-type="auto">
            <chartooo:date-scale/>
            <chart:categories table:cell-range-address="CAUSE.A140:CAUSE.A1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40:CAUSE.B159" chart:label-cell-address="CAUSE.B139:CAUSE.B139" chart:class="chart:line">
            <chart:data-point chart:repeated="20"/>
          </chart:series>
          <chart:series chart:attached-axis="primary-y" chart:style-name="ch9" chart:values-cell-range-address="CAUSE.C140:CAUSE.C159" chart:label-cell-address="CAUSE.C139:CAUSE.C139" chart:class="chart:line">
            <chart:data-point chart:repeated="20"/>
          </chart:series>
          <chart:series chart:attached-axis="primary-y" chart:style-name="ch10" chart:values-cell-range-address="CAUSE.D140:CAUSE.D159" chart:label-cell-address="CAUSE.D139:CAUSE.D139" chart:class="chart:line">
            <chart:data-point chart:repeated="20"/>
          </chart:series>
          <chart:series chart:attached-axis="primary-y" chart:style-name="ch11" chart:values-cell-range-address="CAUSE.E140:CAUSE.E159" chart:label-cell-address="CAUSE.E139:CAUSE.E13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39:CAUSE.B139</svg:desc>
                </draw:g>
              </table:table-cell>
              <table:table-cell office:value-type="string">
                <text:p>WkHCA</text:p>
                <draw:g>
                  <svg:desc>CAUSE.C139:CAUSE.C139</svg:desc>
                </draw:g>
              </table:table-cell>
              <table:table-cell office:value-type="string">
                <text:p>GrnWkHCA</text:p>
                <draw:g>
                  <svg:desc>CAUSE.D139:CAUSE.D139</svg:desc>
                </draw:g>
              </table:table-cell>
              <table:table-cell office:value-type="string">
                <text:p>DnrWkHCA</text:p>
                <draw:g>
                  <svg:desc>CAUSE.E139:CAUSE.E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40:CAUSE.A159</svg:desc>
                </draw:g>
              </table:table-cell>
              <table:table-cell office:value-type="float" office:value="NaN">
                <text:p>NaN</text:p>
                <draw:g>
                  <svg:desc>CAUSE.B140:CAUSE.B159</svg:desc>
                </draw:g>
              </table:table-cell>
              <table:table-cell office:value-type="float" office:value="NaN">
                <text:p>NaN</text:p>
                <draw:g>
                  <svg:desc>CAUSE.C140:CAUSE.C159</svg:desc>
                </draw:g>
              </table:table-cell>
              <table:table-cell office:value-type="float" office:value="NaN">
                <text:p>NaN</text:p>
                <draw:g>
                  <svg:desc>CAUSE.D140:CAUSE.D159</svg:desc>
                </draw:g>
              </table:table-cell>
              <table:table-cell office:value-type="float" office:value="NaN">
                <text:p>NaN</text:p>
                <draw:g>
                  <svg:desc>CAUSE.E140:CAUSE.E15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454cm" style:legend-expansion="high" chart:style-name="ch2"/>
        <chart:plot-area chart:style-name="ch3" table:cell-range-address="CAUSE.A163:CAUSE.E182 CAUSE.B162:CAUSE.E162" chart:data-source-has-labels="both" svg:x="0.32cm" svg:y="0.18cm" svg:width="11.443cm" svg:height="8.64cm">
          <chartooo:coordinate-region svg:x="1.735cm" svg:y="0.38cm" svg:width="8.929cm" svg:height="7.793cm"/>
          <chart:axis chart:dimension="x" chart:name="primary-x" chart:style-name="ch4" chartooo:axis-type="auto">
            <chartooo:date-scale/>
            <chart:categories table:cell-range-address="CAUSE.A163:CAUSE.A18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63:CAUSE.B182" chart:label-cell-address="CAUSE.B162:CAUSE.B162" chart:class="chart:line">
            <chart:data-point chart:repeated="20"/>
          </chart:series>
          <chart:series chart:attached-axis="primary-y" chart:style-name="ch9" chart:values-cell-range-address="CAUSE.C163:CAUSE.C182" chart:label-cell-address="CAUSE.C162:CAUSE.C162" chart:class="chart:line">
            <chart:data-point chart:repeated="20"/>
          </chart:series>
          <chart:series chart:attached-axis="primary-y" chart:style-name="ch10" chart:values-cell-range-address="CAUSE.D163:CAUSE.D182" chart:label-cell-address="CAUSE.D162:CAUSE.D162" chart:class="chart:line">
            <chart:data-point chart:repeated="20"/>
          </chart:series>
          <chart:series chart:attached-axis="primary-y" chart:style-name="ch11" chart:values-cell-range-address="CAUSE.E163:CAUSE.E182" chart:label-cell-address="CAUSE.E162:CAUSE.E16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62:CAUSE.B162</svg:desc>
                </draw:g>
              </table:table-cell>
              <table:table-cell office:value-type="string">
                <text:p>WkNCA</text:p>
                <draw:g>
                  <svg:desc>CAUSE.C162:CAUSE.C162</svg:desc>
                </draw:g>
              </table:table-cell>
              <table:table-cell office:value-type="string">
                <text:p>GrnWkNCA</text:p>
                <draw:g>
                  <svg:desc>CAUSE.D162:CAUSE.D162</svg:desc>
                </draw:g>
              </table:table-cell>
              <table:table-cell office:value-type="string">
                <text:p>DnrWkNCA</text:p>
                <draw:g>
                  <svg:desc>CAUSE.E162:CAUSE.E1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63:CAUSE.A182</svg:desc>
                </draw:g>
              </table:table-cell>
              <table:table-cell office:value-type="float" office:value="NaN">
                <text:p>NaN</text:p>
                <draw:g>
                  <svg:desc>CAUSE.B163:CAUSE.B182</svg:desc>
                </draw:g>
              </table:table-cell>
              <table:table-cell office:value-type="float" office:value="NaN">
                <text:p>NaN</text:p>
                <draw:g>
                  <svg:desc>CAUSE.C163:CAUSE.C182</svg:desc>
                </draw:g>
              </table:table-cell>
              <table:table-cell office:value-type="float" office:value="NaN">
                <text:p>NaN</text:p>
                <draw:g>
                  <svg:desc>CAUSE.D163:CAUSE.D182</svg:desc>
                </draw:g>
              </table:table-cell>
              <table:table-cell office:value-type="float" office:value="NaN">
                <text:p>NaN</text:p>
                <draw:g>
                  <svg:desc>CAUSE.E163:CAUSE.E18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5:CAUSE.I44 CAUSE.B24:CAUSE.I2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3368055555556">
                <text:p>0.013368055555556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.01944361352079">
                <text:p>0.0194436135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.0232268768146">
                <text:p>0.0232268768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.026388125343595">
                <text:p>0.02638812534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.029391182645207">
                <text:p>0.02939118264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.038622129436326">
                <text:p>0.038622129436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.035108958837772">
                <text:p>0.035108958837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.0370942812983">
                <text:p>0.037094281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.040350877192983">
                <text:p>0.04035087719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.042801556420234">
                <text:p>0.04280155642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.040511727078891">
                <text:p>0.040511727078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.042755344418052">
                <text:p>0.042755344418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.044155844155844">
                <text:p>0.044155844155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.047297297297297">
                <text:p>0.047297297297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.052044609665428">
                <text:p>0.0520446096654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94:CAUSE.C113 CAUSE.B93:CAUSE.C93 CAUSE.E93:CAUSE.F113 CAUSE.I93:CAUSE.I113" chart:data-source-has-labels="both" svg:x="0.32cm" svg:y="0.18cm" svg:width="11.47cm" svg:height="8.64cm">
          <chartooo:coordinate-region svg:x="1.735cm" svg:y="0.379cm" svg:width="8.957cm" svg:height="7.794cm"/>
          <chart:axis chart:dimension="x" chart:name="primary-x" chart:style-name="ch4" chartooo:axis-type="auto">
            <chartooo:date-scale/>
            <chart:categories table:cell-range-address="CAUSE.A94:CAUSE.A1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94:CAUSE.B113" chart:label-cell-address="CAUSE.B93:CAUSE.B93" chart:class="chart:line">
            <chart:data-point chart:repeated="20"/>
          </chart:series>
          <chart:series chart:attached-axis="primary-y" chart:style-name="ch9" chart:values-cell-range-address="CAUSE.C94:CAUSE.C113" chart:label-cell-address="CAUSE.C93:CAUSE.C93" chart:class="chart:line">
            <chart:data-point chart:repeated="20"/>
          </chart:series>
          <chart:series chart:attached-axis="primary-y" chart:style-name="ch10" chart:values-cell-range-address="CAUSE.E94:CAUSE.E113" chart:label-cell-address="CAUSE.E93:CAUSE.E93" chart:class="chart:line">
            <chart:data-point chart:repeated="20"/>
          </chart:series>
          <chart:series chart:attached-axis="primary-y" chart:style-name="ch11" chart:values-cell-range-address="CAUSE.F94:CAUSE.F113" chart:label-cell-address="CAUSE.F93:CAUSE.F93" chart:class="chart:line">
            <chart:data-point chart:repeated="20"/>
          </chart:series>
          <chart:series chart:attached-axis="primary-y" chart:style-name="ch12" chart:values-cell-range-address="CAUSE.I94:CAUSE.I113" chart:label-cell-address="CAUSE.I93:CAUSE.I93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93:CAUSE.B93</svg:desc>
                </draw:g>
              </table:table-cell>
              <table:table-cell office:value-type="string">
                <text:p>WkHCA</text:p>
                <draw:g>
                  <svg:desc>CAUSE.C93:CAUSE.C93</svg:desc>
                </draw:g>
              </table:table-cell>
              <table:table-cell office:value-type="string">
                <text:p>DnrWkHCA</text:p>
                <draw:g>
                  <svg:desc>CAUSE.E93:CAUSE.E93</svg:desc>
                </draw:g>
              </table:table-cell>
              <table:table-cell office:value-type="string">
                <text:p>StrHCA</text:p>
                <draw:g>
                  <svg:desc>CAUSE.F93:CAUSE.F93</svg:desc>
                </draw:g>
              </table:table-cell>
              <table:table-cell office:value-type="string">
                <text:p>DnrStrHCA</text:p>
                <draw:g>
                  <svg:desc>CAUSE.I93:CAUSE.I9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94:CAUSE.A113</svg:desc>
                </draw:g>
              </table:table-cell>
              <table:table-cell office:value-type="float" office:value="NaN">
                <text:p>NaN</text:p>
                <draw:g>
                  <svg:desc>CAUSE.B94:CAUSE.B113</svg:desc>
                </draw:g>
              </table:table-cell>
              <table:table-cell office:value-type="float" office:value="NaN">
                <text:p>NaN</text:p>
                <draw:g>
                  <svg:desc>CAUSE.C94:CAUSE.C113</svg:desc>
                </draw:g>
              </table:table-cell>
              <table:table-cell office:value-type="float" office:value="NaN">
                <text:p>NaN</text:p>
                <draw:g>
                  <svg:desc>CAUSE.E94:CAUSE.E113</svg:desc>
                </draw:g>
              </table:table-cell>
              <table:table-cell office:value-type="float" office:value="NaN">
                <text:p>NaN</text:p>
                <draw:g>
                  <svg:desc>CAUSE.F94:CAUSE.F113</svg:desc>
                </draw:g>
              </table:table-cell>
              <table:table-cell office:value-type="float" office:value="NaN">
                <text:p>NaN</text:p>
                <draw:g>
                  <svg:desc>CAUSE.I94:CAUSE.I1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11cm" svg:y="3.205cm" style:legend-expansion="high" chart:style-name="ch2"/>
        <chart:plot-area chart:style-name="ch3" table:cell-range-address="CAUSE.A117:CAUSE.C136 CAUSE.B116:CAUSE.C116 CAUSE.E116:CAUSE.F136 CAUSE.I116:CAUSE.I136" chart:data-source-has-labels="both" svg:x="0.32cm" svg:y="0.18cm" svg:width="11.47cm" svg:height="8.64cm">
          <chartooo:coordinate-region svg:x="1.735cm" svg:y="0.38cm" svg:width="8.957cm" svg:height="7.793cm"/>
          <chart:axis chart:dimension="x" chart:name="primary-x" chart:style-name="ch4" chartooo:axis-type="auto">
            <chartooo:date-scale/>
            <chart:categories table:cell-range-address="CAUSE.A117:CAUSE.A13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117:CAUSE.B136" chart:label-cell-address="CAUSE.B116:CAUSE.B116" chart:class="chart:line">
            <chart:data-point chart:repeated="20"/>
          </chart:series>
          <chart:series chart:attached-axis="primary-y" chart:style-name="ch9" chart:values-cell-range-address="CAUSE.C117:CAUSE.C136" chart:label-cell-address="CAUSE.C116:CAUSE.C116" chart:class="chart:line">
            <chart:data-point chart:repeated="20"/>
          </chart:series>
          <chart:series chart:attached-axis="primary-y" chart:style-name="ch10" chart:values-cell-range-address="CAUSE.E117:CAUSE.E136" chart:label-cell-address="CAUSE.E116:CAUSE.E116" chart:class="chart:line">
            <chart:data-point chart:repeated="20"/>
          </chart:series>
          <chart:series chart:attached-axis="primary-y" chart:style-name="ch11" chart:values-cell-range-address="CAUSE.F117:CAUSE.F136" chart:label-cell-address="CAUSE.F116:CAUSE.F116" chart:class="chart:line">
            <chart:data-point chart:repeated="20"/>
          </chart:series>
          <chart:series chart:attached-axis="primary-y" chart:style-name="ch12" chart:values-cell-range-address="CAUSE.I117:CAUSE.I136" chart:label-cell-address="CAUSE.I116:CAUSE.I116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16:CAUSE.B116</svg:desc>
                </draw:g>
              </table:table-cell>
              <table:table-cell office:value-type="string">
                <text:p>WkNCA</text:p>
                <draw:g>
                  <svg:desc>CAUSE.C116:CAUSE.C116</svg:desc>
                </draw:g>
              </table:table-cell>
              <table:table-cell office:value-type="string">
                <text:p>DnrWkNCA</text:p>
                <draw:g>
                  <svg:desc>CAUSE.E116:CAUSE.E116</svg:desc>
                </draw:g>
              </table:table-cell>
              <table:table-cell office:value-type="string">
                <text:p>StrNCA</text:p>
                <draw:g>
                  <svg:desc>CAUSE.F116:CAUSE.F116</svg:desc>
                </draw:g>
              </table:table-cell>
              <table:table-cell office:value-type="string">
                <text:p>DnrStrNCA</text:p>
                <draw:g>
                  <svg:desc>CAUSE.I116:CAUSE.I11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117:CAUSE.A136</svg:desc>
                </draw:g>
              </table:table-cell>
              <table:table-cell office:value-type="float" office:value="NaN">
                <text:p>NaN</text:p>
                <draw:g>
                  <svg:desc>CAUSE.B117:CAUSE.B136</svg:desc>
                </draw:g>
              </table:table-cell>
              <table:table-cell office:value-type="float" office:value="NaN">
                <text:p>NaN</text:p>
                <draw:g>
                  <svg:desc>CAUSE.C117:CAUSE.C136</svg:desc>
                </draw:g>
              </table:table-cell>
              <table:table-cell office:value-type="float" office:value="NaN">
                <text:p>NaN</text:p>
                <draw:g>
                  <svg:desc>CAUSE.E117:CAUSE.E136</svg:desc>
                </draw:g>
              </table:table-cell>
              <table:table-cell office:value-type="float" office:value="NaN">
                <text:p>NaN</text:p>
                <draw:g>
                  <svg:desc>CAUSE.F117:CAUSE.F136</svg:desc>
                </draw:g>
              </table:table-cell>
              <table:table-cell office:value-type="float" office:value="NaN">
                <text:p>NaN</text:p>
                <draw:g>
                  <svg:desc>CAUSE.I117:CAUSE.I1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688cm" svg:y="3.703cm" style:legend-expansion="high" chart:style-name="ch2"/>
        <chart:plot-area chart:style-name="ch3" table:cell-range-address="'USER-TEXT'.B24:'USER-TEXT'.D44" chart:data-source-has-labels="row" svg:x="1.331cm" svg:y="0.18cm" svg:width="12.037cm" svg:height="7.659cm">
          <chartooo:coordinate-region svg:x="2.429cm" svg:y="0.379cm" svg:width="10.752cm" svg:height="6.813cm"/>
          <chart:axis chart:dimension="x" chart:name="primary-x" chart:style-name="ch4">
            <chart:title svg:x="6.075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886cm" chart:style-name="ch7">
              <text:p>User Count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USER-TEXT'.B25:'USER-TEXT'.B44" chart:label-cell-address="'USER-TEXT'.B24:'USER-TEXT'.B24" chart:class="chart:line">
            <chart:data-point chart:repeated="20"/>
          </chart:series>
          <chart:series chart:attached-axis="primary-y" chart:style-name="ch11" chart:values-cell-range-address="'USER-TEXT'.C25:'USER-TEXT'.C44" chart:label-cell-address="'USER-TEXT'.C24:'USER-TEXT'.C24" chart:class="chart:line">
            <chart:data-point chart:repeated="20"/>
          </chart:series>
          <chart:series chart:attached-axis="primary-y" chart:style-name="ch12" chart:values-cell-range-address="'USER-TEXT'.D25:'USER-TEXT'.D44" chart:label-cell-address="'USER-TEXT'.D24:'USER-TEXT'.D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USER-TEXT'.B24:'USER-TEXT'.B24</svg:desc>
                </draw:g>
              </table:table-cell>
              <table:table-cell office:value-type="string">
                <text:p>Green</text:p>
                <draw:g>
                  <svg:desc>'USER-TEXT'.C24:'USER-TEXT'.C24</svg:desc>
                </draw:g>
              </table:table-cell>
              <table:table-cell office:value-type="string">
                <text:p>Denier</text:p>
                <draw:g>
                  <svg:desc>'USER-TEXT'.D24:'USER-TEXT'.D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USER-TEXT'.B25:'USER-TEXT'.B44</svg:desc>
                </draw:g>
              </table:table-cell>
              <table:table-cell office:value-type="float" office:value="NaN">
                <text:p>NaN</text:p>
                <draw:g>
                  <svg:desc>'USER-TEXT'.C25:'USER-TEXT'.C44</svg:desc>
                </draw:g>
              </table:table-cell>
              <table:table-cell office:value-type="float" office:value="NaN">
                <text:p>NaN</text:p>
                <draw:g>
                  <svg:desc>'USER-TEXT'.D25:'USER-TEX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5337">
                <text:p>533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3124">
                <text:p>312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2254">
                <text:p>22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1706">
                <text:p>17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1342">
                <text:p>13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1094">
                <text:p>109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902">
                <text:p>9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778">
                <text:p>7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687">
                <text:p>6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539">
                <text:p>5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488">
                <text:p>4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444">
                <text:p>4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398">
                <text:p>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365">
                <text:p>3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330">
                <text:p>3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302">
                <text:p>30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8">
                <text:p>2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:'CAUSE-WK'.A21 'CAUSE-WK'.C1:'CAUSE-WK'.E21" chart:data-source-has-labels="both" svg:x="1.331cm" svg:y="0.18cm" svg:width="10.432cm" svg:height="7.659cm">
          <chartooo:coordinate-region svg:x="2.746cm" svg:y="0.379cm" svg:width="8.83cm" svg:height="6.813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:'CAUS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:'CAUSE-WK'.C21" chart:label-cell-address="'CAUSE-WK'.C1:'CAUSE-WK'.C1" chart:class="chart:line">
            <chart:data-point chart:repeated="20"/>
          </chart:series>
          <chart:series chart:style-name="ch10" chart:values-cell-range-address="'CAUSE-WK'.D2:'CAUSE-WK'.D21" chart:label-cell-address="'CAUSE-WK'.D1:'CAUSE-WK'.D1" chart:class="chart:line">
            <chart:data-point chart:repeated="20"/>
          </chart:series>
          <chart:series chart:style-name="ch11" chart:values-cell-range-address="'CAUSE-WK'.E2:'CAUSE-WK'.E21" chart:label-cell-address="'CAUSE-WK'.E1:'CAUSE-WK'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  <draw:g>
                  <svg:desc>'CAUSE-WK'.C1:'CAUSE-WK'.C1</svg:desc>
                </draw:g>
              </table:table-cell>
              <table:table-cell office:value-type="string">
                <text:p>GrnWkHCA</text:p>
                <draw:g>
                  <svg:desc>'CAUSE-WK'.D1:'CAUSE-WK'.D1</svg:desc>
                </draw:g>
              </table:table-cell>
              <table:table-cell office:value-type="string">
                <text:p>DnrWkHCA</text:p>
                <draw:g>
                  <svg:desc>'CAUSE-WK'.E1:'CAUSE-WK'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AUSE-WK'.A2:'CAUSE-WK'.A21</svg:desc>
                </draw:g>
              </table:table-cell>
              <table:table-cell office:value-type="float" office:value="NaN">
                <text:p>NaN</text:p>
                <draw:g>
                  <svg:desc>'CAUSE-WK'.C2:'CAUSE-WK'.C21</svg:desc>
                </draw:g>
              </table:table-cell>
              <table:table-cell office:value-type="float" office:value="NaN">
                <text:p>NaN</text:p>
                <draw:g>
                  <svg:desc>'CAUSE-WK'.D2:'CAUSE-WK'.D21</svg:desc>
                </draw:g>
              </table:table-cell>
              <table:table-cell office:value-type="float" office:value="NaN">
                <text:p>NaN</text:p>
                <draw:g>
                  <svg:desc>'CAUSE-WK'.E2:'CAUS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:'CAUSE-ST'.A21 'CAUSE-ST'.F1:'CAUSE-ST'.F21 'CAUSE-ST'.H1:'CAUSE-ST'.I21" chart:data-source-has-labels="both" svg:x="0.32cm" svg:y="0.18cm" svg:width="12.296cm" svg:height="8.64cm">
          <chartooo:coordinate-region svg:x="1.55cm" svg:y="0.379cm" svg:width="10.694cm" svg:height="7.794cm"/>
          <chart:axis chart:dimension="x" chart:name="primary-x" chart:style-name="ch4" chartooo:axis-type="auto">
            <chartooo:date-scale/>
            <chart:categories table:cell-range-address="'CAUSE-ST'.A2:'CAUSE-ST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USE-ST'.F2:'CAUSE-ST'.F21" chart:label-cell-address="'CAUSE-ST'.F1:'CAUSE-ST'.F1" chart:class="chart:line">
            <chart:data-point chart:repeated="20"/>
          </chart:series>
          <chart:series chart:style-name="ch8" chart:values-cell-range-address="'CAUSE-ST'.H2:'CAUSE-ST'.H21" chart:label-cell-address="'CAUSE-ST'.H1:'CAUSE-ST'.H1" chart:class="chart:line">
            <chart:data-point chart:repeated="20"/>
          </chart:series>
          <chart:series chart:style-name="ch9" chart:values-cell-range-address="'CAUSE-ST'.I2:'CAUSE-ST'.I21" chart:label-cell-address="'CAUSE-ST'.I1:'CAUSE-ST'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HCA</text:p>
                <draw:g>
                  <svg:desc>'CAUSE-ST'.F1:'CAUSE-ST'.F1</svg:desc>
                </draw:g>
              </table:table-cell>
              <table:table-cell office:value-type="string">
                <text:p>GrnStrHCA</text:p>
                <draw:g>
                  <svg:desc>'CAUSE-ST'.H1:'CAUSE-ST'.H1</svg:desc>
                </draw:g>
              </table:table-cell>
              <table:table-cell office:value-type="string">
                <text:p>DnrStrHCA</text:p>
                <draw:g>
                  <svg:desc>'CAUSE-ST'.I1:'CAUSE-ST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:'CAUSE-ST'.A21</svg:desc>
                </draw:g>
              </table:table-cell>
              <table:table-cell office:value-type="float" office:value="NaN">
                <text:p>NaN</text:p>
                <draw:g>
                  <svg:desc>'CAUSE-ST'.F2:'CAUSE-ST'.F21</svg:desc>
                </draw:g>
              </table:table-cell>
              <table:table-cell office:value-type="float" office:value="NaN">
                <text:p>NaN</text:p>
                <draw:g>
                  <svg:desc>'CAUSE-ST'.H2:'CAUSE-ST'.H21</svg:desc>
                </draw:g>
              </table:table-cell>
              <table:table-cell office:value-type="float" office:value="NaN">
                <text:p>NaN</text:p>
                <draw:g>
                  <svg:desc>'CAUSE-ST'.I2:'CAUSE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8229166666667">
                <text:p>0.018229166666667</text:p>
              </table:table-cell>
              <table:table-cell office:value-type="float" office:value="0.016145833333333">
                <text:p>0.016145833333333</text:p>
              </table:table-cell>
              <table:table-cell office:value-type="float" office:value="0.002083333333333">
                <text:p>0.0020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482799880347">
                <text:p>0.02482799880347</text:p>
              </table:table-cell>
              <table:table-cell office:value-type="float" office:value="0.022434938677834">
                <text:p>0.022434938677834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9448361675653">
                <text:p>0.029448361675653</text:p>
              </table:table-cell>
              <table:table-cell office:value-type="float" office:value="0.027374533388636">
                <text:p>0.027374533388636</text:p>
              </table:table-cell>
              <table:table-cell office:value-type="float" office:value="0.002073828287018">
                <text:p>0.0020738282870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7383177570094">
                <text:p>0.037383177570094</text:p>
              </table:table-cell>
              <table:table-cell office:value-type="float" office:value="0.034634414513469">
                <text:p>0.034634414513469</text:p>
              </table:table-cell>
              <table:table-cell office:value-type="float" office:value="0.002748763056625">
                <text:p>0.0027487630566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1287613715885">
                <text:p>0.041287613715885</text:p>
              </table:table-cell>
              <table:table-cell office:value-type="float" office:value="0.038488453463961">
                <text:p>0.038488453463961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7210300429185">
                <text:p>0.047210300429185</text:p>
              </table:table-cell>
              <table:table-cell office:value-type="float" office:value="0.043776824034335">
                <text:p>0.043776824034335</text:p>
              </table:table-cell>
              <table:table-cell office:value-type="float" office:value="0.00343347639485">
                <text:p>0.003433476394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9060542797495">
                <text:p>0.049060542797495</text:p>
              </table:table-cell>
              <table:table-cell office:value-type="float" office:value="0.044885177453027">
                <text:p>0.044885177453027</text:p>
              </table:table-cell>
              <table:table-cell office:value-type="float" office:value="0.004175365344468">
                <text:p>0.0041753653444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3268765133172">
                <text:p>0.053268765133172</text:p>
              </table:table-cell>
              <table:table-cell office:value-type="float" office:value="0.048426150121065">
                <text:p>0.048426150121065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777166437414">
                <text:p>0.05777166437414</text:p>
              </table:table-cell>
              <table:table-cell office:value-type="float" office:value="0.052269601100413">
                <text:p>0.052269601100413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1823802163833">
                <text:p>0.061823802163833</text:p>
              </table:table-cell>
              <table:table-cell office:value-type="float" office:value="0.05564142194745">
                <text:p>0.05564142194745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59649122807018">
                <text:p>0.059649122807018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68093385214008">
                <text:p>0.068093385214008</text:p>
              </table:table-cell>
              <table:table-cell office:value-type="float" office:value="0.062256809338521">
                <text:p>0.062256809338521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72494669509595">
                <text:p>0.072494669509595</text:p>
              </table:table-cell>
              <table:table-cell office:value-type="float" office:value="0.066098081023454">
                <text:p>0.066098081023454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78384798099763">
                <text:p>0.078384798099763</text:p>
              </table:table-cell>
              <table:table-cell office:value-type="float" office:value="0.073634204275535">
                <text:p>0.073634204275535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80519480519481">
                <text:p>0.080519480519481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0.002597402597403">
                <text:p>0.0025974025974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88825214899714">
                <text:p>0.088825214899714</text:p>
              </table:table-cell>
              <table:table-cell office:value-type="float" office:value="0.08595988538682">
                <text:p>0.08595988538682</text:p>
              </table:table-cell>
              <table:table-cell office:value-type="float" office:value="0.002865329512894">
                <text:p>0.00286532951289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0342679127726">
                <text:p>0.090342679127726</text:p>
              </table:table-cell>
              <table:table-cell office:value-type="float" office:value="0.087227414330218">
                <text:p>0.087227414330218</text:p>
              </table:table-cell>
              <table:table-cell office:value-type="float" office:value="0.003115264797508">
                <text:p>0.0031152647975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.08445945945946">
                <text:p>0.08445945945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.08550185873606">
                <text:p>0.085501858736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1" svg:stroke-width="0.08cm" draw:fill="none" draw:fill-gradient-name="Pastel_20_Bouquet" draw:fill-hatch-name="Black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Degrees" draw:fill-image-name="ChartBitmap_20_1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83cm" svg:y="3.703cm" style:legend-expansion="high" chart:style-name="ch2"/>
        <chart:plot-area chart:style-name="ch3" table:cell-range-address="'CAUSE-WK'.A25:'CAUSE-WK'.A44 'CAUSE-WK'.C24:'CAUSE-WK'.E44" chart:data-source-has-labels="both" svg:x="1.331cm" svg:y="0.18cm" svg:width="10.432cm" svg:height="7.659cm">
          <chartooo:coordinate-region svg:x="2.746cm" svg:y="0.38cm" svg:width="8.83cm" svg:height="6.812cm"/>
          <chart:axis chart:dimension="x" chart:name="primary-x" chart:style-name="ch4" chartooo:axis-type="auto">
            <chartooo:date-scale/>
            <chart:title svg:x="5.273cm" svg:y="8.019cm" chart:style-name="ch5">
              <text:p>Minimum Tweets</text:p>
            </chart:title>
            <chart:categories table:cell-range-address="'CAUSE-WK'.A25:'CAUSE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WK'.C25:'CAUSE-WK'.C44" chart:label-cell-address="'CAUSE-WK'.C24:'CAUSE-WK'.C24" chart:class="chart:line">
            <chart:data-point chart:repeated="20"/>
          </chart:series>
          <chart:series chart:style-name="ch10" chart:values-cell-range-address="'CAUSE-WK'.D25:'CAUSE-WK'.D44" chart:label-cell-address="'CAUSE-WK'.D24:'CAUSE-WK'.D24" chart:class="chart:line">
            <chart:data-point chart:repeated="20"/>
          </chart:series>
          <chart:series chart:style-name="ch11" chart:values-cell-range-address="'CAUSE-WK'.E25:'CAUSE-WK'.E44" chart:label-cell-address="'CAUSE-WK'.E24:'CAUSE-WK'.E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NCA</text:p>
                <draw:g>
                  <svg:desc>'CAUSE-WK'.C24:'CAUSE-WK'.C24</svg:desc>
                </draw:g>
              </table:table-cell>
              <table:table-cell office:value-type="string">
                <text:p>GrnWkNCA</text:p>
                <draw:g>
                  <svg:desc>'CAUSE-WK'.D24:'CAUSE-WK'.D24</svg:desc>
                </draw:g>
              </table:table-cell>
              <table:table-cell office:value-type="string">
                <text:p>DnrWkNCA</text:p>
                <draw:g>
                  <svg:desc>'CAUSE-WK'.E24:'CAUSE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WK'.A25:'CAUSE-WK'.A44</svg:desc>
                </draw:g>
              </table:table-cell>
              <table:table-cell office:value-type="float" office:value="NaN">
                <text:p>NaN</text:p>
                <draw:g>
                  <svg:desc>'CAUSE-WK'.C25:'CAUSE-WK'.C44</svg:desc>
                </draw:g>
              </table:table-cell>
              <table:table-cell office:value-type="float" office:value="NaN">
                <text:p>NaN</text:p>
                <draw:g>
                  <svg:desc>'CAUSE-WK'.D25:'CAUSE-WK'.D44</svg:desc>
                </draw:g>
              </table:table-cell>
              <table:table-cell office:value-type="float" office:value="NaN">
                <text:p>NaN</text:p>
                <draw:g>
                  <svg:desc>'CAUSE-WK'.E25:'CAUSE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104166666667">
                <text:p>0.065104166666667</text:p>
              </table:table-cell>
              <table:table-cell office:value-type="float" office:value="0.0625">
                <text:p>0.0625</text:p>
              </table:table-cell>
              <table:table-cell office:value-type="float" office:value="0.002604166666667">
                <text:p>0.002604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8543224648519">
                <text:p>0.088543224648519</text:p>
              </table:table-cell>
              <table:table-cell office:value-type="float" office:value="0.085551899491475">
                <text:p>0.085551899491475</text:p>
              </table:table-cell>
              <table:table-cell office:value-type="float" office:value="0.002991325157045">
                <text:p>0.0029913251570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4935711323102">
                <text:p>0.104935711323102</text:p>
              </table:table-cell>
              <table:table-cell office:value-type="float" office:value="0.10120282040647">
                <text:p>0.10120282040647</text:p>
              </table:table-cell>
              <table:table-cell office:value-type="float" office:value="0.003732890916632">
                <text:p>0.003732890916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1434854315558">
                <text:p>0.11434854315558</text:p>
              </table:table-cell>
              <table:table-cell office:value-type="float" office:value="0.003848268279274">
                <text:p>0.0038482682792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1560531840448">
                <text:p>0.131560531840448</text:p>
              </table:table-cell>
              <table:table-cell office:value-type="float" office:value="0.127361791462561">
                <text:p>0.127361791462561</text:p>
              </table:table-cell>
              <table:table-cell office:value-type="float" office:value="0.004198740377887">
                <text:p>0.0041987403778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1072961373391">
                <text:p>0.151072961373391</text:p>
              </table:table-cell>
              <table:table-cell office:value-type="float" office:value="0.146781115879828">
                <text:p>0.146781115879828</text:p>
              </table:table-cell>
              <table:table-cell office:value-type="float" office:value="0.004291845493562">
                <text:p>0.0042918454935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5365344467641">
                <text:p>0.175365344467641</text:p>
              </table:table-cell>
              <table:table-cell office:value-type="float" office:value="0.170146137787056">
                <text:p>0.170146137787056</text:p>
              </table:table-cell>
              <table:table-cell office:value-type="float" office:value="0.005219206680585">
                <text:p>0.00521920668058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81598062953995">
                <text:p>0.181598062953995</text:p>
              </table:table-cell>
              <table:table-cell office:value-type="float" office:value="0.175544794188862">
                <text:p>0.175544794188862</text:p>
              </table:table-cell>
              <table:table-cell office:value-type="float" office:value="0.006053268765133">
                <text:p>0.00605326876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6698762035763">
                <text:p>0.196698762035763</text:p>
              </table:table-cell>
              <table:table-cell office:value-type="float" office:value="0.191196698762036">
                <text:p>0.191196698762036</text:p>
              </table:table-cell>
              <table:table-cell office:value-type="float" office:value="0.005502063273728">
                <text:p>0.0055020632737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08655332302937">
                <text:p>0.208655332302937</text:p>
              </table:table-cell>
              <table:table-cell office:value-type="float" office:value="0.202472952086553">
                <text:p>0.202472952086553</text:p>
              </table:table-cell>
              <table:table-cell office:value-type="float" office:value="0.006182380216383">
                <text:p>0.00618238021638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17543859649123">
                <text:p>0.21754385964912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7017543859649">
                <text:p>0.0070175438596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29571984435798">
                <text:p>0.229571984435798</text:p>
              </table:table-cell>
              <table:table-cell office:value-type="float" office:value="0.221789883268482">
                <text:p>0.221789883268482</text:p>
              </table:table-cell>
              <table:table-cell office:value-type="float" office:value="0.007782101167315">
                <text:p>0.0077821011673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30277185501066">
                <text:p>0.230277185501066</text:p>
              </table:table-cell>
              <table:table-cell office:value-type="float" office:value="0.223880597014925">
                <text:p>0.223880597014925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37529691211401">
                <text:p>0.237529691211401</text:p>
              </table:table-cell>
              <table:table-cell office:value-type="float" office:value="0.232779097387173">
                <text:p>0.232779097387173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38961038961039">
                <text:p>0.238961038961039</text:p>
              </table:table-cell>
              <table:table-cell office:value-type="float" office:value="0.233766233766234">
                <text:p>0.233766233766234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43553008595988">
                <text:p>0.243553008595988</text:p>
              </table:table-cell>
              <table:table-cell office:value-type="float" office:value="0.237822349570201">
                <text:p>0.237822349570201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49221183800623">
                <text:p>0.249221183800623</text:p>
              </table:table-cell>
              <table:table-cell office:value-type="float" office:value="0.242990654205607">
                <text:p>0.242990654205607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56756756756757">
                <text:p>0.256756756756757</text:p>
              </table:table-cell>
              <table:table-cell office:value-type="float" office:value="0.25">
                <text:p>0.25</text:p>
              </table:table-cell>
              <table:table-cell office:value-type="float" office:value="0.006756756756757">
                <text:p>0.0067567567567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67657992565056">
                <text:p>0.267657992565056</text:p>
              </table:table-cell>
              <table:table-cell office:value-type="float" office:value="0.260223048327137">
                <text:p>0.260223048327137</text:p>
              </table:table-cell>
              <table:table-cell office:value-type="float" office:value="0.007434944237918">
                <text:p>0.0074349442379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Pastel_20_Bouquet" draw:display-name="Pastel Bouquet" draw:style="linear" draw:start-color="#dde8cb" draw:end-color="#ffd7d7" draw:start-intensity="100%" draw:end-intensity="100%" draw:angle="300" draw:border="0%"/>
    <draw:fill-image draw:name="_35__20_Percent" draw:display-name="5 Percent" xlink:href="Pictures/100000000000000800000008B2AA4E6A4F6D2D73.png" xlink:type="simple" xlink:show="embed" xlink:actuate="onLoad"/>
    <draw:fill-image draw:name="ChartBitmap_20_1" draw:display-name="ChartBitmap 1" xlink:href="Pictures/10000000000002000000020065BEFE37CCD98E2F.jp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stroke-dash draw:name="ChartDash_20_1" draw:display-name="ChartDash 1" draw:style="rect" draw:dots1="1" draw:dots1-length="197%" draw:distance="127%"/>
  </office:styles>
</office:document-styles>
</file>

<file path=Object 2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36cm" svg:y="3.703cm" style:legend-expansion="high" chart:style-name="ch2"/>
        <chart:plot-area chart:style-name="ch3" table:cell-range-address="'CAUSE-ST'.A25:'CAUSE-ST'.A44 'CAUSE-ST'.F24:'CAUSE-ST'.F44 'CAUSE-ST'.H24:'CAUSE-ST'.I44" chart:data-source-has-labels="both" svg:x="1.331cm" svg:y="0.18cm" svg:width="11.285cm" svg:height="7.659cm">
          <chartooo:coordinate-region svg:x="2.561cm" svg:y="0.379cm" svg:width="9.868cm" svg:height="6.813cm"/>
          <chart:axis chart:dimension="x" chart:name="primary-x" chart:style-name="ch4" chartooo:axis-type="auto">
            <chartooo:date-scale/>
            <chart:title svg:x="5.699cm" svg:y="8.019cm" chart:style-name="ch5">
              <text:p>Minimum Tweets</text:p>
            </chart:title>
            <chart:categories table:cell-range-address="'CAUSE-ST'.A25:'CAUSE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AUSE-ST'.F25:'CAUSE-ST'.F44" chart:label-cell-address="'CAUSE-ST'.F24:'CAUSE-ST'.F24" chart:class="chart:line">
            <chart:data-point chart:repeated="20"/>
          </chart:series>
          <chart:series chart:style-name="ch10" chart:values-cell-range-address="'CAUSE-ST'.H25:'CAUSE-ST'.H44" chart:label-cell-address="'CAUSE-ST'.H24:'CAUSE-ST'.H24" chart:class="chart:line">
            <chart:data-point chart:repeated="20"/>
          </chart:series>
          <chart:series chart:style-name="ch11" chart:values-cell-range-address="'CAUSE-ST'.I25:'CAUSE-ST'.I44" chart:label-cell-address="'CAUSE-ST'.I24:'CAUSE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NCA</text:p>
                <draw:g>
                  <svg:desc>'CAUSE-ST'.F24:'CAUSE-ST'.F24</svg:desc>
                </draw:g>
              </table:table-cell>
              <table:table-cell office:value-type="string">
                <text:p>GrnStrNCA</text:p>
                <draw:g>
                  <svg:desc>'CAUSE-ST'.H24:'CAUSE-ST'.H24</svg:desc>
                </draw:g>
              </table:table-cell>
              <table:table-cell office:value-type="string">
                <text:p>DnrStrNCA</text:p>
                <draw:g>
                  <svg:desc>'CAUSE-ST'.I24:'CAUSE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USE-ST'.A25:'CAUSE-ST'.A44</svg:desc>
                </draw:g>
              </table:table-cell>
              <table:table-cell office:value-type="float" office:value="NaN">
                <text:p>NaN</text:p>
                <draw:g>
                  <svg:desc>'CAUSE-ST'.F25:'CAUSE-ST'.F44</svg:desc>
                </draw:g>
              </table:table-cell>
              <table:table-cell office:value-type="float" office:value="NaN">
                <text:p>NaN</text:p>
                <draw:g>
                  <svg:desc>'CAUSE-ST'.H25:'CAUSE-ST'.H44</svg:desc>
                </draw:g>
              </table:table-cell>
              <table:table-cell office:value-type="float" office:value="NaN">
                <text:p>NaN</text:p>
                <draw:g>
                  <svg:desc>'CAUSE-ST'.I25:'CAUSE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">
                <text:p>0.0135</text:p>
              </table:table-cell>
              <table:table-cell office:value-type="float" office:value="0.0134">
                <text:p>0.0134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32">
                <text:p>0.0232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64">
                <text:p>0.0264</text:p>
              </table:table-cell>
              <table:table-cell office:value-type="float" office:value="0.0264">
                <text:p>0.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94">
                <text:p>0.0294</text:p>
              </table:table-cell>
              <table:table-cell office:value-type="float" office:value="0.0294">
                <text:p>0.0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6">
                <text:p>0.0326</text:p>
              </table:table-cell>
              <table:table-cell office:value-type="float" office:value="0.0326">
                <text:p>0.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86">
                <text:p>0.0386</text:p>
              </table:table-cell>
              <table:table-cell office:value-type="float" office:value="0.0386">
                <text:p>0.0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51">
                <text:p>0.0351</text:p>
              </table:table-cell>
              <table:table-cell office:value-type="float" office:value="0.0351">
                <text:p>0.0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71">
                <text:p>0.0371</text:p>
              </table:table-cell>
              <table:table-cell office:value-type="float" office:value="0.0371">
                <text:p>0.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04">
                <text:p>0.0404</text:p>
              </table:table-cell>
              <table:table-cell office:value-type="float" office:value="0.0404">
                <text:p>0.0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05">
                <text:p>0.0405</text:p>
              </table:table-cell>
              <table:table-cell office:value-type="float" office:value="0.0405">
                <text:p>0.0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28">
                <text:p>0.0428</text:p>
              </table:table-cell>
              <table:table-cell office:value-type="float" office:value="0.0428">
                <text:p>0.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42">
                <text:p>0.0442</text:p>
              </table:table-cell>
              <table:table-cell office:value-type="float" office:value="0.0442">
                <text:p>0.0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">
                <text:p>0.0467</text:p>
              </table:table-cell>
              <table:table-cell office:value-type="float" office:value="0.0467">
                <text:p>0.0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2">
                <text:p>0.052</text:p>
              </table:table-cell>
              <table:table-cell office:value-type="float" office:value="0.052">
                <text:p>0.0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83cm" svg:y="3.703cm" style:legend-expansion="high" chart:style-name="ch2"/>
        <chart:plot-area chart:style-name="ch3" table:cell-range-address="'CNSRV-CO2-WK'.A25:'CNSRV-CO2-WK'.A44 'CNSRV-CO2-WK'.C24:'CNSRV-CO2-WK'.E44" chart:data-source-has-labels="both" svg:x="1.331cm" svg:y="0.18cm" svg:width="10.232cm" svg:height="7.659cm">
          <chartooo:coordinate-region svg:x="2.561cm" svg:y="0.379cm" svg:width="7.771cm" svg:height="6.813cm"/>
          <chart:axis chart:dimension="x" chart:name="primary-x" chart:style-name="ch4" chartooo:axis-type="auto">
            <chartooo:date-scale/>
            <chart:title svg:x="5.173cm" svg:y="8.019cm" chart:style-name="ch5">
              <text:p>Minimum Tweets</text:p>
            </chart:title>
            <chart:categories table:cell-range-address="'CNSRV-CO2-WK'.A25:'CNSRV-CO2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NSRV-CO2-WK'.C25:'CNSRV-CO2-WK'.C44" chart:label-cell-address="'CNSRV-CO2-WK'.C24:'CNSRV-CO2-WK'.C24" chart:class="chart:line">
            <chart:data-point chart:repeated="20"/>
          </chart:series>
          <chart:series chart:attached-axis="primary-y" chart:style-name="ch11" chart:values-cell-range-address="'CNSRV-CO2-WK'.D25:'CNSRV-CO2-WK'.D44" chart:label-cell-address="'CNSRV-CO2-WK'.D24:'CNSRV-CO2-WK'.D24" chart:class="chart:line">
            <chart:data-point chart:repeated="20"/>
          </chart:series>
          <chart:series chart:attached-axis="primary-y" chart:style-name="ch12" chart:values-cell-range-address="'CNSRV-CO2-WK'.E25:'CNSRV-CO2-WK'.E44" chart:label-cell-address="'CNSRV-CO2-WK'.E24:'CNSRV-CO2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CO2A</text:p>
                <draw:g>
                  <svg:desc>'CNSRV-CO2-WK'.C24:'CNSRV-CO2-WK'.C24</svg:desc>
                </draw:g>
              </table:table-cell>
              <table:table-cell office:value-type="string">
                <text:p>GrnWkCO2A</text:p>
                <draw:g>
                  <svg:desc>'CNSRV-CO2-WK'.D24:'CNSRV-CO2-WK'.D24</svg:desc>
                </draw:g>
              </table:table-cell>
              <table:table-cell office:value-type="string">
                <text:p>DnrWkCO2A</text:p>
                <draw:g>
                  <svg:desc>'CNSRV-CO2-WK'.E24:'CNSRV-CO2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WK'.A25:'CNSRV-CO2-WK'.A44</svg:desc>
                </draw:g>
              </table:table-cell>
              <table:table-cell office:value-type="float" office:value="NaN">
                <text:p>NaN</text:p>
                <draw:g>
                  <svg:desc>'CNSRV-CO2-WK'.C25:'CNSRV-CO2-WK'.C44</svg:desc>
                </draw:g>
              </table:table-cell>
              <table:table-cell office:value-type="float" office:value="NaN">
                <text:p>NaN</text:p>
                <draw:g>
                  <svg:desc>'CNSRV-CO2-WK'.D25:'CNSRV-CO2-WK'.D44</svg:desc>
                </draw:g>
              </table:table-cell>
              <table:table-cell office:value-type="float" office:value="NaN">
                <text:p>NaN</text:p>
                <draw:g>
                  <svg:desc>'CNSRV-CO2-WK'.E25:'CNSRV-CO2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-WK'.A2:'CNSRV-CO2-WK'.I21 'CNSRV-CO2-WK'.B1:'CNSRV-CO2-WK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-WK'.A2:'CNSRV-CO2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-WK'.B2:'CNSRV-CO2-WK'.B21" chart:label-cell-address="'CNSRV-CO2-WK'.B1:'CNSRV-CO2-WK'.B1" chart:class="chart:line">
            <chart:data-point chart:repeated="20"/>
          </chart:series>
          <chart:series chart:attached-axis="primary-y" chart:style-name="ch9" chart:values-cell-range-address="'CNSRV-CO2-WK'.C2:'CNSRV-CO2-WK'.C21" chart:label-cell-address="'CNSRV-CO2-WK'.C1:'CNSRV-CO2-WK'.C1" chart:class="chart:line">
            <chart:data-point chart:repeated="20"/>
          </chart:series>
          <chart:series chart:attached-axis="primary-y" chart:style-name="ch10" chart:values-cell-range-address="'CNSRV-CO2-WK'.D2:'CNSRV-CO2-WK'.D21" chart:label-cell-address="'CNSRV-CO2-WK'.D1:'CNSRV-CO2-WK'.D1" chart:class="chart:line">
            <chart:data-point chart:repeated="20"/>
          </chart:series>
          <chart:series chart:attached-axis="primary-y" chart:style-name="ch11" chart:values-cell-range-address="'CNSRV-CO2-WK'.E2:'CNSRV-CO2-WK'.E21" chart:label-cell-address="'CNSRV-CO2-WK'.E1:'CNSRV-CO2-WK'.E1" chart:class="chart:line">
            <chart:data-point chart:repeated="20"/>
          </chart:series>
          <chart:series chart:attached-axis="primary-y" chart:style-name="ch12" chart:values-cell-range-address="'CNSRV-CO2-WK'.F2:'CNSRV-CO2-WK'.F21" chart:label-cell-address="'CNSRV-CO2-WK'.F1:'CNSRV-CO2-WK'.F1" chart:class="chart:line">
            <chart:data-point chart:repeated="20"/>
          </chart:series>
          <chart:series chart:attached-axis="primary-y" chart:style-name="ch13" chart:values-cell-range-address="'CNSRV-CO2-WK'.G2:'CNSRV-CO2-WK'.G21" chart:label-cell-address="'CNSRV-CO2-WK'.G1:'CNSRV-CO2-WK'.G1" chart:class="chart:line">
            <chart:data-point chart:repeated="20"/>
          </chart:series>
          <chart:series chart:attached-axis="primary-y" chart:style-name="ch14" chart:values-cell-range-address="'CNSRV-CO2-WK'.H2:'CNSRV-CO2-WK'.H21" chart:label-cell-address="'CNSRV-CO2-WK'.H1:'CNSRV-CO2-WK'.H1" chart:class="chart:line">
            <chart:data-point chart:repeated="20"/>
          </chart:series>
          <chart:series chart:attached-axis="primary-y" chart:style-name="ch15" chart:values-cell-range-address="'CNSRV-CO2-WK'.I2:'CNSRV-CO2-WK'.I21" chart:label-cell-address="'CNSRV-CO2-WK'.I1:'CNSRV-CO2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-WK'.B1:'CNSRV-CO2-WK'.B1</svg:desc>
                </draw:g>
              </table:table-cell>
              <table:table-cell office:value-type="string">
                <text:p>WkECA</text:p>
                <draw:g>
                  <svg:desc>'CNSRV-CO2-WK'.C1:'CNSRV-CO2-WK'.C1</svg:desc>
                </draw:g>
              </table:table-cell>
              <table:table-cell office:value-type="string">
                <text:p>GrnWkECA</text:p>
                <draw:g>
                  <svg:desc>'CNSRV-CO2-WK'.D1:'CNSRV-CO2-WK'.D1</svg:desc>
                </draw:g>
              </table:table-cell>
              <table:table-cell office:value-type="string">
                <text:p>DnrWkECA</text:p>
                <draw:g>
                  <svg:desc>'CNSRV-CO2-WK'.E1:'CNSRV-CO2-WK'.E1</svg:desc>
                </draw:g>
              </table:table-cell>
              <table:table-cell office:value-type="string">
                <text:p>StrECA</text:p>
                <draw:g>
                  <svg:desc>'CNSRV-CO2-WK'.F1:'CNSRV-CO2-WK'.F1</svg:desc>
                </draw:g>
              </table:table-cell>
              <table:table-cell office:value-type="string">
                <text:p>StrECA(AB)</text:p>
                <draw:g>
                  <svg:desc>'CNSRV-CO2-WK'.G1:'CNSRV-CO2-WK'.G1</svg:desc>
                </draw:g>
              </table:table-cell>
              <table:table-cell office:value-type="string">
                <text:p>GrnStrECA</text:p>
                <draw:g>
                  <svg:desc>'CNSRV-CO2-WK'.H1:'CNSRV-CO2-WK'.H1</svg:desc>
                </draw:g>
              </table:table-cell>
              <table:table-cell office:value-type="string">
                <text:p>DnrStrECA</text:p>
                <draw:g>
                  <svg:desc>'CNSRV-CO2-WK'.I1:'CNSRV-CO2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-WK'.A2:'CNSRV-CO2-WK'.A21</svg:desc>
                </draw:g>
              </table:table-cell>
              <table:table-cell office:value-type="float" office:value="NaN">
                <text:p>NaN</text:p>
                <draw:g>
                  <svg:desc>'CNSRV-CO2-WK'.B2:'CNSRV-CO2-WK'.B21</svg:desc>
                </draw:g>
              </table:table-cell>
              <table:table-cell office:value-type="float" office:value="NaN">
                <text:p>NaN</text:p>
                <draw:g>
                  <svg:desc>'CNSRV-CO2-WK'.C2:'CNSRV-CO2-WK'.C21</svg:desc>
                </draw:g>
              </table:table-cell>
              <table:table-cell office:value-type="float" office:value="NaN">
                <text:p>NaN</text:p>
                <draw:g>
                  <svg:desc>'CNSRV-CO2-WK'.D2:'CNSRV-CO2-WK'.D21</svg:desc>
                </draw:g>
              </table:table-cell>
              <table:table-cell office:value-type="float" office:value="NaN">
                <text:p>NaN</text:p>
                <draw:g>
                  <svg:desc>'CNSRV-CO2-WK'.E2:'CNSRV-CO2-WK'.E21</svg:desc>
                </draw:g>
              </table:table-cell>
              <table:table-cell office:value-type="float" office:value="NaN">
                <text:p>NaN</text:p>
                <draw:g>
                  <svg:desc>'CNSRV-CO2-WK'.F2:'CNSRV-CO2-WK'.F21</svg:desc>
                </draw:g>
              </table:table-cell>
              <table:table-cell office:value-type="float" office:value="NaN">
                <text:p>NaN</text:p>
                <draw:g>
                  <svg:desc>'CNSRV-CO2-WK'.G2:'CNSRV-CO2-WK'.G21</svg:desc>
                </draw:g>
              </table:table-cell>
              <table:table-cell office:value-type="float" office:value="NaN">
                <text:p>NaN</text:p>
                <draw:g>
                  <svg:desc>'CNSRV-CO2-WK'.H2:'CNSRV-CO2-WK'.H21</svg:desc>
                </draw:g>
              </table:table-cell>
              <table:table-cell office:value-type="float" office:value="NaN">
                <text:p>NaN</text:p>
                <draw:g>
                  <svg:desc>'CNSRV-CO2-WK'.I2:'CNSRV-CO2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2:'CNSRV-CO2'.I21 'CNSRV-CO2'.B1:'CNSRV-CO2'.I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25cm" svg:y="3.703cm" style:legend-expansion="high" chart:style-name="ch2"/>
        <chart:plot-area chart:style-name="ch3" table:cell-range-address="'CNSRV-CO2-ST'.A25:'CNSRV-CO2-ST'.A44 'CNSRV-CO2-ST'.F24:'CNSRV-CO2-ST'.F44 'CNSRV-CO2-ST'.H24:'CNSRV-CO2-ST'.I44" chart:data-source-has-labels="both" svg:x="1.331cm" svg:y="0.18cm" svg:width="11.074cm" svg:height="7.659cm">
          <chartooo:coordinate-region svg:x="2.561cm" svg:y="0.379cm" svg:width="9.658cm" svg:height="6.813cm"/>
          <chart:axis chart:dimension="x" chart:name="primary-x" chart:style-name="ch4" chartooo:axis-type="auto">
            <chartooo:date-scale/>
            <chart:title svg:x="5.594cm" svg:y="8.019cm" chart:style-name="ch5">
              <text:p>Minimum Tweets</text:p>
            </chart:title>
            <chart:categories table:cell-range-address="'CNSRV-CO2-ST'.A25:'CNSRV-CO2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CNSRV-CO2-ST'.F25:'CNSRV-CO2-ST'.F44" chart:label-cell-address="'CNSRV-CO2-ST'.F24:'CNSRV-CO2-ST'.F24" chart:class="chart:line">
            <chart:data-point chart:repeated="20"/>
          </chart:series>
          <chart:series chart:style-name="ch10" chart:values-cell-range-address="'CNSRV-CO2-ST'.H25:'CNSRV-CO2-ST'.H44" chart:label-cell-address="'CNSRV-CO2-ST'.H24:'CNSRV-CO2-ST'.H24" chart:class="chart:line">
            <chart:data-point chart:repeated="20"/>
          </chart:series>
          <chart:series chart:style-name="ch11" chart:values-cell-range-address="'CNSRV-CO2-ST'.I25:'CNSRV-CO2-ST'.I44" chart:label-cell-address="'CNSRV-CO2-ST'.I24:'CNSRV-CO2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CO2A</text:p>
                <draw:g>
                  <svg:desc>'CNSRV-CO2-ST'.F24:'CNSRV-CO2-ST'.F24</svg:desc>
                </draw:g>
              </table:table-cell>
              <table:table-cell office:value-type="string">
                <text:p>GrnStrCO2A</text:p>
                <draw:g>
                  <svg:desc>'CNSRV-CO2-ST'.H24:'CNSRV-CO2-ST'.H24</svg:desc>
                </draw:g>
              </table:table-cell>
              <table:table-cell office:value-type="string">
                <text:p>DnrStrCO2A</text:p>
                <draw:g>
                  <svg:desc>'CNSRV-CO2-ST'.I24:'CNSRV-CO2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NSRV-CO2-ST'.A25:'CNSRV-CO2-ST'.A44</svg:desc>
                </draw:g>
              </table:table-cell>
              <table:table-cell office:value-type="float" office:value="NaN">
                <text:p>NaN</text:p>
                <draw:g>
                  <svg:desc>'CNSRV-CO2-ST'.F25:'CNSRV-CO2-ST'.F44</svg:desc>
                </draw:g>
              </table:table-cell>
              <table:table-cell office:value-type="float" office:value="NaN">
                <text:p>NaN</text:p>
                <draw:g>
                  <svg:desc>'CNSRV-CO2-ST'.H25:'CNSRV-CO2-ST'.H44</svg:desc>
                </draw:g>
              </table:table-cell>
              <table:table-cell office:value-type="float" office:value="NaN">
                <text:p>NaN</text:p>
                <draw:g>
                  <svg:desc>'CNSRV-CO2-ST'.I25:'CNSRV-CO2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Dashed_20__28_var_29_" svg:stroke-width="0.08cm" svg:stroke-color="#492300" draw:fill-color="#4923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083cm" svg:y="3.703cm" style:legend-expansion="high" chart:style-name="ch2"/>
        <chart:plot-area chart:style-name="ch3" chart:data-source-has-labels="both" svg:x="1.331cm" svg:y="0.18cm" svg:width="10.432cm" svg:height="7.659cm">
          <chartooo:coordinate-region svg:x="2.67cm" svg:y="0.18cm" svg:width="9.093cm" svg:height="5.732cm"/>
          <chart:axis chart:dimension="x" chart:name="primary-x" chart:style-name="ch4" chartooo:axis-type="auto">
            <chartooo:date-scale/>
            <chart:title svg:x="5.352cm" svg:y="8.019cm" chart:style-name="ch5">
              <text:p>Minimum Tweet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series chart:style-name="ch10" chart:values-cell-range-address="local-table.$C$2:.$C$21" chart:label-cell-address="local-table.$C$1" chart:class="chart:line">
            <chart:data-point chart:repeated="20"/>
          </chart:series>
          <chart:series chart:style-name="ch11" chart:values-cell-range-address="local-table.$D$2:.$D$21" chart:label-cell-address="local-table.$D$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HCA</text:p>
              </table:table-cell>
              <table:table-cell office:value-type="string">
                <text:p>GrnWkHCA</text:p>
              </table:table-cell>
              <table:table-cell office:value-type="string">
                <text:p>DnrWkHC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1631944444445">
                <text:p>0.061631944444445</text:p>
              </table:table-cell>
              <table:table-cell office:value-type="float" office:value="0.055381944444445">
                <text:p>0.055381944444445</text:p>
              </table:table-cell>
              <table:table-cell office:value-type="float" office:value="0.00625">
                <text:p>0.0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3158839365839">
                <text:p>0.083158839365839</text:p>
              </table:table-cell>
              <table:table-cell office:value-type="float" office:value="0.075082261441819">
                <text:p>0.075082261441819</text:p>
              </table:table-cell>
              <table:table-cell office:value-type="float" office:value="0.00807657792402">
                <text:p>0.008076577924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97884695147242">
                <text:p>0.097884695147242</text:p>
              </table:table-cell>
              <table:table-cell office:value-type="float" office:value="0.089589381999171">
                <text:p>0.089589381999171</text:p>
              </table:table-cell>
              <table:table-cell office:value-type="float" office:value="0.008295313148071">
                <text:p>0.0082953131480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8196811434854">
                <text:p>0.118196811434854</text:p>
              </table:table-cell>
              <table:table-cell office:value-type="float" office:value="0.107751511819681">
                <text:p>0.107751511819681</text:p>
              </table:table-cell>
              <table:table-cell office:value-type="float" office:value="0.010445299615173">
                <text:p>0.0104452996151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4359692092372">
                <text:p>0.134359692092372</text:p>
              </table:table-cell>
              <table:table-cell office:value-type="float" office:value="0.122463261021694">
                <text:p>0.122463261021694</text:p>
              </table:table-cell>
              <table:table-cell office:value-type="float" office:value="0.011896431070679">
                <text:p>0.01189643107067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9356223175966">
                <text:p>0.149356223175966</text:p>
              </table:table-cell>
              <table:table-cell office:value-type="float" office:value="0.134763948497854">
                <text:p>0.134763948497854</text:p>
              </table:table-cell>
              <table:table-cell office:value-type="float" office:value="0.014592274678112">
                <text:p>0.0145922746781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5553235908142">
                <text:p>0.15553235908142</text:p>
              </table:table-cell>
              <table:table-cell office:value-type="float" office:value="0.138830897703549">
                <text:p>0.138830897703549</text:p>
              </table:table-cell>
              <table:table-cell office:value-type="float" office:value="0.016701461377871">
                <text:p>0.0167014613778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4648910411622">
                <text:p>0.164648910411622</text:p>
              </table:table-cell>
              <table:table-cell office:value-type="float" office:value="0.147699757869249">
                <text:p>0.147699757869249</text:p>
              </table:table-cell>
              <table:table-cell office:value-type="float" office:value="0.016949152542373">
                <text:p>0.0169491525423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66437414030261">
                <text:p>0.166437414030261</text:p>
              </table:table-cell>
              <table:table-cell office:value-type="float" office:value="0.148555708390647">
                <text:p>0.148555708390647</text:p>
              </table:table-cell>
              <table:table-cell office:value-type="float" office:value="0.017881705639615">
                <text:p>0.0178817056396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74652241112828">
                <text:p>0.174652241112828</text:p>
              </table:table-cell>
              <table:table-cell office:value-type="float" office:value="0.154559505409583">
                <text:p>0.154559505409583</text:p>
              </table:table-cell>
              <table:table-cell office:value-type="float" office:value="0.020092735703246">
                <text:p>0.0200927357032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2280701754386">
                <text:p>0.022807017543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92607003891051">
                <text:p>0.192607003891051</text:p>
              </table:table-cell>
              <table:table-cell office:value-type="float" office:value="0.169260700389105">
                <text:p>0.169260700389105</text:p>
              </table:table-cell>
              <table:table-cell office:value-type="float" office:value="0.023346303501946">
                <text:p>0.0233463035019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91897654584222">
                <text:p>0.191897654584222</text:p>
              </table:table-cell>
              <table:table-cell office:value-type="float" office:value="0.168443496801706">
                <text:p>0.168443496801706</text:p>
              </table:table-cell>
              <table:table-cell office:value-type="float" office:value="0.023454157782516">
                <text:p>0.023454157782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09026128266033">
                <text:p>0.209026128266033</text:p>
              </table:table-cell>
              <table:table-cell office:value-type="float" office:value="0.185273159144893">
                <text:p>0.185273159144893</text:p>
              </table:table-cell>
              <table:table-cell office:value-type="float" office:value="0.02375296912114">
                <text:p>0.023752969121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1038961038961">
                <text:p>0.21038961038961</text:p>
              </table:table-cell>
              <table:table-cell office:value-type="float" office:value="0.18961038961039">
                <text:p>0.18961038961039</text:p>
              </table:table-cell>
              <table:table-cell office:value-type="float" office:value="0.020779220779221">
                <text:p>0.02077922077922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3495702005731">
                <text:p>0.223495702005731</text:p>
              </table:table-cell>
              <table:table-cell office:value-type="float" office:value="0.200573065902579">
                <text:p>0.200573065902579</text:p>
              </table:table-cell>
              <table:table-cell office:value-type="float" office:value="0.022922636103152">
                <text:p>0.0229226361031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199376947040498">
                <text:p>0.199376947040498</text:p>
              </table:table-cell>
              <table:table-cell office:value-type="float" office:value="0.024922118380062">
                <text:p>0.02492211838006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0.206081081081081">
                <text:p>0.206081081081081</text:p>
              </table:table-cell>
              <table:table-cell office:value-type="float" office:value="0.023648648648649">
                <text:p>0.0236486486486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26765799256506">
                <text:p>0.226765799256506</text:p>
              </table:table-cell>
              <table:table-cell office:value-type="float" office:value="0.204460966542751">
                <text:p>0.204460966542751</text:p>
              </table:table-cell>
              <table:table-cell office:value-type="float" office:value="0.022304832713755">
                <text:p>0.02230483271375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WK'.A2:'ENV-ECON-WK'.I21 'ENV-ECON-WK'.B1:'ENV-ECON-WK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WK'.A2:'ENV-ECON-WK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WK'.B2:'ENV-ECON-WK'.B21" chart:label-cell-address="'ENV-ECON-WK'.B1:'ENV-ECON-WK'.B1" chart:class="chart:line">
            <chart:data-point chart:repeated="20"/>
          </chart:series>
          <chart:series chart:attached-axis="primary-y" chart:style-name="ch9" chart:values-cell-range-address="'ENV-ECON-WK'.C2:'ENV-ECON-WK'.C21" chart:label-cell-address="'ENV-ECON-WK'.C1:'ENV-ECON-WK'.C1" chart:class="chart:line">
            <chart:data-point chart:repeated="20"/>
          </chart:series>
          <chart:series chart:attached-axis="primary-y" chart:style-name="ch10" chart:values-cell-range-address="'ENV-ECON-WK'.D2:'ENV-ECON-WK'.D21" chart:label-cell-address="'ENV-ECON-WK'.D1:'ENV-ECON-WK'.D1" chart:class="chart:line">
            <chart:data-point chart:repeated="20"/>
          </chart:series>
          <chart:series chart:attached-axis="primary-y" chart:style-name="ch11" chart:values-cell-range-address="'ENV-ECON-WK'.E2:'ENV-ECON-WK'.E21" chart:label-cell-address="'ENV-ECON-WK'.E1:'ENV-ECON-WK'.E1" chart:class="chart:line">
            <chart:data-point chart:repeated="20"/>
          </chart:series>
          <chart:series chart:attached-axis="primary-y" chart:style-name="ch12" chart:values-cell-range-address="'ENV-ECON-WK'.F2:'ENV-ECON-WK'.F21" chart:label-cell-address="'ENV-ECON-WK'.F1:'ENV-ECON-WK'.F1" chart:class="chart:line">
            <chart:data-point chart:repeated="20"/>
          </chart:series>
          <chart:series chart:attached-axis="primary-y" chart:style-name="ch13" chart:values-cell-range-address="'ENV-ECON-WK'.G2:'ENV-ECON-WK'.G21" chart:label-cell-address="'ENV-ECON-WK'.G1:'ENV-ECON-WK'.G1" chart:class="chart:line">
            <chart:data-point chart:repeated="20"/>
          </chart:series>
          <chart:series chart:attached-axis="primary-y" chart:style-name="ch14" chart:values-cell-range-address="'ENV-ECON-WK'.H2:'ENV-ECON-WK'.H21" chart:label-cell-address="'ENV-ECON-WK'.H1:'ENV-ECON-WK'.H1" chart:class="chart:line">
            <chart:data-point chart:repeated="20"/>
          </chart:series>
          <chart:series chart:attached-axis="primary-y" chart:style-name="ch15" chart:values-cell-range-address="'ENV-ECON-WK'.I2:'ENV-ECON-WK'.I21" chart:label-cell-address="'ENV-ECON-WK'.I1:'ENV-ECON-WK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WK'.B1:'ENV-ECON-WK'.B1</svg:desc>
                </draw:g>
              </table:table-cell>
              <table:table-cell office:value-type="string">
                <text:p>WkPEA</text:p>
                <draw:g>
                  <svg:desc>'ENV-ECON-WK'.C1:'ENV-ECON-WK'.C1</svg:desc>
                </draw:g>
              </table:table-cell>
              <table:table-cell office:value-type="string">
                <text:p>GrnWkPEA</text:p>
                <draw:g>
                  <svg:desc>'ENV-ECON-WK'.D1:'ENV-ECON-WK'.D1</svg:desc>
                </draw:g>
              </table:table-cell>
              <table:table-cell office:value-type="string">
                <text:p>DnrWkPEA</text:p>
                <draw:g>
                  <svg:desc>'ENV-ECON-WK'.E1:'ENV-ECON-WK'.E1</svg:desc>
                </draw:g>
              </table:table-cell>
              <table:table-cell office:value-type="string">
                <text:p>StrPEA</text:p>
                <draw:g>
                  <svg:desc>'ENV-ECON-WK'.F1:'ENV-ECON-WK'.F1</svg:desc>
                </draw:g>
              </table:table-cell>
              <table:table-cell office:value-type="string">
                <text:p>StrPEA(AB)</text:p>
                <draw:g>
                  <svg:desc>'ENV-ECON-WK'.G1:'ENV-ECON-WK'.G1</svg:desc>
                </draw:g>
              </table:table-cell>
              <table:table-cell office:value-type="string">
                <text:p>GrnStrPEA</text:p>
                <draw:g>
                  <svg:desc>'ENV-ECON-WK'.H1:'ENV-ECON-WK'.H1</svg:desc>
                </draw:g>
              </table:table-cell>
              <table:table-cell office:value-type="string">
                <text:p>DnrStrPEA</text:p>
                <draw:g>
                  <svg:desc>'ENV-ECON-WK'.I1:'ENV-ECON-WK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WK'.A2:'ENV-ECON-WK'.A21</svg:desc>
                </draw:g>
              </table:table-cell>
              <table:table-cell office:value-type="float" office:value="NaN">
                <text:p>NaN</text:p>
                <draw:g>
                  <svg:desc>'ENV-ECON-WK'.B2:'ENV-ECON-WK'.B21</svg:desc>
                </draw:g>
              </table:table-cell>
              <table:table-cell office:value-type="float" office:value="NaN">
                <text:p>NaN</text:p>
                <draw:g>
                  <svg:desc>'ENV-ECON-WK'.C2:'ENV-ECON-WK'.C21</svg:desc>
                </draw:g>
              </table:table-cell>
              <table:table-cell office:value-type="float" office:value="NaN">
                <text:p>NaN</text:p>
                <draw:g>
                  <svg:desc>'ENV-ECON-WK'.D2:'ENV-ECON-WK'.D21</svg:desc>
                </draw:g>
              </table:table-cell>
              <table:table-cell office:value-type="float" office:value="NaN">
                <text:p>NaN</text:p>
                <draw:g>
                  <svg:desc>'ENV-ECON-WK'.E2:'ENV-ECON-WK'.E21</svg:desc>
                </draw:g>
              </table:table-cell>
              <table:table-cell office:value-type="float" office:value="NaN">
                <text:p>NaN</text:p>
                <draw:g>
                  <svg:desc>'ENV-ECON-WK'.F2:'ENV-ECON-WK'.F21</svg:desc>
                </draw:g>
              </table:table-cell>
              <table:table-cell office:value-type="float" office:value="NaN">
                <text:p>NaN</text:p>
                <draw:g>
                  <svg:desc>'ENV-ECON-WK'.G2:'ENV-ECON-WK'.G21</svg:desc>
                </draw:g>
              </table:table-cell>
              <table:table-cell office:value-type="float" office:value="NaN">
                <text:p>NaN</text:p>
                <draw:g>
                  <svg:desc>'ENV-ECON-WK'.H2:'ENV-ECON-WK'.H21</svg:desc>
                </draw:g>
              </table:table-cell>
              <table:table-cell office:value-type="float" office:value="NaN">
                <text:p>NaN</text:p>
                <draw:g>
                  <svg:desc>'ENV-ECON-WK'.I2:'ENV-ECON-WK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68cm" svg:y="3.703cm" style:legend-expansion="high" chart:style-name="ch2"/>
        <chart:plot-area chart:style-name="ch3" table:cell-range-address="'ENV-ECON-WK'.A25:'ENV-ECON-WK'.A44 'ENV-ECON-WK'.C24:'ENV-ECON-WK'.E44" chart:data-source-has-labels="both" svg:x="1.331cm" svg:y="0.18cm" svg:width="10.417cm" svg:height="7.659cm">
          <chartooo:coordinate-region svg:x="2.561cm" svg:y="0.379cm" svg:width="9cm" svg:height="6.813cm"/>
          <chart:axis chart:dimension="x" chart:name="primary-x" chart:style-name="ch4" chartooo:axis-type="auto">
            <chartooo:date-scale/>
            <chart:title svg:x="5.265cm" svg:y="8.019cm" chart:style-name="ch5">
              <text:p>Minimum Tweets</text:p>
            </chart:title>
            <chart:categories table:cell-range-address="'ENV-ECON-WK'.A25:'ENV-ECON-WK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V-ECON-WK'.C25:'ENV-ECON-WK'.C44" chart:label-cell-address="'ENV-ECON-WK'.C24:'ENV-ECON-WK'.C24" chart:class="chart:line">
            <chart:data-point chart:repeated="20"/>
          </chart:series>
          <chart:series chart:attached-axis="primary-y" chart:style-name="ch11" chart:values-cell-range-address="'ENV-ECON-WK'.D25:'ENV-ECON-WK'.D44" chart:label-cell-address="'ENV-ECON-WK'.D24:'ENV-ECON-WK'.D24" chart:class="chart:line">
            <chart:data-point chart:repeated="20"/>
          </chart:series>
          <chart:series chart:attached-axis="primary-y" chart:style-name="ch12" chart:values-cell-range-address="'ENV-ECON-WK'.E25:'ENV-ECON-WK'.E44" chart:label-cell-address="'ENV-ECON-WK'.E24:'ENV-ECON-WK'.E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EGA</text:p>
                <draw:g>
                  <svg:desc>'ENV-ECON-WK'.C24:'ENV-ECON-WK'.C24</svg:desc>
                </draw:g>
              </table:table-cell>
              <table:table-cell office:value-type="string">
                <text:p>GrnWkEGA</text:p>
                <draw:g>
                  <svg:desc>'ENV-ECON-WK'.D24:'ENV-ECON-WK'.D24</svg:desc>
                </draw:g>
              </table:table-cell>
              <table:table-cell office:value-type="string">
                <text:p>DnrWkEGA</text:p>
                <draw:g>
                  <svg:desc>'ENV-ECON-WK'.E24:'ENV-ECON-WK'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WK'.A25:'ENV-ECON-WK'.A44</svg:desc>
                </draw:g>
              </table:table-cell>
              <table:table-cell office:value-type="float" office:value="NaN">
                <text:p>NaN</text:p>
                <draw:g>
                  <svg:desc>'ENV-ECON-WK'.C25:'ENV-ECON-WK'.C44</svg:desc>
                </draw:g>
              </table:table-cell>
              <table:table-cell office:value-type="float" office:value="NaN">
                <text:p>NaN</text:p>
                <draw:g>
                  <svg:desc>'ENV-ECON-WK'.D25:'ENV-ECON-WK'.D44</svg:desc>
                </draw:g>
              </table:table-cell>
              <table:table-cell office:value-type="float" office:value="NaN">
                <text:p>NaN</text:p>
                <draw:g>
                  <svg:desc>'ENV-ECON-WK'.E25:'ENV-ECON-WK'.E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-ST'.A2:'ENV-ECON-ST'.I21 'ENV-ECON-ST'.B1:'ENV-ECON-ST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-ST'.A2:'ENV-ECON-ST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-ST'.B2:'ENV-ECON-ST'.B21" chart:label-cell-address="'ENV-ECON-ST'.B1:'ENV-ECON-ST'.B1" chart:class="chart:line">
            <chart:data-point chart:repeated="20"/>
          </chart:series>
          <chart:series chart:attached-axis="primary-y" chart:style-name="ch9" chart:values-cell-range-address="'ENV-ECON-ST'.C2:'ENV-ECON-ST'.C21" chart:label-cell-address="'ENV-ECON-ST'.C1:'ENV-ECON-ST'.C1" chart:class="chart:line">
            <chart:data-point chart:repeated="20"/>
          </chart:series>
          <chart:series chart:attached-axis="primary-y" chart:style-name="ch10" chart:values-cell-range-address="'ENV-ECON-ST'.D2:'ENV-ECON-ST'.D21" chart:label-cell-address="'ENV-ECON-ST'.D1:'ENV-ECON-ST'.D1" chart:class="chart:line">
            <chart:data-point chart:repeated="20"/>
          </chart:series>
          <chart:series chart:attached-axis="primary-y" chart:style-name="ch11" chart:values-cell-range-address="'ENV-ECON-ST'.E2:'ENV-ECON-ST'.E21" chart:label-cell-address="'ENV-ECON-ST'.E1:'ENV-ECON-ST'.E1" chart:class="chart:line">
            <chart:data-point chart:repeated="20"/>
          </chart:series>
          <chart:series chart:attached-axis="primary-y" chart:style-name="ch12" chart:values-cell-range-address="'ENV-ECON-ST'.F2:'ENV-ECON-ST'.F21" chart:label-cell-address="'ENV-ECON-ST'.F1:'ENV-ECON-ST'.F1" chart:class="chart:line">
            <chart:data-point chart:repeated="20"/>
          </chart:series>
          <chart:series chart:attached-axis="primary-y" chart:style-name="ch13" chart:values-cell-range-address="'ENV-ECON-ST'.G2:'ENV-ECON-ST'.G21" chart:label-cell-address="'ENV-ECON-ST'.G1:'ENV-ECON-ST'.G1" chart:class="chart:line">
            <chart:data-point chart:repeated="20"/>
          </chart:series>
          <chart:series chart:attached-axis="primary-y" chart:style-name="ch14" chart:values-cell-range-address="'ENV-ECON-ST'.H2:'ENV-ECON-ST'.H21" chart:label-cell-address="'ENV-ECON-ST'.H1:'ENV-ECON-ST'.H1" chart:class="chart:line">
            <chart:data-point chart:repeated="20"/>
          </chart:series>
          <chart:series chart:attached-axis="primary-y" chart:style-name="ch15" chart:values-cell-range-address="'ENV-ECON-ST'.I2:'ENV-ECON-ST'.I21" chart:label-cell-address="'ENV-ECON-ST'.I1:'ENV-ECON-ST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-ST'.B1:'ENV-ECON-ST'.B1</svg:desc>
                </draw:g>
              </table:table-cell>
              <table:table-cell office:value-type="string">
                <text:p>WkPEA</text:p>
                <draw:g>
                  <svg:desc>'ENV-ECON-ST'.C1:'ENV-ECON-ST'.C1</svg:desc>
                </draw:g>
              </table:table-cell>
              <table:table-cell office:value-type="string">
                <text:p>GrnWkPEA</text:p>
                <draw:g>
                  <svg:desc>'ENV-ECON-ST'.D1:'ENV-ECON-ST'.D1</svg:desc>
                </draw:g>
              </table:table-cell>
              <table:table-cell office:value-type="string">
                <text:p>DnrWkPEA</text:p>
                <draw:g>
                  <svg:desc>'ENV-ECON-ST'.E1:'ENV-ECON-ST'.E1</svg:desc>
                </draw:g>
              </table:table-cell>
              <table:table-cell office:value-type="string">
                <text:p>StrPEA</text:p>
                <draw:g>
                  <svg:desc>'ENV-ECON-ST'.F1:'ENV-ECON-ST'.F1</svg:desc>
                </draw:g>
              </table:table-cell>
              <table:table-cell office:value-type="string">
                <text:p>StrPEA(AB)</text:p>
                <draw:g>
                  <svg:desc>'ENV-ECON-ST'.G1:'ENV-ECON-ST'.G1</svg:desc>
                </draw:g>
              </table:table-cell>
              <table:table-cell office:value-type="string">
                <text:p>GrnStrPEA</text:p>
                <draw:g>
                  <svg:desc>'ENV-ECON-ST'.H1:'ENV-ECON-ST'.H1</svg:desc>
                </draw:g>
              </table:table-cell>
              <table:table-cell office:value-type="string">
                <text:p>DnrStrPEA</text:p>
                <draw:g>
                  <svg:desc>'ENV-ECON-ST'.I1:'ENV-ECON-ST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-ST'.A2:'ENV-ECON-ST'.A21</svg:desc>
                </draw:g>
              </table:table-cell>
              <table:table-cell office:value-type="float" office:value="NaN">
                <text:p>NaN</text:p>
                <draw:g>
                  <svg:desc>'ENV-ECON-ST'.B2:'ENV-ECON-ST'.B21</svg:desc>
                </draw:g>
              </table:table-cell>
              <table:table-cell office:value-type="float" office:value="NaN">
                <text:p>NaN</text:p>
                <draw:g>
                  <svg:desc>'ENV-ECON-ST'.C2:'ENV-ECON-ST'.C21</svg:desc>
                </draw:g>
              </table:table-cell>
              <table:table-cell office:value-type="float" office:value="NaN">
                <text:p>NaN</text:p>
                <draw:g>
                  <svg:desc>'ENV-ECON-ST'.D2:'ENV-ECON-ST'.D21</svg:desc>
                </draw:g>
              </table:table-cell>
              <table:table-cell office:value-type="float" office:value="NaN">
                <text:p>NaN</text:p>
                <draw:g>
                  <svg:desc>'ENV-ECON-ST'.E2:'ENV-ECON-ST'.E21</svg:desc>
                </draw:g>
              </table:table-cell>
              <table:table-cell office:value-type="float" office:value="NaN">
                <text:p>NaN</text:p>
                <draw:g>
                  <svg:desc>'ENV-ECON-ST'.F2:'ENV-ECON-ST'.F21</svg:desc>
                </draw:g>
              </table:table-cell>
              <table:table-cell office:value-type="float" office:value="NaN">
                <text:p>NaN</text:p>
                <draw:g>
                  <svg:desc>'ENV-ECON-ST'.G2:'ENV-ECON-ST'.G21</svg:desc>
                </draw:g>
              </table:table-cell>
              <table:table-cell office:value-type="float" office:value="NaN">
                <text:p>NaN</text:p>
                <draw:g>
                  <svg:desc>'ENV-ECON-ST'.H2:'ENV-ECON-ST'.H21</svg:desc>
                </draw:g>
              </table:table-cell>
              <table:table-cell office:value-type="float" office:value="NaN">
                <text:p>NaN</text:p>
                <draw:g>
                  <svg:desc>'ENV-ECON-ST'.I2:'ENV-ECON-ST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492300" draw:fill-color="#4923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703cm" style:legend-expansion="high" chart:style-name="ch2"/>
        <chart:plot-area chart:style-name="ch3" table:cell-range-address="'ENV-ECON-ST'.A25:'ENV-ECON-ST'.A44 'ENV-ECON-ST'.F24:'ENV-ECON-ST'.F44 'ENV-ECON-ST'.H24:'ENV-ECON-ST'.I44" chart:data-source-has-labels="both" svg:x="1.331cm" svg:y="0.18cm" svg:width="11.259cm" svg:height="7.659cm">
          <chartooo:coordinate-region svg:x="2.561cm" svg:y="0.379cm" svg:width="9.843cm" svg:height="6.813cm"/>
          <chart:axis chart:dimension="x" chart:name="primary-x" chart:style-name="ch4" chartooo:axis-type="auto">
            <chartooo:date-scale/>
            <chart:title svg:x="5.686cm" svg:y="8.019cm" chart:style-name="ch5">
              <text:p>Minimum Tweets</text:p>
            </chart:title>
            <chart:categories table:cell-range-address="'ENV-ECON-ST'.A25:'ENV-ECON-ST'.A44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series chart:style-name="ch9" chart:values-cell-range-address="'ENV-ECON-ST'.F25:'ENV-ECON-ST'.F44" chart:label-cell-address="'ENV-ECON-ST'.F24:'ENV-ECON-ST'.F24" chart:class="chart:line">
            <chart:data-point chart:repeated="20"/>
          </chart:series>
          <chart:series chart:style-name="ch10" chart:values-cell-range-address="'ENV-ECON-ST'.H25:'ENV-ECON-ST'.H44" chart:label-cell-address="'ENV-ECON-ST'.H24:'ENV-ECON-ST'.H24" chart:class="chart:line">
            <chart:data-point chart:repeated="20"/>
          </chart:series>
          <chart:series chart:style-name="ch11" chart:values-cell-range-address="'ENV-ECON-ST'.I25:'ENV-ECON-ST'.I44" chart:label-cell-address="'ENV-ECON-ST'.I24:'ENV-ECON-ST'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EGA</text:p>
                <draw:g>
                  <svg:desc>'ENV-ECON-ST'.F24:'ENV-ECON-ST'.F24</svg:desc>
                </draw:g>
              </table:table-cell>
              <table:table-cell office:value-type="string">
                <text:p>GrnStrEGA</text:p>
                <draw:g>
                  <svg:desc>'ENV-ECON-ST'.H24:'ENV-ECON-ST'.H24</svg:desc>
                </draw:g>
              </table:table-cell>
              <table:table-cell office:value-type="string">
                <text:p>DnrStrEGA</text:p>
                <draw:g>
                  <svg:desc>'ENV-ECON-ST'.I24:'ENV-ECON-ST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-ST'.A25:'ENV-ECON-ST'.A44</svg:desc>
                </draw:g>
              </table:table-cell>
              <table:table-cell office:value-type="float" office:value="NaN">
                <text:p>NaN</text:p>
                <draw:g>
                  <svg:desc>'ENV-ECON-ST'.F25:'ENV-ECON-ST'.F44</svg:desc>
                </draw:g>
              </table:table-cell>
              <table:table-cell office:value-type="float" office:value="NaN">
                <text:p>NaN</text:p>
                <draw:g>
                  <svg:desc>'ENV-ECON-ST'.H25:'ENV-ECON-ST'.H44</svg:desc>
                </draw:g>
              </table:table-cell>
              <table:table-cell office:value-type="float" office:value="NaN">
                <text:p>NaN</text:p>
                <draw:g>
                  <svg:desc>'ENV-ECON-ST'.I25:'ENV-ECON-ST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5:'CNSRV-CO2'.I44 'CNSRV-CO2'.B24:'CNSRV-CO2'.I2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541666666667">
                <text:p>0.013541666666667</text:p>
              </table:table-cell>
              <table:table-cell office:value-type="float" office:value="0.011631944444445">
                <text:p>0.011631944444445</text:p>
              </table:table-cell>
              <table:table-cell office:value-type="float" office:value="0.001909722222222">
                <text:p>0.001909722222222</text:p>
              </table:table-cell>
              <table:table-cell office:value-type="float" office:value="0.004861111111111">
                <text:p>0.004861111111111</text:p>
              </table:table-cell>
              <table:table-cell office:value-type="float" office:value="0.0046875">
                <text:p>0.0046875</text:p>
              </table:table-cell>
              <table:table-cell office:value-type="float" office:value="0.003993055555556">
                <text:p>0.003993055555556</text:p>
              </table:table-cell>
              <table:table-cell office:value-type="float" office:value="0.000868055555556">
                <text:p>0.000868055555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9742746036494">
                <text:p>0.019742746036494</text:p>
              </table:table-cell>
              <table:table-cell office:value-type="float" office:value="0.017349685910859">
                <text:p>0.017349685910859</text:p>
              </table:table-cell>
              <table:table-cell office:value-type="float" office:value="0.002393060125636">
                <text:p>0.002393060125636</text:p>
              </table:table-cell>
              <table:table-cell office:value-type="float" office:value="0.007179180376907">
                <text:p>0.007179180376907</text:p>
              </table:table-cell>
              <table:table-cell office:value-type="float" office:value="0.006880047861203">
                <text:p>0.006880047861203</text:p>
              </table:table-cell>
              <table:table-cell office:value-type="float" office:value="0.005982650314089">
                <text:p>0.005982650314089</text:p>
              </table:table-cell>
              <table:table-cell office:value-type="float" office:value="0.001196530062818">
                <text:p>0.00119653006281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4885939444214">
                <text:p>0.02488593944421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003318125259229">
                <text:p>0.003318125259229</text:p>
              </table:table-cell>
              <table:table-cell office:value-type="float" office:value="0.009124844462878">
                <text:p>0.009124844462878</text:p>
              </table:table-cell>
              <table:table-cell office:value-type="float" office:value="0.008710078805475">
                <text:p>0.008710078805475</text:p>
              </table:table-cell>
              <table:table-cell office:value-type="float" office:value="0.007465781833264">
                <text:p>0.007465781833264</text:p>
              </table:table-cell>
              <table:table-cell office:value-type="float" office:value="0.001659062629614">
                <text:p>0.0016590626296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803738317757">
                <text:p>0.02803738317757</text:p>
              </table:table-cell>
              <table:table-cell office:value-type="float" office:value="0.023639362286971">
                <text:p>0.023639362286971</text:p>
              </table:table-cell>
              <table:table-cell office:value-type="float" office:value="0.004398020890599">
                <text:p>0.004398020890599</text:p>
              </table:table-cell>
              <table:table-cell office:value-type="float" office:value="0.009895547003848">
                <text:p>0.009895547003848</text:p>
              </table:table-cell>
              <table:table-cell office:value-type="float" office:value="0.009345794392523">
                <text:p>0.009345794392523</text:p>
              </table:table-cell>
              <table:table-cell office:value-type="float" office:value="0.007696536558549">
                <text:p>0.007696536558549</text:p>
              </table:table-cell>
              <table:table-cell office:value-type="float" office:value="0.0021990104453">
                <text:p>0.00219901044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34289713086074">
                <text:p>0.034289713086074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05598320503849">
                <text:p>0.005598320503849</text:p>
              </table:table-cell>
              <table:table-cell office:value-type="float" office:value="0.01259622113366">
                <text:p>0.01259622113366</text:p>
              </table:table-cell>
              <table:table-cell office:value-type="float" office:value="0.011896431070679">
                <text:p>0.011896431070679</text:p>
              </table:table-cell>
              <table:table-cell office:value-type="float" office:value="0.009797060881735">
                <text:p>0.009797060881735</text:p>
              </table:table-cell>
              <table:table-cell office:value-type="float" office:value="0.002799160251924">
                <text:p>0.0027991602519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862660944206">
                <text:p>0.03862660944206</text:p>
              </table:table-cell>
              <table:table-cell office:value-type="float" office:value="0.032618025751073">
                <text:p>0.032618025751073</text:p>
              </table:table-cell>
              <table:table-cell office:value-type="float" office:value="0.006008583690987">
                <text:p>0.006008583690987</text:p>
              </table:table-cell>
              <table:table-cell office:value-type="float" office:value="0.013733905579399">
                <text:p>0.013733905579399</text:p>
              </table:table-cell>
              <table:table-cell office:value-type="float" office:value="0.012875536480687">
                <text:p>0.012875536480687</text:p>
              </table:table-cell>
              <table:table-cell office:value-type="float" office:value="0.011158798283262">
                <text:p>0.011158798283262</text:p>
              </table:table-cell>
              <table:table-cell office:value-type="float" office:value="0.002575107296137">
                <text:p>0.0025751072961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42797494780793">
                <text:p>0.042797494780793</text:p>
              </table:table-cell>
              <table:table-cell office:value-type="float" office:value="0.036534446764092">
                <text:p>0.036534446764092</text:p>
              </table:table-cell>
              <table:table-cell office:value-type="float" office:value="0.006263048016701">
                <text:p>0.006263048016701</text:p>
              </table:table-cell>
              <table:table-cell office:value-type="float" office:value="0.015657620041754">
                <text:p>0.015657620041754</text:p>
              </table:table-cell>
              <table:table-cell office:value-type="float" office:value="0.014613778705637">
                <text:p>0.014613778705637</text:p>
              </table:table-cell>
              <table:table-cell office:value-type="float" office:value="0.012526096033403">
                <text:p>0.012526096033403</text:p>
              </table:table-cell>
              <table:table-cell office:value-type="float" office:value="0.003131524008351">
                <text:p>0.0031315240083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46004842615012">
                <text:p>0.046004842615012</text:p>
              </table:table-cell>
              <table:table-cell office:value-type="float" office:value="0.041162227602906">
                <text:p>0.041162227602906</text:p>
              </table:table-cell>
              <table:table-cell office:value-type="float" office:value="0.004842615012107">
                <text:p>0.004842615012107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6949152542373">
                <text:p>0.016949152542373</text:p>
              </table:table-cell>
              <table:table-cell office:value-type="float" office:value="0.013317191283293">
                <text:p>0.013317191283293</text:p>
              </table:table-cell>
              <table:table-cell office:value-type="float" office:value="0.00363196125908">
                <text:p>0.00363196125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50894085281981">
                <text:p>0.050894085281981</text:p>
              </table:table-cell>
              <table:table-cell office:value-type="float" office:value="0.046767537826685">
                <text:p>0.046767537826685</text:p>
              </table:table-cell>
              <table:table-cell office:value-type="float" office:value="0.004126547455296">
                <text:p>0.004126547455296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7881705639615">
                <text:p>0.017881705639615</text:p>
              </table:table-cell>
              <table:table-cell office:value-type="float" office:value="0.015130674002751">
                <text:p>0.015130674002751</text:p>
              </table:table-cell>
              <table:table-cell office:value-type="float" office:value="0.002751031636864">
                <text:p>0.0027510316368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54095826893354">
                <text:p>0.054095826893354</text:p>
              </table:table-cell>
              <table:table-cell office:value-type="float" office:value="0.049459041731067">
                <text:p>0.049459041731067</text:p>
              </table:table-cell>
              <table:table-cell office:value-type="float" office:value="0.004636785162287">
                <text:p>0.004636785162287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20092735703246">
                <text:p>0.020092735703246</text:p>
              </table:table-cell>
              <table:table-cell office:value-type="float" office:value="0.017001545595054">
                <text:p>0.017001545595054</text:p>
              </table:table-cell>
              <table:table-cell office:value-type="float" office:value="0.003091190108192">
                <text:p>0.003091190108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52631578947369">
                <text:p>0.052631578947369</text:p>
              </table:table-cell>
              <table:table-cell office:value-type="float" office:value="0.047368421052632">
                <text:p>0.047368421052632</text:p>
              </table:table-cell>
              <table:table-cell office:value-type="float" office:value="0.005263157894737">
                <text:p>0.005263157894737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7543859649123">
                <text:p>0.017543859649123</text:p>
              </table:table-cell>
              <table:table-cell office:value-type="float" office:value="0.014035087719298">
                <text:p>0.014035087719298</text:p>
              </table:table-cell>
              <table:table-cell office:value-type="float" office:value="0.003508771929825">
                <text:p>0.00350877192982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58365758754864">
                <text:p>0.058365758754864</text:p>
              </table:table-cell>
              <table:table-cell office:value-type="float" office:value="0.052529182879378">
                <text:p>0.052529182879378</text:p>
              </table:table-cell>
              <table:table-cell office:value-type="float" office:value="0.005836575875486">
                <text:p>0.005836575875486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9455252918288">
                <text:p>0.019455252918288</text:p>
              </table:table-cell>
              <table:table-cell office:value-type="float" office:value="0.01556420233463">
                <text:p>0.01556420233463</text:p>
              </table:table-cell>
              <table:table-cell office:value-type="float" office:value="0.003891050583658">
                <text:p>0.0038910505836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6183368869936">
                <text:p>0.06183368869936</text:p>
              </table:table-cell>
              <table:table-cell office:value-type="float" office:value="0.05543710021322">
                <text:p>0.05543710021322</text:p>
              </table:table-cell>
              <table:table-cell office:value-type="float" office:value="0.006396588486141">
                <text:p>0.006396588486141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9189765458422">
                <text:p>0.019189765458422</text:p>
              </table:table-cell>
              <table:table-cell office:value-type="float" office:value="0.014925373134328">
                <text:p>0.014925373134328</text:p>
              </table:table-cell>
              <table:table-cell office:value-type="float" office:value="0.004264392324094">
                <text:p>0.004264392324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61757719714964">
                <text:p>0.061757719714964</text:p>
              </table:table-cell>
              <table:table-cell office:value-type="float" office:value="0.057007125890736">
                <text:p>0.057007125890736</text:p>
              </table:table-cell>
              <table:table-cell office:value-type="float" office:value="0.004750593824228">
                <text:p>0.004750593824228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9002375296912">
                <text:p>0.019002375296912</text:p>
              </table:table-cell>
              <table:table-cell office:value-type="float" office:value="0.014251781472684">
                <text:p>0.014251781472684</text:p>
              </table:table-cell>
              <table:table-cell office:value-type="float" office:value="0.004750593824228">
                <text:p>0.0047505938242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67532467532468">
                <text:p>0.067532467532468</text:p>
              </table:table-cell>
              <table:table-cell office:value-type="float" office:value="0.062337662337662">
                <text:p>0.062337662337662</text:p>
              </table:table-cell>
              <table:table-cell office:value-type="float" office:value="0.005194805194805">
                <text:p>0.005194805194805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20779220779221">
                <text:p>0.020779220779221</text:p>
              </table:table-cell>
              <table:table-cell office:value-type="float" office:value="0.015584415584416">
                <text:p>0.015584415584416</text:p>
              </table:table-cell>
              <table:table-cell office:value-type="float" office:value="0.005194805194805">
                <text:p>0.0051948051948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8767908309456">
                <text:p>0.068767908309456</text:p>
              </table:table-cell>
              <table:table-cell office:value-type="float" office:value="0.063037249283668">
                <text:p>0.063037249283668</text:p>
              </table:table-cell>
              <table:table-cell office:value-type="float" office:value="0.005730659025788">
                <text:p>0.005730659025788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22922636103152">
                <text:p>0.022922636103152</text:p>
              </table:table-cell>
              <table:table-cell office:value-type="float" office:value="0.017191977077364">
                <text:p>0.017191977077364</text:p>
              </table:table-cell>
              <table:table-cell office:value-type="float" office:value="0.005730659025788">
                <text:p>0.0057306590257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71651090342679">
                <text:p>0.071651090342679</text:p>
              </table:table-cell>
              <table:table-cell office:value-type="float" office:value="0.065420560747664">
                <text:p>0.065420560747664</text:p>
              </table:table-cell>
              <table:table-cell office:value-type="float" office:value="0.006230529595016">
                <text:p>0.006230529595016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21806853582555">
                <text:p>0.021806853582555</text:p>
              </table:table-cell>
              <table:table-cell office:value-type="float" office:value="0.015576323987539">
                <text:p>0.015576323987539</text:p>
              </table:table-cell>
              <table:table-cell office:value-type="float" office:value="0.006230529595016">
                <text:p>0.006230529595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74324324324324">
                <text:p>0.074324324324324</text:p>
              </table:table-cell>
              <table:table-cell office:value-type="float" office:value="0.070945945945946">
                <text:p>0.070945945945946</text:p>
              </table:table-cell>
              <table:table-cell office:value-type="float" office:value="0.003378378378378">
                <text:p>0.003378378378378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2027027027027">
                <text:p>0.02027027027027</text:p>
              </table:table-cell>
              <table:table-cell office:value-type="float" office:value="0.016891891891892">
                <text:p>0.016891891891892</text:p>
              </table:table-cell>
              <table:table-cell office:value-type="float" office:value="0.003378378378378">
                <text:p>0.003378378378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66914498141264">
                <text:p>0.066914498141264</text:p>
              </table:table-cell>
              <table:table-cell office:value-type="float" office:value="0.003717472118959">
                <text:p>0.003717472118959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22304832713755">
                <text:p>0.022304832713755</text:p>
              </table:table-cell>
              <table:table-cell office:value-type="float" office:value="0.018587360594796">
                <text:p>0.018587360594796</text:p>
              </table:table-cell>
              <table:table-cell office:value-type="float" office:value="0.003717472118959">
                <text:p>0.0037174721189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2:'ENV-ECON'.I21 'ENV-ECON'.B1:'ENV-ECON'.I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101371289706648">
                <text:p>0.101371289706648</text:p>
              </table:table-cell>
              <table:table-cell office:value-type="float" office:value="0.096337441416421">
                <text:p>0.096337441416421</text:p>
              </table:table-cell>
              <table:table-cell office:value-type="float" office:value="0.003124457559451">
                <text:p>0.003124457559451</text:p>
              </table:table-cell>
              <table:table-cell office:value-type="float" office:value="0.056587398021177">
                <text:p>0.056587398021177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53462940461725">
                <text:p>0.053462940461725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5:'ENV-ECON'.I44 'ENV-ECON'.B24:'ENV-ECON'.I2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13715277777778">
                <text:p>0.013715277777778</text:p>
              </table:table-cell>
              <table:table-cell office:value-type="float" office:value="0.000173611111111">
                <text:p>0.000173611111111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.008680555555556">
                <text:p>0.008680555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018247083457972">
                <text:p>0.018247083457972</text:p>
              </table:table-cell>
              <table:table-cell office:value-type="float" office:value="0.000299132515704">
                <text:p>0.00029913251570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.011666168112474">
                <text:p>0.01166616811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022397345499793">
                <text:p>0.022397345499793</text:p>
              </table:table-cell>
              <table:table-cell office:value-type="float" office:value="0.021982579842389">
                <text:p>0.021982579842389</text:p>
              </table:table-cell>
              <table:table-cell office:value-type="float" office:value="0.000414765657404">
                <text:p>0.000414765657404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.014516798009125">
                <text:p>0.01451679800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.025838372732271">
                <text:p>0.025838372732271</text:p>
              </table:table-cell>
              <table:table-cell office:value-type="float" office:value="0">
                <text:p>0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.018141836173722">
                <text:p>0.01814183617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.028691392582225">
                <text:p>0.028691392582225</text:p>
              </table:table-cell>
              <table:table-cell office:value-type="float" office:value="0">
                <text:p>0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.019594121763471">
                <text:p>0.019594121763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.033476394849786">
                <text:p>0.033476394849786</text:p>
              </table:table-cell>
              <table:table-cell office:value-type="float" office:value="0">
                <text:p>0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.023175965665236">
                <text:p>0.02317596566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.033402922755741">
                <text:p>0.033402922755741</text:p>
              </table:table-cell>
              <table:table-cell office:value-type="float" office:value="0">
                <text:p>0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.024008350730689">
                <text:p>0.024008350730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.036319612590799">
                <text:p>0.036319612590799</text:p>
              </table:table-cell>
              <table:table-cell office:value-type="float" office:value="0">
                <text:p>0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.025423728813559">
                <text:p>0.025423728813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.038514442916094">
                <text:p>0.038514442916094</text:p>
              </table:table-cell>
              <table:table-cell office:value-type="float" office:value="0">
                <text:p>0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.026134800550206">
                <text:p>0.026134800550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.040185471406492">
                <text:p>0.040185471406492</text:p>
              </table:table-cell>
              <table:table-cell office:value-type="float" office:value="0">
                <text:p>0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.029366306027821">
                <text:p>0.029366306027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">
                <text:p>0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.04863813229572">
                <text:p>0.04863813229572</text:p>
              </table:table-cell>
              <table:table-cell office:value-type="float" office:value="0">
                <text:p>0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.035019455252918">
                <text:p>0.03501945525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.046908315565032">
                <text:p>0.046908315565032</text:p>
              </table:table-cell>
              <table:table-cell office:value-type="float" office:value="0">
                <text:p>0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.034115138592751">
                <text:p>0.03411513859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.049881235154394">
                <text:p>0.049881235154394</text:p>
              </table:table-cell>
              <table:table-cell office:value-type="float" office:value="0">
                <text:p>0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.03562945368171">
                <text:p>0.03562945368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.054545454545455">
                <text:p>0.054545454545455</text:p>
              </table:table-cell>
              <table:table-cell office:value-type="float" office:value="0">
                <text:p>0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.038961038961039">
                <text:p>0.03896103896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.060171919770774">
                <text:p>0.060171919770774</text:p>
              </table:table-cell>
              <table:table-cell office:value-type="float" office:value="0">
                <text:p>0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.04297994269341">
                <text:p>0.0429799426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.062305295950156">
                <text:p>0.062305295950156</text:p>
              </table:table-cell>
              <table:table-cell office:value-type="float" office:value="0">
                <text:p>0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.046728971962617">
                <text:p>0.04672897196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.067567567567568">
                <text:p>0.067567567567568</text:p>
              </table:table-cell>
              <table:table-cell office:value-type="float" office:value="0">
                <text:p>0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.050675675675676">
                <text:p>0.050675675675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.070631970260223">
                <text:p>0.070631970260223</text:p>
              </table:table-cell>
              <table:table-cell office:value-type="float" office:value="0">
                <text:p>0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.055762081784387">
                <text:p>0.05576208178438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:INFERENCE.H21 INFERENCE.B1:INFERENCE.H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  <table:table-cell office:value-type="float" office:value="0.095833333333333">
                <text:p>0.095833333333333</text:p>
              </table:table-cell>
              <table:table-cell office:value-type="float" office:value="0.090104166666667">
                <text:p>0.090104166666667</text:p>
              </table:table-cell>
              <table:table-cell office:value-type="float" office:value="0.005729166666667">
                <text:p>0.0057291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  <table:table-cell office:value-type="float" office:value="0.134609632067006">
                <text:p>0.134609632067006</text:p>
              </table:table-cell>
              <table:table-cell office:value-type="float" office:value="0.128028716721508">
                <text:p>0.128028716721508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  <table:table-cell office:value-type="float" office:value="0.158440481128163">
                <text:p>0.158440481128163</text:p>
              </table:table-cell>
              <table:table-cell office:value-type="float" office:value="0.150559933637495">
                <text:p>0.150559933637495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  <table:table-cell office:value-type="float" office:value="0.183067619571193">
                <text:p>0.183067619571193</text:p>
              </table:table-cell>
              <table:table-cell office:value-type="float" office:value="0.17372182517867">
                <text:p>0.17372182517867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  <table:table-cell office:value-type="float" office:value="0.203638908327502">
                <text:p>0.203638908327502</text:p>
              </table:table-cell>
              <table:table-cell office:value-type="float" office:value="0.193841847445766">
                <text:p>0.193841847445766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23175965665236">
                <text:p>0.223175965665236</text:p>
              </table:table-cell>
              <table:table-cell office:value-type="float" office:value="0.212875536480687">
                <text:p>0.212875536480687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37995824634655">
                <text:p>0.237995824634655</text:p>
              </table:table-cell>
              <table:table-cell office:value-type="float" office:value="0.227557411273486">
                <text:p>0.227557411273486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53026634382567">
                <text:p>0.253026634382567</text:p>
              </table:table-cell>
              <table:table-cell office:value-type="float" office:value="0.2409200968523">
                <text:p>0.240920096852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68225584594223">
                <text:p>0.268225584594223</text:p>
              </table:table-cell>
              <table:table-cell office:value-type="float" office:value="0.255845942228336">
                <text:p>0.255845942228336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287480680061824">
                <text:p>0.287480680061824</text:p>
              </table:table-cell>
              <table:table-cell office:value-type="float" office:value="0.273570324574961">
                <text:p>0.273570324574961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">
                <text:p>0.3</text:p>
              </table:table-cell>
              <table:table-cell office:value-type="float" office:value="0.285964912280702">
                <text:p>0.285964912280702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05447470817121">
                <text:p>0.305447470817121</text:p>
              </table:table-cell>
              <table:table-cell office:value-type="float" office:value="0.293774319066148">
                <text:p>0.293774319066148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2409381663113">
                <text:p>0.32409381663113</text:p>
              </table:table-cell>
              <table:table-cell office:value-type="float" office:value="0.311300639658849">
                <text:p>0.311300639658849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3729216152019">
                <text:p>0.33729216152019</text:p>
              </table:table-cell>
              <table:table-cell office:value-type="float" office:value="0.32541567695962">
                <text:p>0.3254156769596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4025974025974">
                <text:p>0.34025974025974</text:p>
              </table:table-cell>
              <table:table-cell office:value-type="float" office:value="0.32987012987013">
                <text:p>0.32987012987013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32378223495702">
                <text:p>0.332378223495702</text:p>
              </table:table-cell>
              <table:table-cell office:value-type="float" office:value="0.320916905444126">
                <text:p>0.32091690544412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20872274143302">
                <text:p>0.320872274143302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27702702702703">
                <text:p>0.327702702702703</text:p>
              </table:table-cell>
              <table:table-cell office:value-type="float" office:value="0.317567567567568">
                <text:p>0.317567567567568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30855018587361">
                <text:p>0.330855018587361</text:p>
              </table:table-cell>
              <table:table-cell office:value-type="float" office:value="0.319702602230483">
                <text:p>0.319702602230483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5:INFERENCE.H44 INFERENCE.B24:INFERENCE.H2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0">
                <text:p>5760</text:p>
              </table:table-cell>
              <table:table-cell office:value-type="float" office:value="0.255208333333333">
                <text:p>0.255208333333333</text:p>
              </table:table-cell>
              <table:table-cell office:value-type="float" office:value="0.240104166666667">
                <text:p>0.240104166666667</text:p>
              </table:table-cell>
              <table:table-cell office:value-type="float" office:value="0.015104166666667">
                <text:p>0.015104166666667</text:p>
              </table:table-cell>
              <table:table-cell office:value-type="float" office:value="0.111284722222222">
                <text:p>0.111284722222222</text:p>
              </table:table-cell>
              <table:table-cell office:value-type="float" office:value="0.105381944444444">
                <text:p>0.105381944444444</text:p>
              </table:table-cell>
              <table:table-cell office:value-type="float" office:value="0.005902777777778">
                <text:p>0.0059027777777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3">
                <text:p>3343</text:p>
              </table:table-cell>
              <table:table-cell office:value-type="float" office:value="0.334430152557583">
                <text:p>0.334430152557583</text:p>
              </table:table-cell>
              <table:table-cell office:value-type="float" office:value="0.315883936583907">
                <text:p>0.315883936583907</text:p>
              </table:table-cell>
              <table:table-cell office:value-type="float" office:value="0.018546215973676">
                <text:p>0.018546215973676</text:p>
              </table:table-cell>
              <table:table-cell office:value-type="float" office:value="0.1543523781035">
                <text:p>0.1543523781035</text:p>
              </table:table-cell>
              <table:table-cell office:value-type="float" office:value="0.147771462758002">
                <text:p>0.147771462758002</text:p>
              </table:table-cell>
              <table:table-cell office:value-type="float" office:value="0.006580915345498">
                <text:p>0.0065809153454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1">
                <text:p>2411</text:p>
              </table:table-cell>
              <table:table-cell office:value-type="float" office:value="0.389464952301949">
                <text:p>0.389464952301949</text:p>
              </table:table-cell>
              <table:table-cell office:value-type="float" office:value="0.367897138116964">
                <text:p>0.367897138116964</text:p>
              </table:table-cell>
              <table:table-cell office:value-type="float" office:value="0.021567814184986">
                <text:p>0.021567814184986</text:p>
              </table:table-cell>
              <table:table-cell office:value-type="float" office:value="0.182082123600166">
                <text:p>0.182082123600166</text:p>
              </table:table-cell>
              <table:table-cell office:value-type="float" office:value="0.174201576109498">
                <text:p>0.174201576109498</text:p>
              </table:table-cell>
              <table:table-cell office:value-type="float" office:value="0.007880547490668">
                <text:p>0.007880547490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19">
                <text:p>1819</text:p>
              </table:table-cell>
              <table:table-cell office:value-type="float" office:value="0.424958768554151">
                <text:p>0.424958768554151</text:p>
              </table:table-cell>
              <table:table-cell office:value-type="float" office:value="0.400769653655855">
                <text:p>0.400769653655855</text:p>
              </table:table-cell>
              <table:table-cell office:value-type="float" office:value="0.024189114898296">
                <text:p>0.024189114898296</text:p>
              </table:table-cell>
              <table:table-cell office:value-type="float" office:value="0.208905992303463">
                <text:p>0.208905992303463</text:p>
              </table:table-cell>
              <table:table-cell office:value-type="float" office:value="0.19956019791094">
                <text:p>0.19956019791094</text:p>
              </table:table-cell>
              <table:table-cell office:value-type="float" office:value="0.009345794392523">
                <text:p>0.0093457943925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29">
                <text:p>1429</text:p>
              </table:table-cell>
              <table:table-cell office:value-type="float" office:value="0.456263121063681">
                <text:p>0.456263121063681</text:p>
              </table:table-cell>
              <table:table-cell office:value-type="float" office:value="0.431770468859342">
                <text:p>0.431770468859342</text:p>
              </table:table-cell>
              <table:table-cell office:value-type="float" office:value="0.024492652204339">
                <text:p>0.024492652204339</text:p>
              </table:table-cell>
              <table:table-cell office:value-type="float" office:value="0.230230930720784">
                <text:p>0.230230930720784</text:p>
              </table:table-cell>
              <table:table-cell office:value-type="float" office:value="0.220433869839048">
                <text:p>0.220433869839048</text:p>
              </table:table-cell>
              <table:table-cell office:value-type="float" office:value="0.009797060881735">
                <text:p>0.0097970608817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5">
                <text:p>1165</text:p>
              </table:table-cell>
              <table:table-cell office:value-type="float" office:value="0.488412017167382">
                <text:p>0.488412017167382</text:p>
              </table:table-cell>
              <table:table-cell office:value-type="float" office:value="0.461802575107296">
                <text:p>0.461802575107296</text:p>
              </table:table-cell>
              <table:table-cell office:value-type="float" office:value="0.026609442060086">
                <text:p>0.026609442060086</text:p>
              </table:table-cell>
              <table:table-cell office:value-type="float" office:value="0.253218884120172">
                <text:p>0.253218884120172</text:p>
              </table:table-cell>
              <table:table-cell office:value-type="float" office:value="0.242918454935622">
                <text:p>0.242918454935622</text:p>
              </table:table-cell>
              <table:table-cell office:value-type="float" office:value="0.010300429184549">
                <text:p>0.010300429184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8">
                <text:p>958</text:p>
              </table:table-cell>
              <table:table-cell office:value-type="float" office:value="0.520876826722338">
                <text:p>0.520876826722338</text:p>
              </table:table-cell>
              <table:table-cell office:value-type="float" office:value="0.491649269311065">
                <text:p>0.491649269311065</text:p>
              </table:table-cell>
              <table:table-cell office:value-type="float" office:value="0.029227557411274">
                <text:p>0.029227557411274</text:p>
              </table:table-cell>
              <table:table-cell office:value-type="float" office:value="0.269311064718163">
                <text:p>0.269311064718163</text:p>
              </table:table-cell>
              <table:table-cell office:value-type="float" office:value="0.258872651356994">
                <text:p>0.258872651356994</text:p>
              </table:table-cell>
              <table:table-cell office:value-type="float" office:value="0.010438413361169">
                <text:p>0.0104384133611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6">
                <text:p>826</text:p>
              </table:table-cell>
              <table:table-cell office:value-type="float" office:value="0.535108958837772">
                <text:p>0.535108958837772</text:p>
              </table:table-cell>
              <table:table-cell office:value-type="float" office:value="0.50726392251816">
                <text:p>0.50726392251816</text:p>
              </table:table-cell>
              <table:table-cell office:value-type="float" office:value="0.027845036319613">
                <text:p>0.027845036319613</text:p>
              </table:table-cell>
              <table:table-cell office:value-type="float" office:value="0.280871670702179">
                <text:p>0.280871670702179</text:p>
              </table:table-cell>
              <table:table-cell office:value-type="float" office:value="0.268765133171913">
                <text:p>0.268765133171913</text:p>
              </table:table-cell>
              <table:table-cell office:value-type="float" office:value="0.012106537530266">
                <text:p>0.012106537530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0.557083906464924">
                <text:p>0.557083906464924</text:p>
              </table:table-cell>
              <table:table-cell office:value-type="float" office:value="0.528198074277854">
                <text:p>0.528198074277854</text:p>
              </table:table-cell>
              <table:table-cell office:value-type="float" office:value="0.02888583218707">
                <text:p>0.02888583218707</text:p>
              </table:table-cell>
              <table:table-cell office:value-type="float" office:value="0.298486932599725">
                <text:p>0.298486932599725</text:p>
              </table:table-cell>
              <table:table-cell office:value-type="float" office:value="0.286107290233838">
                <text:p>0.286107290233838</text:p>
              </table:table-cell>
              <table:table-cell office:value-type="float" office:value="0.012379642365887">
                <text:p>0.0123796423658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7">
                <text:p>647</text:p>
              </table:table-cell>
              <table:table-cell office:value-type="float" office:value="0.578052550231839">
                <text:p>0.578052550231839</text:p>
              </table:table-cell>
              <table:table-cell office:value-type="float" office:value="0.547140649149923">
                <text:p>0.547140649149923</text:p>
              </table:table-cell>
              <table:table-cell office:value-type="float" office:value="0.030911901081917">
                <text:p>0.030911901081917</text:p>
              </table:table-cell>
              <table:table-cell office:value-type="float" office:value="0.316846986089644">
                <text:p>0.316846986089644</text:p>
              </table:table-cell>
              <table:table-cell office:value-type="float" office:value="0.302936630602782">
                <text:p>0.302936630602782</text:p>
              </table:table-cell>
              <table:table-cell office:value-type="float" office:value="0.013910355486863">
                <text:p>0.0139103554868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0">
                <text:p>570</text:p>
              </table:table-cell>
              <table:table-cell office:value-type="float" office:value="0.591228070175438">
                <text:p>0.591228070175438</text:p>
              </table:table-cell>
              <table:table-cell office:value-type="float" office:value="0.559649122807017">
                <text:p>0.559649122807017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331578947368421">
                <text:p>0.331578947368421</text:p>
              </table:table-cell>
              <table:table-cell office:value-type="float" office:value="0.317543859649123">
                <text:p>0.317543859649123</text:p>
              </table:table-cell>
              <table:table-cell office:value-type="float" office:value="0.014035087719298">
                <text:p>0.01403508771929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4">
                <text:p>514</text:p>
              </table:table-cell>
              <table:table-cell office:value-type="float" office:value="0.595330739299611">
                <text:p>0.595330739299611</text:p>
              </table:table-cell>
              <table:table-cell office:value-type="float" office:value="0.56420233463035">
                <text:p>0.56420233463035</text:p>
              </table:table-cell>
              <table:table-cell office:value-type="float" office:value="0.031128404669261">
                <text:p>0.031128404669261</text:p>
              </table:table-cell>
              <table:table-cell office:value-type="float" office:value="0.340466926070039">
                <text:p>0.340466926070039</text:p>
              </table:table-cell>
              <table:table-cell office:value-type="float" office:value="0.328793774319066">
                <text:p>0.328793774319066</text:p>
              </table:table-cell>
              <table:table-cell office:value-type="float" office:value="0.011673151750973">
                <text:p>0.0116731517509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9">
                <text:p>469</text:p>
              </table:table-cell>
              <table:table-cell office:value-type="float" office:value="0.601279317697228">
                <text:p>0.601279317697228</text:p>
              </table:table-cell>
              <table:table-cell office:value-type="float" office:value="0.569296375266524">
                <text:p>0.569296375266524</text:p>
              </table:table-cell>
              <table:table-cell office:value-type="float" office:value="0.031982942430704">
                <text:p>0.031982942430704</text:p>
              </table:table-cell>
              <table:table-cell office:value-type="float" office:value="0.35181236673774">
                <text:p>0.35181236673774</text:p>
              </table:table-cell>
              <table:table-cell office:value-type="float" office:value="0.339019189765458">
                <text:p>0.339019189765458</text:p>
              </table:table-cell>
              <table:table-cell office:value-type="float" office:value="0.012793176972282">
                <text:p>0.0127931769722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1">
                <text:p>421</text:p>
              </table:table-cell>
              <table:table-cell office:value-type="float" office:value="0.610451306413302">
                <text:p>0.610451306413302</text:p>
              </table:table-cell>
              <table:table-cell office:value-type="float" office:value="0.579572446555819">
                <text:p>0.579572446555819</text:p>
              </table:table-cell>
              <table:table-cell office:value-type="float" office:value="0.030878859857482">
                <text:p>0.030878859857482</text:p>
              </table:table-cell>
              <table:table-cell office:value-type="float" office:value="0.368171021377672">
                <text:p>0.368171021377672</text:p>
              </table:table-cell>
              <table:table-cell office:value-type="float" office:value="0.356294536817102">
                <text:p>0.356294536817102</text:p>
              </table:table-cell>
              <table:table-cell office:value-type="float" office:value="0.01187648456057">
                <text:p>0.011876484560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5">
                <text:p>385</text:p>
              </table:table-cell>
              <table:table-cell office:value-type="float" office:value="0.612987012987013">
                <text:p>0.61298701298701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74025974025974">
                <text:p>0.374025974025974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01038961038961">
                <text:p>0.0103896103896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">
                <text:p>349</text:p>
              </table:table-cell>
              <table:table-cell office:value-type="float" office:value="0.60458452722063">
                <text:p>0.60458452722063</text:p>
              </table:table-cell>
              <table:table-cell office:value-type="float" office:value="0.573065902578797">
                <text:p>0.573065902578797</text:p>
              </table:table-cell>
              <table:table-cell office:value-type="float" office:value="0.031518624641834">
                <text:p>0.031518624641834</text:p>
              </table:table-cell>
              <table:table-cell office:value-type="float" office:value="0.363896848137536">
                <text:p>0.363896848137536</text:p>
              </table:table-cell>
              <table:table-cell office:value-type="float" office:value="0.35243553008596">
                <text:p>0.35243553008596</text:p>
              </table:table-cell>
              <table:table-cell office:value-type="float" office:value="0.011461318051576">
                <text:p>0.0114613180515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">
                <text:p>321</text:p>
              </table:table-cell>
              <table:table-cell office:value-type="float" office:value="0.604361370716511">
                <text:p>0.604361370716511</text:p>
              </table:table-cell>
              <table:table-cell office:value-type="float" office:value="0.570093457943925">
                <text:p>0.570093457943925</text:p>
              </table:table-cell>
              <table:table-cell office:value-type="float" office:value="0.034267912772586">
                <text:p>0.034267912772586</text:p>
              </table:table-cell>
              <table:table-cell office:value-type="float" office:value="0.367601246105919">
                <text:p>0.367601246105919</text:p>
              </table:table-cell>
              <table:table-cell office:value-type="float" office:value="0.355140186915888">
                <text:p>0.355140186915888</text:p>
              </table:table-cell>
              <table:table-cell office:value-type="float" office:value="0.012461059190031">
                <text:p>0.01246105919003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0.611486486486487">
                <text:p>0.611486486486487</text:p>
              </table:table-cell>
              <table:table-cell office:value-type="float" office:value="0.577702702702703">
                <text:p>0.577702702702703</text:p>
              </table:table-cell>
              <table:table-cell office:value-type="float" office:value="0.033783783783784">
                <text:p>0.033783783783784</text:p>
              </table:table-cell>
              <table:table-cell office:value-type="float" office:value="0.361486486486486">
                <text:p>0.361486486486486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0.010135135135135">
                <text:p>0.0101351351351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0.609665427509294">
                <text:p>0.609665427509294</text:p>
              </table:table-cell>
              <table:table-cell office:value-type="float" office:value="0.576208178438662">
                <text:p>0.576208178438662</text:p>
              </table:table-cell>
              <table:table-cell office:value-type="float" office:value="0.033457249070632">
                <text:p>0.033457249070632</text:p>
              </table:table-cell>
              <table:table-cell office:value-type="float" office:value="0.368029739776952">
                <text:p>0.368029739776952</text:p>
              </table:table-cell>
              <table:table-cell office:value-type="float" office:value="0.356877323420074">
                <text:p>0.356877323420074</text:p>
              </table:table-cell>
              <table:table-cell office:value-type="float" office:value="0.011152416356877">
                <text:p>0.011152416356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="dash" draw:stroke-dash="ChartDash_20_1" svg:stroke-width="0.08cm" svg:stroke-color="#50200c" draw:fill-color="#5020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3.703cm" style:legend-expansion="high" chart:style-name="ch2"/>
        <chart:plot-area chart:style-name="ch3" table:cell-range-address="'INFERENCE-WK'.A2:'INFERENCE-WK'.A21 'INFERENCE-WK'.C1:'INFERENCE-WK'.E21" chart:data-source-has-labels="both" svg:x="1.331cm" svg:y="0.18cm" svg:width="10.364cm" svg:height="7.659cm">
          <chartooo:coordinate-region svg:x="2.746cm" svg:y="0.38cm" svg:width="8.762cm" svg:height="6.812cm"/>
          <chart:axis chart:dimension="x" chart:name="primary-x" chart:style-name="ch4" chartooo:axis-type="auto">
            <chartooo:date-scale/>
            <chart:title svg:x="5.239cm" svg:y="8.019cm" chart:style-name="ch5">
              <text:p>Minimum Tweets</text:p>
            </chart:title>
            <chart:categories table:cell-range-address="'INFERENCE-WK'.A2:'INFERENCE-WK'.A21"/>
          </chart:axis>
          <chart:axis chart:dimension="y" chart:name="primary-y" chart:style-name="ch6">
            <chart:title svg:x="0.451cm" svg:y="4.728cm" chart:style-name="ch7">
              <text:p>Account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ENCE-WK'.C2:'INFERENCE-WK'.C21" chart:label-cell-address="'INFERENCE-WK'.C1:'INFERENCE-WK'.C1" chart:class="chart:line">
            <chart:data-point chart:repeated="20"/>
          </chart:series>
          <chart:series chart:attached-axis="primary-y" chart:style-name="ch11" chart:values-cell-range-address="'INFERENCE-WK'.D2:'INFERENCE-WK'.D21" chart:label-cell-address="'INFERENCE-WK'.D1:'INFERENCE-WK'.D1" chart:class="chart:line">
            <chart:data-point chart:repeated="20"/>
          </chart:series>
          <chart:series chart:attached-axis="primary-y" chart:style-name="ch12" chart:values-cell-range-address="'INFERENCE-WK'.E2:'INFERENCE-WK'.E21" chart:label-cell-address="'INFERENCE-WK'.E1:'INFERENCE-WK'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kIGA1</text:p>
                <draw:g>
                  <svg:desc>'INFERENCE-WK'.C1:'INFERENCE-WK'.C1</svg:desc>
                </draw:g>
              </table:table-cell>
              <table:table-cell office:value-type="string">
                <text:p>GrnWkIGA1</text:p>
                <draw:g>
                  <svg:desc>'INFERENCE-WK'.D1:'INFERENCE-WK'.D1</svg:desc>
                </draw:g>
              </table:table-cell>
              <table:table-cell office:value-type="string">
                <text:p>DnrWkIGA1</text:p>
                <draw:g>
                  <svg:desc>'INFERENCE-WK'.E1:'INFERENCE-W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ENCE-WK'.A2:'INFERENCE-WK'.A21</svg:desc>
                </draw:g>
              </table:table-cell>
              <table:table-cell office:value-type="float" office:value="NaN">
                <text:p>NaN</text:p>
                <draw:g>
                  <svg:desc>'INFERENCE-WK'.C2:'INFERENCE-WK'.C21</svg:desc>
                </draw:g>
              </table:table-cell>
              <table:table-cell office:value-type="float" office:value="NaN">
                <text:p>NaN</text:p>
                <draw:g>
                  <svg:desc>'INFERENCE-WK'.D2:'INFERENCE-WK'.D21</svg:desc>
                </draw:g>
              </table:table-cell>
              <table:table-cell office:value-type="float" office:value="NaN">
                <text:p>NaN</text:p>
                <draw:g>
                  <svg:desc>'INFERENCE-WK'.E2:'INFERENCE-WK'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15625">
                <text:p>0.215625</text:p>
              </table:table-cell>
              <table:table-cell office:value-type="float" office:value="0.201736111111111">
                <text:p>0.201736111111111</text:p>
              </table:table-cell>
              <table:table-cell office:value-type="float" office:value="0.013888888888889">
                <text:p>0.0138888888888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8064612623392">
                <text:p>0.288064612623392</text:p>
              </table:table-cell>
              <table:table-cell office:value-type="float" office:value="0.271014059228238">
                <text:p>0.271014059228238</text:p>
              </table:table-cell>
              <table:table-cell office:value-type="float" office:value="0.017050553395154">
                <text:p>0.017050553395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38448776441311">
                <text:p>0.338448776441311</text:p>
              </table:table-cell>
              <table:table-cell office:value-type="float" office:value="0.318954790543343">
                <text:p>0.318954790543343</text:p>
              </table:table-cell>
              <table:table-cell office:value-type="float" office:value="0.019493985897968">
                <text:p>0.019493985897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6030786146234">
                <text:p>0.376030786146234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023089609675646">
                <text:p>0.023089609675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517844646606">
                <text:p>0.40517844646606</text:p>
              </table:table-cell>
              <table:table-cell office:value-type="float" office:value="0.381385584324703">
                <text:p>0.381385584324703</text:p>
              </table:table-cell>
              <table:table-cell office:value-type="float" office:value="0.023792862141358">
                <text:p>0.023792862141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31759656652361">
                <text:p>0.431759656652361</text:p>
              </table:table-cell>
              <table:table-cell office:value-type="float" office:value="0.405150214592275">
                <text:p>0.405150214592275</text:p>
              </table:table-cell>
              <table:table-cell office:value-type="float" office:value="0.026609442060086">
                <text:p>0.026609442060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58246346555324">
                <text:p>0.458246346555324</text:p>
              </table:table-cell>
              <table:table-cell office:value-type="float" office:value="0.42901878914405">
                <text:p>0.42901878914405</text:p>
              </table:table-cell>
              <table:table-cell office:value-type="float" office:value="0.029227557411274">
                <text:p>0.029227557411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75786924939467">
                <text:p>0.475786924939467</text:p>
              </table:table-cell>
              <table:table-cell office:value-type="float" office:value="0.447941888619855">
                <text:p>0.447941888619855</text:p>
              </table:table-cell>
              <table:table-cell office:value-type="float" office:value="0.027845036319613">
                <text:p>0.0278450363196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5185694635488">
                <text:p>0.495185694635488</text:p>
              </table:table-cell>
              <table:table-cell office:value-type="float" office:value="0.466299862448418">
                <text:p>0.466299862448418</text:p>
              </table:table-cell>
              <table:table-cell office:value-type="float" office:value="0.02888583218707">
                <text:p>0.028885832187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13137557959815">
                <text:p>0.513137557959815</text:p>
              </table:table-cell>
              <table:table-cell office:value-type="float" office:value="0.482225656877898">
                <text:p>0.482225656877898</text:p>
              </table:table-cell>
              <table:table-cell office:value-type="float" office:value="0.030911901081917">
                <text:p>0.0309119010819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29824561403509">
                <text:p>0.529824561403509</text:p>
              </table:table-cell>
              <table:table-cell office:value-type="float" office:value="0.498245614035088">
                <text:p>0.498245614035088</text:p>
              </table:table-cell>
              <table:table-cell office:value-type="float" office:value="0.031578947368421">
                <text:p>0.0315789473684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33073929961089">
                <text:p>0.533073929961089</text:p>
              </table:table-cell>
              <table:table-cell office:value-type="float" office:value="0.501945525291829">
                <text:p>0.501945525291829</text:p>
              </table:table-cell>
              <table:table-cell office:value-type="float" office:value="0.031128404669261">
                <text:p>0.0311284046692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45842217484009">
                <text:p>0.545842217484009</text:p>
              </table:table-cell>
              <table:table-cell office:value-type="float" office:value="0.513859275053305">
                <text:p>0.513859275053305</text:p>
              </table:table-cell>
              <table:table-cell office:value-type="float" office:value="0.031982942430704">
                <text:p>0.031982942430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58194774346793">
                <text:p>0.558194774346793</text:p>
              </table:table-cell>
              <table:table-cell office:value-type="float" office:value="0.527315914489311">
                <text:p>0.527315914489311</text:p>
              </table:table-cell>
              <table:table-cell office:value-type="float" office:value="0.030878859857482">
                <text:p>0.0308788598574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61038961038961">
                <text:p>0.561038961038961</text:p>
              </table:table-cell>
              <table:table-cell office:value-type="float" office:value="0.532467532467533">
                <text:p>0.532467532467533</text:p>
              </table:table-cell>
              <table:table-cell office:value-type="float" office:value="0.028571428571429">
                <text:p>0.0285714285714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55873925501433">
                <text:p>0.555873925501433</text:p>
              </table:table-cell>
              <table:table-cell office:value-type="float" office:value="0.524355300859599">
                <text:p>0.524355300859599</text:p>
              </table:table-cell>
              <table:table-cell office:value-type="float" office:value="0.031518624641834">
                <text:p>0.0315186246418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60747663551402">
                <text:p>0.560747663551402</text:p>
              </table:table-cell>
              <table:table-cell office:value-type="float" office:value="0.526479750778816">
                <text:p>0.526479750778816</text:p>
              </table:table-cell>
              <table:table-cell office:value-type="float" office:value="0.034267912772586">
                <text:p>0.03426791277258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0.533783783783784">
                <text:p>0.533783783783784</text:p>
              </table:table-cell>
              <table:table-cell office:value-type="float" office:value="0.033783783783784">
                <text:p>0.0337837837837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65055762081784">
                <text:p>0.565055762081784</text:p>
              </table:table-cell>
              <table:table-cell office:value-type="float" office:value="0.531598513011152">
                <text:p>0.531598513011152</text:p>
              </table:table-cell>
              <table:table-cell office:value-type="float" office:value="0.033457249070632">
                <text:p>0.0334572490706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